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ＭＳ Ｐ明朝" svg:font-family="'ＭＳ Ｐ明朝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7.549cm"/>
    </style:style>
    <style:style style:name="co4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27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1" style:family="table-cell" style:parent-style-name="Default">
      <style:table-cell-properties fo:border-bottom="none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" style:family="table-cell" style:parent-style-name="Default">
      <style:table-cell-properties fo:border-bottom="1.5pt solid #999999" fo:background-color="#eeeee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3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4" style:family="table-cell" style:parent-style-name="Default">
      <style:table-cell-properties fo:background-color="#cccccc" fo:border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6" style:family="table-cell" style:parent-style-name="Default">
      <style:table-cell-properties fo:background-color="#dddddd"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7" style:family="table-cell" style:parent-style-name="Default">
      <style:table-cell-properties fo:border-bottom="none" fo:background-color="#eeeeee" fo:border-left="none" fo:border-right="none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8" style:family="table-cell" style:parent-style-name="Default">
      <style:table-cell-properties fo:background-color="#eeeee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9" style:family="table-cell" style:parent-style-name="Default">
      <style:table-cell-properties fo:border-bottom="1.5pt solid #999999" fo:background-color="#eeeeee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" style:family="table-cell" style:parent-style-name="Default">
      <style:table-cell-properties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0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2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4" style:family="table-cell" style:parent-style-name="Default">
      <style:table-cell-properties fo:border-bottom="0.74pt solid #000000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6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27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size-complex="5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" style:family="table-cell" style:parent-style-name="Default">
      <style:table-cell-properties style:vertical-align="middle"/>
      <style:text-properties style:text-position="" style:font-name="メイリオ" fo:font-size="8pt" style:font-name-asian="メイリオ" style:font-size-asian="8pt" style:font-size-complex="8pt"/>
    </style:style>
    <style:style style:name="ce30" style:family="table-cell" style:parent-style-name="Default">
      <style:table-cell-properties fo:background-color="#eeeeee"/>
      <style:text-properties style:text-position="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32" style:family="table-cell" style:parent-style-name="Default">
      <style:table-cell-properties fo:background-color="#eeeeee" fo:border="none"/>
      <style:text-properties style:text-position="" style:font-name="メイリオ" fo:font-size="5pt" style:font-name-asian="メイリオ" style:font-size-asian="5pt" style:font-size-complex="5pt"/>
    </style:style>
    <style:style style:name="ce33" style:family="table-cell" style:parent-style-name="Default">
      <style:table-cell-properties fo:background-color="#dddddd"/>
      <style:text-properties style:text-position=""/>
    </style:style>
    <style:style style:name="ce3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37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8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39" style:family="table-cell" style:parent-style-name="Default">
      <style:table-cell-properties fo:border-bottom="none" fo:background-color="#eeeeee" fo:border-left="none" fo:border-right="1.5pt solid #999999" fo:border-top="0.74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" style:family="table-cell" style:parent-style-name="Default">
      <style:text-properties style:text-position="" style:font-name="メイリオ" fo:font-size="5pt" style:font-name-asian="メイリオ" style:font-size-asian="5pt" style:font-size-complex="5pt"/>
    </style:style>
    <style:style style:name="ce40" style:family="table-cell" style:parent-style-name="Default">
      <style:table-cell-properties fo:border-bottom="none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41" style:family="table-cell" style:parent-style-name="Default">
      <style:table-cell-properties fo:border-bottom="1.5pt solid #999999" fo:background-color="#eeeee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5" style:family="table-cell" style:parent-style-name="Default">
      <style:table-cell-properties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6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7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8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9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42" style:family="table-cell" style:parent-style-name="Default">
      <style:text-properties style:text-position="" style:font-name="メイリオ" fo:font-size="8pt" style:font-name-asian="メイリオ" style:font-size-asian="8pt" style:font-size-complex="8pt"/>
    </style:style>
    <style:style style:name="ce43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44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fo:font-size="4.5pt" style:font-size-asian="4.5pt" style:font-size-complex="4.5pt"/>
    </style:style>
    <style:style style:name="ce45" style:family="table-cell" style:parent-style-name="Default">
      <style:table-cell-properties fo:border-bottom="none" fo:background-color="#eeeeee" fo:border-left="1.5pt solid #999999" fo:border-right="none" fo:border-top="0.99pt solid #999999" style:vertical-align="middle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46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47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48" style:family="table-cell" style:parent-style-name="Default">
      <style:table-cell-properties fo:background-color="#dddddd" fo:border="none"/>
      <style:text-properties style:text-position="" style:font-name="メイリオ" fo:font-size="4.5pt" style:font-name-asian="メイリオ" style:font-size-asian="4.5pt" style:font-size-complex="4.5pt"/>
    </style:style>
    <style:style style:name="ce49" style:family="table-cell" style:parent-style-name="Default">
      <style:table-cell-properties fo:background-color="#dddddd"/>
      <style:text-properties style:text-position="" style:font-name="メイリオ" fo:font-size="4.5pt" style:font-name-asian="メイリオ" style:font-size-asian="4.5pt" style:font-size-complex="4.5pt"/>
    </style:style>
    <style:style style:name="ce50" style:family="table-cell" style:parent-style-name="Default">
      <style:table-cell-properties fo:background-color="#dddddd"/>
      <style:text-properties style:text-position="" style:font-name="メイリオ" fo:font-size="5pt" style:font-name-asian="メイリオ" style:font-size-asian="5pt" style:font-size-complex="5pt"/>
    </style:style>
    <style:style style:name="ce51" style:family="table-cell" style:parent-style-name="Default">
      <style:table-cell-properties fo:border-bottom="none" fo:background-color="#eeeeee" fo:border-left="none" fo:border-right="none" fo:border-top="0.99pt solid #999999"/>
      <style:text-properties style:text-position="" style:font-name="メイリオ" fo:font-size="5pt" style:font-name-asian="メイリオ" style:font-size-asian="5pt" style:font-size-complex="5pt"/>
    </style:style>
    <style:style style:name="ce52" style:family="table-cell" style:parent-style-name="Default">
      <style:table-cell-properties fo:background-color="#eeeeee"/>
      <style:text-properties style:text-position="" style:font-name="メイリオ" fo:font-size="5pt" style:font-name-asian="メイリオ" style:font-size-asian="5pt" style:font-size-complex="5pt"/>
    </style:style>
    <style:style style:name="ce53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55" style:family="table-cell" style:parent-style-name="Default">
      <style:table-cell-properties fo:border="0.74pt solid #000000"/>
      <style:text-properties style:text-position=""/>
    </style:style>
    <style:style style:name="ce56" style:family="table-cell" style:parent-style-name="Default">
      <style:table-cell-properties fo:border-bottom="0.74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57" style:family="table-cell" style:parent-style-name="Default">
      <style:table-cell-properties fo:background-color="#dddddd" fo:border="none"/>
      <style:text-properties style:text-position="" style:font-name="メイリオ" fo:font-size="5pt" style:font-name-asian="メイリオ" style:font-size-asian="5pt" style:font-size-complex="5pt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59" style:family="table-cell" style:parent-style-name="Default">
      <style:table-cell-properties fo:border-bottom="0.74pt solid #000000" fo:border-left="none" fo:border-right="1.5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60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62" style:family="table-cell" style:parent-style-name="Default">
      <style:table-cell-properties fo:border-bottom="none" fo:background-color="#eeeeee" fo:border-left="none" fo:border-right="1.5pt solid #999999" fo:border-top="0.99pt solid #999999"/>
      <style:text-properties style:text-position="" style:font-name="メイリオ" fo:font-size="5pt" style:font-name-asian="メイリオ" style:font-size-asian="5pt" style:font-size-complex="5pt"/>
    </style:style>
    <style:style style:name="ce63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64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65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66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67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68" style:family="table-cell" style:parent-style-name="Default">
      <style:table-cell-properties fo:background-color="#dddddd"/>
      <style:text-properties style:text-position="" fo:font-size="4.5pt" style:font-size-asian="4.5pt" style:font-size-complex="4.5pt"/>
    </style:style>
    <style:style style:name="ce69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fo:font-size="4.5pt" style:font-size-asian="4.5pt" style:font-size-complex="4.5pt"/>
    </style:style>
    <style:style style:name="ce70" style:family="table-cell" style:parent-style-name="Default">
      <style:table-cell-properties fo:background-color="#dddddd" fo:border="none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7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72" style:family="table-cell" style:parent-style-name="Default">
      <style:table-cell-properties fo:border-bottom="1.5pt solid #999999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73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75" style:family="table-cell" style:parent-style-name="Default">
      <style:table-cell-properties fo:border-bottom="1.5pt solid #999999" fo:border-left="none" fo:border-right="none" fo:border-top="0.74pt solid #000000"/>
      <style:text-properties style:text-position=""/>
    </style:style>
    <style:style style:name="ce76" style:family="table-cell" style:parent-style-name="Default">
      <style:table-cell-properties fo:border="none"/>
      <style:text-properties style:text-position="" style:font-name="メイリオ" fo:font-size="5pt" style:font-name-asian="メイリオ" style:font-size-asian="5pt" style:font-size-complex="5pt"/>
    </style:style>
    <style:style style:name="ce77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/>
    </style:style>
    <style:style style:name="ce78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999999" fo:border-top="none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79" style:family="table-cell" style:parent-style-name="Default">
      <style:table-cell-properties fo:border-bottom="0.74pt solid #000000" fo:background-color="#b2b2b2" fo:border-left="none" fo:border-right="0.74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80" style:family="table-cell" style:parent-style-name="Default">
      <style:table-cell-properties fo:border-bottom="0.74pt solid #000000" fo:background-color="#b2b2b2" fo:border-left="none" fo:border-right="1.5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82" style:family="table-cell" style:parent-style-name="Default">
      <style:table-cell-properties fo:border-bottom="0.74pt solid #000000" fo:border-left="none" fo:border-right="1.5pt solid #999999" fo:border-top="0.74pt solid #000000"/>
      <style:text-properties style:text-position=""/>
    </style:style>
    <style:style style:name="ce83" style:family="table-cell" style:parent-style-name="Default">
      <style:table-cell-properties fo:border-bottom="1.5pt solid #999999" fo:border-left="none" fo:border-right="1.5pt solid #999999" fo:border-top="0.74pt solid #000000"/>
      <style:text-properties style:text-position=""/>
    </style:style>
    <style:style style:name="ce84" style:family="table-cell" style:parent-style-name="Default">
      <style:table-cell-properties fo:border-bottom="non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85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/>
    </style:style>
    <style:style style:name="ce86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87" style:family="table-cell" style:parent-style-name="Default">
      <style:table-cell-properties fo:border-bottom="none" fo:background-color="#eeeeee" fo:border-left="none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88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text-position="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26pt solid #999999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90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100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01" style:family="table-cell" style:parent-style-name="Default">
      <style:table-cell-properties fo:border-bottom="none" fo:background-color="#dddddd" fo:border-left="none" fo:border-right="0.74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102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91" style:family="table-cell" style:parent-style-name="Default"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92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text-position="" fo:font-size="4.5pt" style:font-size-asian="4.5pt" style:font-size-complex="4.5pt"/>
    </style:style>
    <style:style style:name="ce93" style:family="table-cell" style:parent-style-name="Default">
      <style:table-cell-properties fo:border="0.74pt solid #000000"/>
      <style:text-properties style:text-position="" style:font-name="メイリオ" fo:font-size="6pt" style:font-size-asian="6pt" style:font-size-complex="6pt"/>
    </style:style>
    <style:style style:name="ce94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text-position="" style:font-name="メイリオ" fo:font-size="6pt" style:font-name-asian="メイリオ" style:font-size-asian="6pt" style:font-size-complex="6pt"/>
    </style:style>
    <style:style style:name="ce96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9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98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style:font-name-asian="メイリオ" style:font-size-asian="8pt" style:font-size-complex="8pt"/>
    </style:style>
    <style:style style:name="ce99" style:family="table-cell" style:parent-style-name="Default">
      <style:table-cell-properties fo:border-bottom="1.5pt solid #999999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03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4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5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7" style:family="table-cell" style:parent-style-name="Default">
      <style:table-cell-properties fo:border-bottom="none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08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fo:color="#000000" style:text-position="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109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11" style:family="table-cell" style:parent-style-name="Default">
      <style:table-cell-properties fo:background-color="#dddddd" fo:border="none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12" style:family="table-cell" style:parent-style-name="Default">
      <style:table-cell-properties fo:border-bottom="1.5pt solid #999999" fo:background-color="#dddddd" fo:border-left="1.5pt solid #999999" fo:border-right="none" fo:border-top="none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15" style:family="table-cell" style:parent-style-name="Default">
      <style:table-cell-properties fo:border-bottom="1.5pt solid #999999" fo:border-left="0.74pt solid #000000" fo:border-right="none" fo:border-top="none"/>
      <style:text-properties style:text-position=""/>
    </style:style>
    <style:style style:name="ce116" style:family="table-cell" style:parent-style-name="Default">
      <style:table-cell-properties fo:border-bottom="1.5pt solid #999999" fo:border-left="none" fo:border-right="none" fo:border-top="none"/>
      <style:text-properties style:text-position=""/>
    </style:style>
    <style:style style:name="ce117" style:family="table-cell" style:parent-style-name="Default">
      <style:table-cell-properties fo:border-bottom="0.74pt solid #000000" fo:background-color="#dddddd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18" style:family="table-cell" style:parent-style-name="Default">
      <style:table-cell-properties fo:border-bottom="none" fo:border-left="none" fo:border-right="1.5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19" style:family="table-cell" style:parent-style-name="Default">
      <style:table-cell-properties fo:border-bottom="1.5pt solid #999999" fo:border-left="none" fo:border-right="1.5pt solid #999999" fo:border-top="none"/>
      <style:text-properties style:text-position=""/>
    </style:style>
    <style:style style:name="ce120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121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2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24" style:family="table-cell" style:parent-style-name="Default">
      <style:table-cell-properties fo:border-bottom="0.26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26" style:family="table-cell" style:parent-style-name="Default">
      <style:table-cell-properties fo:border-bottom="0.74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27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28" style:family="table-cell" style:parent-style-name="Default">
      <style:table-cell-properties fo:border-bottom="0.74pt solid #000000" fo:border-left="none" fo:border-right="0.74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29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30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31" style:family="table-cell" style:parent-style-name="Default">
      <style:table-cell-properties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3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fo:color="#000000" style:text-position="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133" style:family="table-cell" style:parent-style-name="Default">
      <style:table-cell-properties fo:border-bottom="0.74pt solid #000000" fo:background-color="#b2b2b2" style:text-align-source="fix" style:repeat-content="false" fo:border-left="none" fo:border-right="1.5pt solid #999999" fo:border-top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34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35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36" style:family="table-cell" style:parent-style-name="Default">
      <style:table-cell-properties fo:border-bottom="0.51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38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139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40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42" style:family="table-cell" style:parent-style-name="Default">
      <style:table-cell-properties fo:background-color="#dddddd" fo:border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メイリオ" fo:font-size="8pt" style:font-name-asian="メイリオ" style:font-size-asian="8pt" style:font-size-complex="8pt"/>
    </style:style>
    <style:style style:name="ce144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8pt" fo:font-weight="normal" style:font-name-asian="メイリオ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4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4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style:text-position="" style:font-name="メイリオ" fo:font-size="8pt" style:font-name-asian="メイリオ" style:font-size-asian="8pt" style:font-size-complex="8pt"/>
    </style:style>
    <style:style style:name="ce148" style:family="table-cell" style:parent-style-name="Default">
      <style:table-cell-properties fo:border-bottom="none" fo:background-color="#dddddd" fo:border-left="none" fo:border-right="1.5pt solid #999999" fo:border-top="none"/>
      <style:text-properties style:text-position=""/>
    </style:style>
    <style:style style:name="ce149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150" style:family="table-cell" style:parent-style-name="Default">
      <style:table-cell-properties fo:border-bottom="none" fo:background-color="#eeeeee" fo:border-left="1.5pt solid #999999" fo:border-right="none" fo:border-top="none"/>
      <style:text-properties style:text-position=""/>
    </style:style>
    <style:style style:name="ce151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text-position=""/>
    </style:style>
    <style:style style:name="ce152" style:family="table-cell" style:parent-style-name="Default">
      <style:table-cell-properties fo:border-bottom="none" fo:background-color="#eeeeee" fo:border-left="none" fo:border-right="none" fo:border-top="0.74pt solid #999999"/>
      <style:text-properties style:text-position=""/>
    </style:style>
    <style:style style:name="ce153" style:family="table-cell" style:parent-style-name="Default">
      <style:table-cell-properties fo:border-bottom="1.5pt solid #999999" fo:background-color="#eeeeee" fo:border-left="none" fo:border-right="none" fo:border-top="none"/>
      <style:text-properties style:text-position=""/>
    </style:style>
    <style:style style:name="ce154" style:family="table-cell" style:parent-style-name="Default">
      <style:table-cell-properties fo:background-color="#dddddd"/>
      <style:text-properties style:text-position="" fo:font-size="5pt" style:font-size-asian="5pt" style:font-size-complex="5pt"/>
    </style:style>
    <style:style style:name="ce155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text-position=""/>
    </style:style>
    <style:style style:name="ce156" style:family="table-cell" style:parent-style-name="Default">
      <style:table-cell-properties fo:border-bottom="none" fo:background-color="#eeeeee" fo:border-left="none" fo:border-right="1.5pt solid #999999" fo:border-top="none"/>
      <style:text-properties style:text-position=""/>
    </style:style>
    <style:style style:name="ce157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text-position=""/>
    </style:style>
    <style:style style:name="ce158" style:family="table-cell" style:parent-style-name="Default">
      <style:table-cell-properties fo:border-bottom="none" fo:background-color="#dddddd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159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60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61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62" style:family="table-cell" style:parent-style-name="Default">
      <style:table-cell-properties fo:border-bottom="1.5pt solid #999999" fo:background-color="#b2b2b2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63" style:family="table-cell" style:parent-style-name="Default">
      <style:table-cell-properties fo:border-bottom="1.5pt solid #999999" fo:background-color="#b2b2b2" fo:border-left="none" fo:border-right="1.5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64" style:family="table-cell" style:parent-style-name="Default">
      <style:table-cell-properties fo:background-color="#dddddd" fo:border="non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165" style:family="table-cell" style:parent-style-name="Default">
      <style:table-cell-properties fo:border-bottom="1.5pt solid #999999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66" style:family="table-cell" style:parent-style-name="Default">
      <style:table-cell-properties fo:background-color="#dddddd" fo:border="none"/>
      <style:text-properties style:text-position="" style:font-name="メイリオ" fo:font-size="8pt" style:font-name-asian="メイリオ" style:font-size-asian="8pt" style:font-size-complex="8pt"/>
    </style:style>
    <style:style style:name="ce167" style:family="table-cell" style:parent-style-name="Default">
      <style:table-cell-properties fo:border-bottom="1.5pt solid #999999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6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169" style:family="table-cell" style:parent-style-name="Default">
      <style:table-cell-properties fo:border-bottom="1.5pt solid #999999" fo:border-left="none" fo:border-right="0.74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70" style:family="table-cell" style:parent-style-name="Default">
      <style:table-cell-properties fo:border-bottom="none" fo:background-color="transparent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17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172" style:family="table-cell" style:parent-style-name="Default">
      <style:text-properties style:text-position="" fo:font-size="5pt" style:font-size-asian="5pt" style:font-size-complex="5pt"/>
    </style:style>
    <style:style style:name="ce173" style:family="table-cell" style:parent-style-name="Default">
      <style:table-cell-properties style:vertical-align="middle"/>
      <style:text-properties style:text-position=""/>
    </style:style>
    <style:style style:name="ce174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17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7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77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78" style:family="table-cell" style:parent-style-name="Default">
      <style:table-cell-properties fo:border-bottom="0.74pt solid #000000" fo:border-left="1.5pt solid #999999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79" style:family="table-cell" style:parent-style-name="Default">
      <style:table-cell-properties fo:border-bottom="0.74pt solid #000000" fo:background-color="#dddddd" fo:border-left="1.5pt solid #999999" fo:border-right="none" fo:border-top="0.74pt solid #000000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80" style:family="table-cell" style:parent-style-name="Default">
      <style:table-cell-properties fo:background-color="#dddddd" fo:border="none" style:vertical-align="middle"/>
      <style:text-properties style:text-position="" fo:font-size="4.5pt" style:font-size-asian="4.5pt" style:font-size-complex="4.5pt"/>
    </style:style>
    <style:style style:name="ce181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82" style:family="table-cell" style:parent-style-name="Default">
      <style:table-cell-properties fo:background-color="#dddddd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8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outline="false" style:text-line-through-style="none" style:text-line-through-type="none" style:text-position="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text-position="" style:font-name="Liberation Sans" fo:font-size="4.5pt" style:font-name-asian="Arial Unicode MS" style:font-size-asian="4.5pt" style:font-name-complex="Arial Unicode MS" style:font-size-complex="4.5pt"/>
    </style:style>
    <style:style style:name="ce185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86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187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88" style:family="table-cell" style:parent-style-name="Default">
      <style:table-cell-properties fo:border-bottom="0.74pt solid #000000" fo:border-left="none" fo:border-right="1.5pt solid #999999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189" style:family="table-cell" style:parent-style-name="Default">
      <style:table-cell-properties fo:border-bottom="0.74pt solid #000000" fo:background-color="#dddddd" fo:border-left="none" fo:border-right="1.5pt solid #999999" fo:border-top="0.74pt solid #000000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90" style:family="table-cell" style:parent-style-name="Default">
      <style:table-cell-properties fo:background-color="#dddddd" fo:border="none"/>
      <style:text-properties style:text-position="" fo:font-size="4.5pt" style:font-size-asian="4.5pt" style:font-size-complex="4.5pt"/>
    </style:style>
    <style:style style:name="ce191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4.5pt" style:font-name-asian="メイリオ" style:font-size-asian="4.5pt" style:font-size-complex="4.5pt"/>
    </style:style>
    <style:style style:name="ce192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/>
    </style:style>
    <style:style style:name="ce193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text-position=""/>
    </style:style>
    <style:style style:name="ce194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95" style:family="table-cell" style:parent-style-name="Default">
      <style:table-cell-properties fo:border-bottom="0.51pt solid #000000" fo:background-color="#dddddd" fo:border-left="none" fo:border-right="none" fo:border-top="0.51pt solid #000000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196" style:family="table-cell" style:parent-style-name="Default">
      <style:table-cell-properties fo:border-bottom="0.51pt solid #000000" fo:background-color="#dddddd" fo:border-left="none" fo:border-right="none" fo:border-top="0.51pt solid #000000"/>
      <style:text-properties style:text-position="" style:font-name="メイリオ" fo:font-size="5pt" style:font-name-asian="メイリオ" style:font-size-asian="5pt" style:font-size-complex="5pt"/>
    </style:style>
    <style:style style:name="ce197" style:family="table-cell" style:parent-style-name="Default">
      <style:table-cell-properties fo:border-bottom="0.51pt solid #000000" fo:background-color="#dddddd" fo:border-left="none" fo:border-right="0.51pt solid #000000" fo:border-top="0.51pt solid #000000"/>
      <style:text-properties style:text-position="" style:font-name="メイリオ" fo:font-size="5pt" style:font-name-asian="メイリオ" style:font-size-asian="5pt" style:font-size-complex="5pt"/>
    </style:style>
    <style:style style:name="ce198" style:family="table-cell" style:parent-style-name="Default">
      <style:table-cell-properties fo:background-color="#dddddd" fo:border="none"/>
      <style:text-properties style:text-position=""/>
    </style:style>
    <style:style style:name="ce199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200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text-position="" style:font-name="メイリオ" fo:font-size="8pt" style:font-name-asian="メイリオ" style:font-size-asian="8pt" style:font-name-complex="Arial Unicode MS" style:font-size-complex="8pt"/>
    </style:style>
    <style:style style:name="ce20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0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03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204" style:family="table-cell" style:parent-style-name="Default">
      <style:table-cell-properties fo:border-bottom="non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205" style:family="table-cell" style:parent-style-name="Default">
      <style:table-cell-properties fo:border-bottom="none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06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209" style:family="table-cell" style:parent-style-name="Default">
      <style:table-cell-properties fo:background-color="#dddddd" fo:border="0.74pt solid #000000"/>
      <style:text-properties style:text-position=""/>
    </style:style>
    <style:style style:name="ce210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text-position=""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211" style:family="table-cell" style:parent-style-name="Default">
      <style:table-cell-properties fo:background-color="#dddddd"/>
      <style:text-properties style:text-position="" style:font-name="メイリオ" fo:font-size="6pt" style:font-name-asian="メイリオ" style:font-size-asian="6pt" style:font-size-complex="6pt"/>
    </style:style>
    <style:style style:name="ce212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15" style:family="table-cell" style:parent-style-name="Default">
      <style:table-cell-properties fo:background-color="#dddddd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16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217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218" style:family="table-cell" style:parent-style-name="Default">
      <style:table-cell-properties fo:border-bottom="0.74pt solid #999999" fo:background-color="#eeeeee" fo:border-left="1.5pt solid #999999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19" style:family="table-cell" style:parent-style-name="Default">
      <style:table-cell-properties fo:border-bottom="none" fo:border-left="none" fo:border-right="0.06pt solid #000000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20" style:family="table-cell" style:parent-style-name="Default">
      <style:table-cell-properties fo:border-bottom="0.74pt solid #999999" fo:background-color="#eeeeee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21" style:family="table-cell" style:parent-style-name="Default">
      <style:table-cell-properties fo:border-bottom="none" fo:background-color="#eeeeee" fo:border-left="none" fo:border-right="none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22" style:family="table-cell" style:parent-style-name="Default">
      <style:table-cell-properties fo:border-bottom="1.5pt solid #999999" fo:background-color="#b2b2b2" fo:border-left="0.74pt solid #000000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23" style:family="table-cell" style:parent-style-name="Default">
      <style:table-cell-properties fo:border-bottom="1.5pt solid #999999" fo:background-color="#b2b2b2" fo:border-left="none" fo:border-right="1.5pt solid #000000" fo:border-top="1.5pt solid #000000"/>
      <style:text-properties style:text-position="" style:font-name="メイリオ" fo:font-size="5pt" style:font-name-asian="メイリオ" style:font-size-asian="5pt" style:font-size-complex="5pt"/>
    </style:style>
    <style:style style:name="ce224" style:family="table-cell" style:parent-style-name="Default">
      <style:table-cell-properties fo:border-bottom="1.5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225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6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7" style:family="table-cell" style:parent-style-name="Default">
      <style:table-cell-properties fo:border-bottom="none" fo:background-color="#eeeeee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8" style:family="table-cell" style:parent-style-name="Default">
      <style:table-cell-properties fo:background-color="#eeeeee" fo:border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29" style:family="table-cell" style:parent-style-name="Default">
      <style:table-cell-properties fo:border-bottom="none" fo:background-color="#eeeeee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0" style:family="table-cell" style:parent-style-name="Default">
      <style:table-cell-properties fo:border-bottom="0.74pt solid #999999" fo:background-color="#eeeeee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231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2" style:family="table-cell" style:parent-style-name="Default">
      <style:table-cell-properties fo:border-bottom="none" fo:background-color="#eeeeee" fo:border-left="0.74pt solid #999999" fo:border-right="none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233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4" style:family="table-cell" style:parent-style-name="Default">
      <style:table-cell-properties fo:border-bottom="0.74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35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text-position="" style:font-name="メイリオ" fo:font-size="5pt" style:font-name-asian="メイリオ" style:font-size-asian="5pt" style:font-size-complex="5pt"/>
    </style:style>
    <style:style style:name="ce236" style:family="table-cell" style:parent-style-name="Default">
      <style:table-cell-properties fo:border-bottom="none" fo:background-color="#eeeeee" fo:border-left="none" fo:border-right="0.74pt solid #999999" fo:border-top="0.74pt solid #999999"/>
      <style:text-properties style:text-position="" style:font-name="メイリオ" fo:font-size="5pt" style:font-name-asian="メイリオ" style:font-size-asian="5pt" style:font-size-complex="5pt"/>
    </style:style>
    <style:style style:name="ce237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text-position="" style:font-name="メイリオ" fo:font-size="4.5pt" style:font-name-asian="メイリオ" style:font-size-asian="4.5pt" style:font-size-complex="4.5pt"/>
    </style:style>
    <style:style style:name="ce238" style:family="table-cell" style:parent-style-name="Default">
      <style:table-cell-properties fo:border-bottom="none" fo:background-color="#dddddd" fo:border-left="none" fo:border-right="none" fo:border-top="1.5pt solid #999999"/>
      <style:text-properties style:text-position="" style:font-name="メイリオ" fo:font-size="4.5pt" style:font-name-asian="メイリオ" style:font-size-asian="4.5pt" style:font-size-complex="4.5pt"/>
    </style:style>
    <style:style style:name="ce239" style:family="table-cell" style:parent-style-name="Default">
      <style:table-cell-properties fo:border-bottom="none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40" style:family="table-cell" style:parent-style-name="Default">
      <style:table-cell-properties fo:border-bottom="none" fo:border-left="1.5pt solid #999999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41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242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43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44" style:family="table-cell" style:parent-style-name="Default">
      <style:table-cell-properties fo:border-bottom="1.5pt solid #999999" fo:border-left="none" fo:border-right="1.5pt solid #999999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45" style:family="table-cell" style:parent-style-name="Default">
      <style:table-cell-properties fo:background-color="#dddddd" style:vertical-align="top"/>
      <style:text-properties style:text-position=""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246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text-position="" style:font-name="メイリオ" fo:font-size="7pt" style:font-name-asian="メイリオ" style:font-size-asian="7pt" style:font-size-complex="7pt"/>
    </style:style>
    <style:style style:name="ce247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48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49" style:family="table-cell" style:parent-style-name="Default">
      <style:table-cell-properties fo:background-color="#dddddd" style:vertical-align="top"/>
      <style:text-properties style:text-position="" style:font-name="メイリオ" fo:font-size="5pt" style:font-name-asian="メイリオ" style:font-size-asian="5pt" style:font-size-complex="5pt"/>
    </style:style>
    <style:style style:name="ce250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name-complex="Arial Unicode MS" style:font-size-complex="5pt"/>
    </style:style>
    <style:style style:name="ce251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cm"/>
      <style:text-properties style:text-position="" style:font-name="メイリオ" fo:font-size="7pt" style:font-name-asian="メイリオ" style:font-size-asian="7pt" style:font-name-complex="Arial Unicode MS" style:font-size-complex="7pt"/>
    </style:style>
    <style:style style:name="ce252" style:family="table-cell" style:parent-style-name="Default">
      <style:table-cell-properties fo:background-color="#dddddd" style:vertical-align="middle"/>
      <style:text-properties fo:color="#000000" style:text-position="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253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text-position="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254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55" style:family="table-cell" style:parent-style-name="Default">
      <style:table-cell-properties fo:border-bottom="1.5pt solid #999999" fo:background-color="#b2b2b2" fo:border-left="0.74pt solid #000000" fo:border-right="none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56" style:family="table-cell" style:parent-style-name="Default">
      <style:table-cell-properties fo:border-bottom="1.5pt solid #999999" fo:background-color="#b2b2b2" fo:border-left="none" fo:border-right="0.74pt solid #000000" fo:border-top="0.74pt solid #000000"/>
      <style:text-properties style:text-position="" style:font-name="メイリオ" fo:font-size="5pt" style:font-name-asian="メイリオ" style:font-size-asian="5pt" style:font-size-complex="5pt"/>
    </style:style>
    <style:style style:name="ce257" style:family="table-cell" style:parent-style-name="Default">
      <style:table-cell-properties fo:background-color="#dddddd" style:vertical-align="middle"/>
      <style:text-properties style:text-position="" style:font-name="メイリオ" fo:font-size="5pt" fo:language="none" fo:country="none" style:font-name-asian="Arial Unicode MS1" style:font-size-asian="6pt" style:language-asian="none" style:country-asian="none" style:font-name-complex="Tahoma" style:font-size-complex="6pt" style:language-complex="en" style:country-complex="US"/>
    </style:style>
    <style:style style:name="ce258" style:family="table-cell" style:parent-style-name="Default">
      <style:table-cell-properties fo:background-color="#dddddd" style:vertical-align="middle"/>
      <style:text-properties style:text-position=""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259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text-position=""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26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61" style:family="table-cell" style:parent-style-name="Default">
      <style:table-cell-properties fo:border-bottom="none" fo:background-color="#b2b2b2" fo:border-left="0.74pt solid #000000" fo:border-right="0.74pt solid #000000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62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text-position="" style:font-name="メイリオ" fo:font-size="5pt" style:font-name-asian="メイリオ" style:font-size-asian="5pt" style:font-size-complex="5pt"/>
    </style:style>
    <style:style style:name="ce263" style:family="table-cell" style:parent-style-name="Default">
      <style:table-cell-properties style:vertical-align="automatic"/>
      <style:text-properties style:text-position="" fo:font-size="5pt" style:font-size-asian="5pt" style:font-size-complex="5pt"/>
    </style:style>
    <style:style style:name="ce264" style:family="table-cell" style:parent-style-name="Default">
      <style:table-cell-properties fo:border-bottom="none" fo:background-color="#eeeeee" fo:border-left="1.5pt solid #999999" fo:border-right="none" fo:border-top="0.99pt solid #999999"/>
      <style:text-properties style:text-position="" style:font-name="メイリオ" fo:font-size="5.5pt" style:font-size-asian="5.5pt" style:font-size-complex="5.5pt"/>
    </style:style>
    <style:style style:name="ce265" style:family="table-cell" style:parent-style-name="Default">
      <style:table-cell-properties fo:border-bottom="none" fo:background-color="#eeeeee" fo:border-left="none" fo:border-right="none" fo:border-top="0.99pt solid #999999"/>
      <style:text-properties style:text-position="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size="4pt" style:font-name-asian="メイリオ1" style:font-size-asian="4pt" style:font-size-complex="4pt"/>
    </style:style>
    <style:style style:name="ce26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text-position="" style:font-name="メイリオ1" fo:font-size="5pt" style:font-size-asian="5pt" style:font-size-complex="5pt"/>
    </style:style>
    <style:style style:name="ce26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text-position="" style:font-name="メイリオ1" fo:font-size="5pt" style:font-name-asian="メイリオ" style:font-size-asian="5pt" style:font-size-complex="5pt"/>
    </style:style>
    <style:style style:name="ce269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cm"/>
      <style:text-properties style:text-position="" style:font-name="メイリオ" fo:font-size="5pt" style:font-name-asian="メイリオ" style:font-size-asian="5pt" style:font-size-complex="5pt"/>
    </style:style>
    <style:style style:name="ce270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999999" style:vertical-align="middle"/>
      <style:paragraph-properties fo:text-align="center" fo:margin-left="0cm"/>
      <style:text-properties style:text-position="" style:font-name="メイリオ1" fo:font-size="6pt" style:font-name-asian="メイリオ1" style:font-size-asian="6pt" style:font-size-complex="6pt"/>
    </style:style>
    <style:style style:name="ce271" style:family="table-cell" style:parent-style-name="Default">
      <style:table-cell-properties fo:border-bottom="none" fo:background-color="#eeeeee" fo:border-left="none" fo:border-right="1.5pt solid #999999" fo:border-top="0.99pt solid #999999"/>
      <style:text-properties style:text-position=""/>
    </style:style>
    <style:style style:name="ce272" style:family="table-cell" style:parent-style-name="Default">
      <style:table-cell-properties fo:border-bottom="none" fo:border-left="none" fo:border-right="1.5pt solid #999999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73" style:family="table-cell" style:parent-style-name="Default">
      <style:table-cell-properties fo:border-bottom="1.5pt solid #999999" fo:background-color="#dddddd" fo:border-left="0.74pt solid #000000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74" style:family="table-cell" style:parent-style-name="Default">
      <style:table-cell-properties fo:border-bottom="0.74pt solid #000000" fo:border-left="none" fo:border-right="none" fo:border-top="1.5pt solid #999999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75" style:family="table-cell" style:parent-style-name="Default">
      <style:table-cell-properties fo:border-bottom="0.74pt solid #000000" fo:background-color="#b2b2b2" fo:border-left="0.74pt solid #000000" fo:border-right="1.5pt solid #999999" fo:border-top="0.74pt solid #000000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76" style:family="table-cell" style:parent-style-name="Default">
      <style:table-cell-properties fo:border-bottom="none" fo:border-left="1.5pt solid #999999" fo:border-right="none" fo:border-top="none" style:vertical-align="middle"/>
      <style:text-properties style:text-position="" style:font-name="メイリオ" fo:font-size="5pt" style:font-name-asian="メイリオ" style:font-size-asian="5pt" style:font-size-complex="5pt"/>
    </style:style>
    <style:style style:name="ce277" style:family="table-cell" style:parent-style-name="Default">
      <style:table-cell-properties fo:border-bottom="0.51pt solid #999999" fo:background-color="#dddddd" fo:border-left="none" fo:border-right="none" fo:border-top="none"/>
      <style:text-properties style:text-position="" style:font-name="メイリオ" fo:font-size="5pt" style:font-name-asian="メイリオ" style:font-size-asian="5pt" style:font-size-complex="5pt"/>
    </style:style>
    <style:style style:name="ce278" style:family="table-cell" style:parent-style-name="Default">
      <style:table-cell-properties fo:border-bottom="0.51pt solid #999999" fo:background-color="#dddddd" fo:border-left="none" fo:border-right="1.5pt solid #999999" fo:border-top="none"/>
      <style:text-properties style:text-position="" style:font-name="メイリオ" fo:font-size="5pt" style:font-name-asian="メイリオ" style:font-size-asian="5pt" style:font-size-complex="5pt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language="en" fo:country="US" style:font-name-asian="Tahoma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89" style:family="table-cell" style:parent-style-name="Default">
      <style:table-cell-properties style:vertical-align="middle"/>
      <style:text-properties style:font-name="メイリオ" fo:font-size="5pt" style:font-name-asian="メイリオ" style:font-size-asian="5pt" style:font-size-complex="5pt"/>
    </style:style>
    <style:style style:name="ce290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size-complex="8pt"/>
    </style:style>
    <style:style style:name="ce291" style:family="table-cell" style:parent-style-name="Default">
      <style:text-properties style:font-name="メイリオ" fo:font-size="5pt" style:font-name-asian="メイリオ" style:font-size-asian="5pt" style:font-size-complex="5pt"/>
    </style:style>
    <style:style style:name="ce292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93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94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95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96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297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298" style:family="table-cell" style:parent-style-name="Default">
      <style:table-cell-properties fo:border-bottom="none" fo:background-color="#eeeee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99" style:family="table-cell" style:parent-style-name="Default">
      <style:table-cell-properties fo:border-bottom="1.5pt solid #999999" fo:background-color="#eeeee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00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01" style:family="table-cell" style:parent-style-name="Default">
      <style:table-cell-properties fo:background-color="#cccccc" fo:border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0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303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size-complex="5pt"/>
    </style:style>
    <style:style style:name="ce304" style:family="table-cell" style:parent-style-name="Default">
      <style:table-cell-properties fo:border-bottom="none" fo:background-color="#eeeeee" fo:border-left="none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305" style:family="table-cell" style:parent-style-name="Default">
      <style:table-cell-properties fo:background-color="#eeeeee" style:vertical-align="middle"/>
      <style:text-properties style:font-name="メイリオ" fo:font-size="5pt" style:font-name-asian="メイリオ" style:font-size-asian="5pt" style:font-size-complex="5pt"/>
    </style:style>
    <style:style style:name="ce306" style:family="table-cell" style:parent-style-name="Default">
      <style:table-cell-properties fo:border-bottom="1.5pt solid #999999" fo:background-color="#eeeeee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07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08" style:family="table-cell" style:parent-style-name="Default">
      <style:table-cell-properties fo:border-bottom="0.74pt solid #000000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309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10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1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13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14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size-complex="5pt"/>
    </style:style>
    <style:style style:name="ce316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17" style:family="table-cell" style:parent-style-name="Default">
      <style:table-cell-properties fo:background-color="#eeeeee"/>
    </style:style>
    <style:style style:name="ce318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19" style:family="table-cell" style:parent-style-name="Default">
      <style:table-cell-properties fo:background-color="#eeeeee" fo:border="none"/>
      <style:text-properties style:font-name="メイリオ" fo:font-size="5pt" style:font-name-asian="メイリオ" style:font-size-asian="5pt" style:font-size-complex="5pt"/>
    </style:style>
    <style:style style:name="ce320" style:family="table-cell" style:parent-style-name="Default">
      <style:table-cell-properties fo:background-color="#dddddd"/>
    </style:style>
    <style:style style:name="ce3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4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25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26" style:family="table-cell" style:parent-style-name="Default">
      <style:table-cell-properties fo:border-bottom="none" fo:background-color="#eeeeee" fo:border-left="none" fo:border-right="1.5pt solid #999999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327" style:family="table-cell" style:parent-style-name="Default">
      <style:table-cell-properties fo:border-bottom="none" fo:background-color="#eeeee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28" style:family="table-cell" style:parent-style-name="Default">
      <style:table-cell-properties fo:border-bottom="1.5pt solid #999999" fo:background-color="#eeeee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29" style:family="table-cell" style:parent-style-name="Default">
      <style:text-properties style:font-name="メイリオ" fo:font-size="8pt" style:font-name-asian="メイリオ" style:font-size-asian="8pt" style:font-size-complex="8pt"/>
    </style:style>
    <style:style style:name="ce330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331" style:family="table-cell" style:parent-style-name="Default">
      <style:table-cell-properties fo:border-bottom="none" fo:background-color="#dddddd" fo:border-left="1.5pt solid #999999" fo:border-right="none" fo:border-top="none"/>
      <style:text-properties fo:font-size="4.5pt" style:font-size-asian="4.5pt" style:font-size-complex="4.5pt"/>
    </style:style>
    <style:style style:name="ce332" style:family="table-cell" style:parent-style-name="Default">
      <style:table-cell-properties fo:border-bottom="none" fo:background-color="#eeeeee" fo:border-left="1.5pt solid #999999" fo:border-right="none" fo:border-top="0.99pt solid #999999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333" style:family="table-cell" style:parent-style-name="Default">
      <style:table-cell-properties fo:border-bottom="none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34" style:family="table-cell" style:parent-style-name="Default">
      <style:table-cell-properties fo:border-bottom="1.5pt solid #999999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35" style:family="table-cell" style:parent-style-name="Default">
      <style:table-cell-properties fo:background-color="#dddddd" fo:border="none"/>
      <style:text-properties style:font-name="メイリオ" fo:font-size="4.5pt" style:font-name-asian="メイリオ" style:font-size-asian="4.5pt" style:font-size-complex="4.5pt"/>
    </style:style>
    <style:style style:name="ce336" style:family="table-cell" style:parent-style-name="Default">
      <style:table-cell-properties fo:background-color="#dddddd"/>
      <style:text-properties style:font-name="メイリオ" fo:font-size="4.5pt" style:font-name-asian="メイリオ" style:font-size-asian="4.5pt" style:font-size-complex="4.5pt"/>
    </style:style>
    <style:style style:name="ce337" style:family="table-cell" style:parent-style-name="Default">
      <style:table-cell-properties fo:background-color="#dddddd"/>
      <style:text-properties style:font-name="メイリオ" fo:font-size="5pt" style:font-name-asian="メイリオ" style:font-size-asian="5pt" style:font-size-complex="5pt"/>
    </style:style>
    <style:style style:name="ce338" style:family="table-cell" style:parent-style-name="Default">
      <style:table-cell-properties fo:border-bottom="none" fo:background-color="#eeeeee" fo:border-left="none" fo:border-right="none" fo:border-top="0.99pt solid #999999"/>
      <style:text-properties style:font-name="メイリオ" fo:font-size="5pt" style:font-name-asian="メイリオ" style:font-size-asian="5pt" style:font-size-complex="5pt"/>
    </style:style>
    <style:style style:name="ce339" style:family="table-cell" style:parent-style-name="Default">
      <style:table-cell-properties fo:background-color="#eeeeee"/>
      <style:text-properties style:font-name="メイリオ" fo:font-size="5pt" style:font-name-asian="メイリオ" style:font-size-asian="5pt" style:font-size-complex="5pt"/>
    </style:style>
    <style:style style:name="ce340" style:family="table-cell" style:parent-style-name="Default">
      <style:table-cell-properties fo:border-bottom="1.5pt solid #999999" fo:background-color="#eeeeee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342" style:family="table-cell" style:parent-style-name="Default">
      <style:table-cell-properties fo:border="0.74pt solid #000000"/>
    </style:style>
    <style:style style:name="ce343" style:family="table-cell" style:parent-style-name="Default">
      <style:table-cell-properties fo:border-bottom="0.74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44" style:family="table-cell" style:parent-style-name="Default">
      <style:table-cell-properties fo:background-color="#dddddd" fo:border="none"/>
      <style:text-properties style:font-name="メイリオ" fo:font-size="5pt" style:font-name-asian="メイリオ" style:font-size-asian="5pt" style:font-size-complex="5pt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46" style:family="table-cell" style:parent-style-name="Default">
      <style:table-cell-properties fo:border-bottom="0.74pt solid #000000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347" style:family="table-cell" style:parent-style-name="Default">
      <style:table-cell-properties fo:border-bottom="none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4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49" style:family="table-cell" style:parent-style-name="Default">
      <style:table-cell-properties fo:border-bottom="none" fo:background-color="#eeeeee" fo:border-left="none" fo:border-right="1.5pt solid #999999" fo:border-top="0.99pt solid #999999"/>
      <style:text-properties style:font-name="メイリオ" fo:font-size="5pt" style:font-name-asian="メイリオ" style:font-size-asian="5pt" style:font-size-complex="5pt"/>
    </style:style>
    <style:style style:name="ce350" style:family="table-cell" style:parent-style-name="Default">
      <style:table-cell-properties fo:border-bottom="none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51" style:family="table-cell" style:parent-style-name="Default">
      <style:table-cell-properties fo:border-bottom="1.5pt solid #999999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52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53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4.5pt" style:font-name-asian="メイリオ" style:font-size-asian="4.5pt" style:font-name-complex="Arial Unicode MS" style:font-size-complex="4.5pt"/>
    </style:style>
    <style:style style:name="ce354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355" style:family="table-cell" style:parent-style-name="Default">
      <style:table-cell-properties fo:background-color="#dddddd"/>
      <style:text-properties fo:font-size="4.5pt" style:font-size-asian="4.5pt" style:font-size-complex="4.5pt"/>
    </style:style>
    <style:style style:name="ce356" style:family="table-cell" style:parent-style-name="Default">
      <style:table-cell-properties fo:border-bottom="1.5pt solid #999999" fo:background-color="#dddddd" fo:border-left="none" fo:border-right="none" fo:border-top="none"/>
      <style:text-properties fo:font-size="4.5pt" style:font-size-asian="4.5pt" style:font-size-complex="4.5pt"/>
    </style:style>
    <style:style style:name="ce357" style:family="table-cell" style:parent-style-name="Default">
      <style:table-cell-properties fo:background-color="#dddddd" fo:border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5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359" style:family="table-cell" style:parent-style-name="Default">
      <style:table-cell-properties fo:border-bottom="1.5pt solid #999999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360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361" style:family="table-cell" style:parent-style-name="Default">
      <style:table-cell-properties fo:border-bottom="0.74pt solid #000000" fo:border-left="none" fo:border-right="none" fo:border-top="0.74pt solid #000000"/>
    </style:style>
    <style:style style:name="ce362" style:family="table-cell" style:parent-style-name="Default">
      <style:table-cell-properties fo:border-bottom="1.5pt solid #999999" fo:border-left="none" fo:border-right="none" fo:border-top="0.74pt solid #000000"/>
    </style:style>
    <style:style style:name="ce363" style:family="table-cell" style:parent-style-name="Default">
      <style:table-cell-properties fo:border="none"/>
      <style:text-properties style:font-name="メイリオ" fo:font-size="5pt" style:font-name-asian="メイリオ" style:font-size-asian="5pt" style:font-size-complex="5pt"/>
    </style:style>
    <style:style style:name="ce364" style:family="table-cell" style:parent-style-name="Default">
      <style:table-cell-properties fo:border-bottom="none" fo:background-color="#dddddd" fo:border-left="none" fo:border-right="none" fo:border-top="1.5pt solid #999999"/>
    </style:style>
    <style:style style:name="ce365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999999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66" style:family="table-cell" style:parent-style-name="Default">
      <style:table-cell-properties fo:border-bottom="0.74pt solid #000000" fo:background-color="#b2b2b2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367" style:family="table-cell" style:parent-style-name="Default">
      <style:table-cell-properties fo:border-bottom="0.74pt solid #000000" fo:background-color="#b2b2b2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368" style:family="table-cell" style:parent-style-name="Default">
      <style:table-cell-properties fo:border-bottom="0.74pt solid #000000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69" style:family="table-cell" style:parent-style-name="Default">
      <style:table-cell-properties fo:border-bottom="0.74pt solid #000000" fo:border-left="none" fo:border-right="1.5pt solid #999999" fo:border-top="0.74pt solid #000000"/>
    </style:style>
    <style:style style:name="ce370" style:family="table-cell" style:parent-style-name="Default">
      <style:table-cell-properties fo:border-bottom="1.5pt solid #999999" fo:border-left="none" fo:border-right="1.5pt solid #999999" fo:border-top="0.74pt solid #000000"/>
    </style:style>
    <style:style style:name="ce371" style:family="table-cell" style:parent-style-name="Default">
      <style:table-cell-properties fo:border-bottom="non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72" style:family="table-cell" style:parent-style-name="Default">
      <style:table-cell-properties fo:border-bottom="none" fo:background-color="#dddddd" fo:border-left="1.5pt solid #999999" fo:border-right="none" fo:border-top="none"/>
    </style:style>
    <style:style style:name="ce373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font-name="メイリオ" fo:font-size="5pt" style:font-name-asian="メイリオ" style:font-size-asian="5pt" style:font-name-complex="Arial Unicode MS" style:font-size-complex="5pt"/>
    </style:style>
    <style:style style:name="ce374" style:family="table-cell" style:parent-style-name="Default">
      <style:table-cell-properties fo:border-bottom="none" fo:background-color="#eeeeee" fo:border-left="none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375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-bottom="0.26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77" style:family="table-cell" style:parent-style-name="Default">
      <style:table-cell-properties fo:border-bottom="none" fo:background-color="#eeeeee" fo:border-left="none" fo:border-right="1.5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378" style:family="table-cell" style:parent-style-name="Default">
      <style:text-properties style:font-name="メイリオ" fo:font-size="8pt" style:font-name-asian="メイリオ" style:font-size-asian="8pt" style:font-name-complex="Arial Unicode MS" style:font-size-complex="8pt"/>
    </style:style>
    <style:style style:name="ce379" style:family="table-cell" style:parent-style-name="Default">
      <style:table-cell-properties fo:border-bottom="1.5pt solid #999999" fo:background-color="#dddddd" fo:border-left="1.5pt solid #999999" fo:border-right="none" fo:border-top="none"/>
      <style:text-properties fo:font-size="4.5pt" style:font-size-asian="4.5pt" style:font-size-complex="4.5pt"/>
    </style:style>
    <style:style style:name="ce380" style:family="table-cell" style:parent-style-name="Default">
      <style:table-cell-properties fo:border="0.74pt solid #000000"/>
      <style:text-properties style:font-name="メイリオ" fo:font-size="6pt" style:font-size-asian="6pt" style:font-size-complex="6pt"/>
    </style:style>
    <style:style style:name="ce381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82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font-name="メイリオ" fo:font-size="6pt" style:font-name-asian="メイリオ" style:font-size-asian="6pt" style:font-size-complex="6pt"/>
    </style:style>
    <style:style style:name="ce383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name-complex="Arial Unicode MS" style:font-size-complex="8pt"/>
    </style:style>
    <style:style style:name="ce38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385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size-complex="8pt"/>
    </style:style>
    <style:style style:name="ce386" style:family="table-cell" style:parent-style-name="Default">
      <style:table-cell-properties fo:border-bottom="1.5pt solid #999999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7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88" style:family="table-cell" style:parent-style-name="Default">
      <style:table-cell-properties fo:border-bottom="none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389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90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91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92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93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94" style:family="table-cell" style:parent-style-name="Default">
      <style:table-cell-properties fo:border-bottom="none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95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fo:color="#000000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396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97" style:family="table-cell" style:parent-style-name="Default">
      <style:table-cell-properties fo:border-bottom="none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398" style:family="table-cell" style:parent-style-name="Default">
      <style:table-cell-properties fo:background-color="#dddddd" fo:border="none"/>
      <style:text-properties style:font-name="メイリオ" fo:font-size="4.5pt" style:font-name-asian="メイリオ" style:font-size-asian="4.5pt" style:font-name-complex="Arial Unicode MS" style:font-size-complex="4.5pt"/>
    </style:style>
    <style:style style:name="ce399" style:family="table-cell" style:parent-style-name="Default">
      <style:table-cell-properties fo:border-bottom="1.5pt solid #999999" fo:background-color="#dddddd" fo:border-left="1.5pt solid #999999" fo:border-right="none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40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4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02" style:family="table-cell" style:parent-style-name="Default">
      <style:table-cell-properties fo:border-bottom="1.5pt solid #999999" fo:border-left="0.74pt solid #000000" fo:border-right="none" fo:border-top="none"/>
    </style:style>
    <style:style style:name="ce403" style:family="table-cell" style:parent-style-name="Default">
      <style:table-cell-properties fo:border-bottom="1.5pt solid #999999" fo:border-left="none" fo:border-right="none" fo:border-top="none"/>
    </style:style>
    <style:style style:name="ce404" style:family="table-cell" style:parent-style-name="Default">
      <style:table-cell-properties fo:border-bottom="0.74pt solid #000000" fo:background-color="#dddddd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05" style:family="table-cell" style:parent-style-name="Default">
      <style:table-cell-properties fo:border-bottom="none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06" style:family="table-cell" style:parent-style-name="Default">
      <style:table-cell-properties fo:border-bottom="1.5pt solid #999999" fo:border-left="none" fo:border-right="1.5pt solid #999999" fo:border-top="none"/>
    </style:style>
    <style:style style:name="ce407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408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40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1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411" style:family="table-cell" style:parent-style-name="Default">
      <style:table-cell-properties fo:border-bottom="0.26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4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13" style:family="table-cell" style:parent-style-name="Default">
      <style:table-cell-properties fo:border-bottom="0.74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14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15" style:family="table-cell" style:parent-style-name="Default">
      <style:table-cell-properties fo:border-bottom="0.74pt solid #000000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16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17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18" style:family="table-cell" style:parent-style-name="Default">
      <style:table-cell-properties fo:border="none" style:vertical-align="middle"/>
      <style:text-properties style:font-name="メイリオ" fo:font-size="5pt" style:font-name-asian="メイリオ" style:font-size-asian="5pt" style:font-size-complex="5pt"/>
    </style:style>
    <style:style style:name="ce41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fo:color="#000000" style:font-name="メイリオ" fo:font-size="5pt" fo:language="none" fo:country="none" style:font-name-asian="メイリオ" style:font-size-asian="5pt" style:language-asian="none" style:country-asian="none" style:font-name-complex="Tahoma" style:font-size-complex="5pt" style:language-complex="en" style:country-complex="US"/>
    </style:style>
    <style:style style:name="ce420" style:family="table-cell" style:parent-style-name="Default">
      <style:table-cell-properties fo:border-bottom="0.74pt solid #000000" fo:background-color="#b2b2b2" style:text-align-source="fix" style:repeat-content="false" fo:border-left="none" fo:border-right="1.5pt solid #999999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21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22" style:family="table-cell" style:parent-style-name="Default">
      <style:table-cell-properties fo:border-bottom="none" fo:background-color="#eeeeee" fo:border-left="1.5pt solid #999999" fo:border-right="none" fo:border-top="0.74pt solid #999999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423" style:family="table-cell" style:parent-style-name="Default">
      <style:table-cell-properties fo:border-bottom="0.51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25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426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427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4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29" style:family="table-cell" style:parent-style-name="Default">
      <style:table-cell-properties fo:background-color="#dddddd" fo:border="none" style:vertical-align="middle"/>
      <style:text-properties style:font-name="メイリオ" fo:font-size="4.5pt" style:font-name-asian="メイリオ" style:font-size-asian="4.5pt" style:font-size-complex="4.5pt"/>
    </style:style>
    <style:style style:name="ce4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431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fo:font-weight="normal" style:font-name-asian="メイリオ" style:font-size-asian="8pt" style:font-weight-asian="normal" style:font-size-complex="8pt" style:font-weight-complex="normal"/>
    </style:style>
    <style:style style:name="ce43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3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435" style:family="table-cell" style:parent-style-name="Default">
      <style:table-cell-properties fo:border-bottom="none" fo:background-color="#dddddd" fo:border-left="none" fo:border-right="1.5pt solid #999999" fo:border-top="none"/>
    </style:style>
    <style:style style:name="ce436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437" style:family="table-cell" style:parent-style-name="Default">
      <style:table-cell-properties fo:border-bottom="none" fo:background-color="#eeeeee" fo:border-left="1.5pt solid #999999" fo:border-right="none" fo:border-top="none"/>
    </style:style>
    <style:style style:name="ce438" style:family="table-cell" style:parent-style-name="Default">
      <style:table-cell-properties fo:border-bottom="1.5pt solid #999999" fo:background-color="#eeeeee" fo:border-left="1.5pt solid #999999" fo:border-right="none" fo:border-top="none"/>
    </style:style>
    <style:style style:name="ce439" style:family="table-cell" style:parent-style-name="Default">
      <style:table-cell-properties fo:border-bottom="none" fo:background-color="#eeeeee" fo:border-left="none" fo:border-right="none" fo:border-top="0.74pt solid #999999"/>
    </style:style>
    <style:style style:name="ce440" style:family="table-cell" style:parent-style-name="Default">
      <style:table-cell-properties fo:border-bottom="1.5pt solid #999999" fo:background-color="#eeeeee" fo:border-left="none" fo:border-right="none" fo:border-top="none"/>
    </style:style>
    <style:style style:name="ce441" style:family="table-cell" style:parent-style-name="Default">
      <style:table-cell-properties fo:background-color="#dddddd"/>
      <style:text-properties fo:font-size="5pt" style:font-size-asian="5pt" style:font-size-complex="5pt"/>
    </style:style>
    <style:style style:name="ce442" style:family="table-cell" style:parent-style-name="Default">
      <style:table-cell-properties fo:border-bottom="none" fo:background-color="#eeeeee" fo:border-left="none" fo:border-right="1.5pt solid #999999" fo:border-top="0.74pt solid #999999"/>
    </style:style>
    <style:style style:name="ce443" style:family="table-cell" style:parent-style-name="Default">
      <style:table-cell-properties fo:border-bottom="none" fo:background-color="#eeeeee" fo:border-left="none" fo:border-right="1.5pt solid #999999" fo:border-top="none"/>
    </style:style>
    <style:style style:name="ce444" style:family="table-cell" style:parent-style-name="Default">
      <style:table-cell-properties fo:border-bottom="1.5pt solid #999999" fo:background-color="#eeeeee" fo:border-left="none" fo:border-right="1.5pt solid #999999" fo:border-top="none"/>
    </style:style>
    <style:style style:name="ce445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446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47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48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49" style:family="table-cell" style:parent-style-name="Default">
      <style:table-cell-properties fo:border-bottom="1.5pt solid #999999" fo:background-color="#b2b2b2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450" style:family="table-cell" style:parent-style-name="Default">
      <style:table-cell-properties fo:border-bottom="1.5pt solid #999999" fo:background-color="#b2b2b2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51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name-complex="Arial Unicode MS" style:font-size-complex="8pt"/>
    </style:style>
    <style:style style:name="ce452" style:family="table-cell" style:parent-style-name="Default">
      <style:table-cell-properties fo:border-bottom="1.5pt solid #999999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53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size-complex="8pt"/>
    </style:style>
    <style:style style:name="ce454" style:family="table-cell" style:parent-style-name="Default">
      <style:table-cell-properties fo:border-bottom="1.5pt solid #999999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45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456" style:family="table-cell" style:parent-style-name="Default">
      <style:table-cell-properties fo:border-bottom="1.5pt solid #999999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57" style:family="table-cell" style:parent-style-name="Default">
      <style:table-cell-properties fo:border-bottom="none" fo:background-color="transparent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45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59" style:family="table-cell" style:parent-style-name="Default">
      <style:text-properties fo:font-size="5pt" style:font-size-asian="5pt" style:font-size-complex="5pt"/>
    </style:style>
    <style:style style:name="ce460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6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64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465" style:family="table-cell" style:parent-style-name="Default">
      <style:table-cell-properties fo:border-bottom="0.74pt solid #000000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466" style:family="table-cell" style:parent-style-name="Default">
      <style:table-cell-properties fo:border-bottom="0.74pt solid #000000" fo:background-color="#dddddd" fo:border-left="1.5pt solid #999999" fo:border-right="none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467" style:family="table-cell" style:parent-style-name="Default">
      <style:table-cell-properties fo:background-color="#dddddd" fo:border="none" style:vertical-align="middle"/>
      <style:text-properties fo:font-size="4.5pt" style:font-size-asian="4.5pt" style:font-size-complex="4.5pt"/>
    </style:style>
    <style:style style:name="ce468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469" style:family="table-cell" style:parent-style-name="Default">
      <style:table-cell-properties fo:background-color="#dddddd" style:vertical-align="middle"/>
      <style:text-properties style:font-name="メイリオ" fo:font-size="4.5pt" style:font-name-asian="メイリオ" style:font-size-asian="4.5pt" style:font-size-complex="4.5pt"/>
    </style:style>
    <style:style style:name="ce470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font-name="Liberation Sans" fo:font-size="4.5pt" style:font-name-asian="Arial Unicode MS" style:font-size-asian="4.5pt" style:font-name-complex="Arial Unicode MS" style:font-size-complex="4.5pt"/>
    </style:style>
    <style:style style:name="ce472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473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474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475" style:family="table-cell" style:parent-style-name="Default">
      <style:table-cell-properties fo:border-bottom="0.74pt solid #000000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476" style:family="table-cell" style:parent-style-name="Default">
      <style:table-cell-properties fo:border-bottom="0.74pt solid #000000" fo:background-color="#dddddd" fo:border-left="none" fo:border-right="1.5pt solid #999999" fo:border-top="0.74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477" style:family="table-cell" style:parent-style-name="Default">
      <style:table-cell-properties fo:background-color="#dddddd" fo:border="none"/>
      <style:text-properties fo:font-size="4.5pt" style:font-size-asian="4.5pt" style:font-size-complex="4.5pt"/>
    </style:style>
    <style:style style:name="ce478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4.5pt" style:font-name-asian="メイリオ" style:font-size-asian="4.5pt" style:font-size-complex="4.5pt"/>
    </style:style>
    <style:style style:name="ce479" style:family="table-cell" style:parent-style-name="Default">
      <style:table-cell-properties fo:border-bottom="1.5pt solid #999999" fo:background-color="#dddddd" fo:border-left="none" fo:border-right="none" fo:border-top="none"/>
    </style:style>
    <style:style style:name="ce480" style:family="table-cell" style:parent-style-name="Default">
      <style:table-cell-properties fo:border-bottom="1.5pt solid #999999" fo:background-color="#dddddd" fo:border-left="none" fo:border-right="1.5pt solid #999999" fo:border-top="none"/>
    </style:style>
    <style:style style:name="ce481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482" style:family="table-cell" style:parent-style-name="Default">
      <style:table-cell-properties fo:border-bottom="0.51pt solid #000000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483" style:family="table-cell" style:parent-style-name="Default">
      <style:table-cell-properties fo:border-bottom="0.51pt solid #000000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484" style:family="table-cell" style:parent-style-name="Default">
      <style:table-cell-properties fo:border-bottom="0.51pt solid #000000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485" style:family="table-cell" style:parent-style-name="Default">
      <style:table-cell-properties fo:background-color="#dddddd" fo:border="none"/>
    </style:style>
    <style:style style:name="ce486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487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488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48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490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491" style:family="table-cell" style:parent-style-name="Default">
      <style:table-cell-properties fo:border-bottom="non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492" style:family="table-cell" style:parent-style-name="Default">
      <style:table-cell-properties fo:border-bottom="non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493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4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496" style:family="table-cell" style:parent-style-name="Default">
      <style:table-cell-properties fo:background-color="#dddddd" fo:border="0.74pt solid #000000"/>
    </style:style>
    <style:style style:name="ce497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498" style:family="table-cell" style:parent-style-name="Default">
      <style:table-cell-properties fo:background-color="#dddddd"/>
      <style:text-properties style:font-name="メイリオ" fo:font-size="6pt" style:font-name-asian="メイリオ" style:font-size-asian="6pt" style:font-size-complex="6pt"/>
    </style:style>
    <style:style style:name="ce499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0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02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size-complex="5pt"/>
    </style:style>
    <style:style style:name="ce503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504" style:family="table-cell" style:parent-style-name="Default">
      <style:table-cell-properties fo:border-bottom="none" fo:background-color="#eeeeee" fo:border-left="1.5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505" style:family="table-cell" style:parent-style-name="Default">
      <style:table-cell-properties fo:border-bottom="0.74pt solid #999999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506" style:family="table-cell" style:parent-style-name="Default">
      <style:table-cell-properties fo:border-bottom="none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507" style:family="table-cell" style:parent-style-name="Default">
      <style:table-cell-properties fo:border-bottom="0.74pt solid #999999" fo:background-color="#eeeeee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508" style:family="table-cell" style:parent-style-name="Default">
      <style:table-cell-properties fo:border-bottom="none" fo:background-color="#eeeee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509" style:family="table-cell" style:parent-style-name="Default">
      <style:table-cell-properties fo:border-bottom="1.5pt solid #999999" fo:background-color="#b2b2b2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510" style:family="table-cell" style:parent-style-name="Default">
      <style:table-cell-properties fo:border-bottom="1.5pt solid #999999" fo:background-color="#b2b2b2" fo:border-left="none" fo:border-right="1.5pt solid #000000" fo:border-top="1.5pt solid #000000"/>
      <style:text-properties style:font-name="メイリオ" fo:font-size="5pt" style:font-name-asian="メイリオ" style:font-size-asian="5pt" style:font-size-complex="5pt"/>
    </style:style>
    <style:style style:name="ce511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name-complex="Arial Unicode MS" style:font-size-complex="5pt"/>
    </style:style>
    <style:style style:name="ce512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13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14" style:family="table-cell" style:parent-style-name="Default">
      <style:table-cell-properties fo:border-bottom="none" fo:background-color="#eeeeee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15" style:family="table-cell" style:parent-style-name="Default">
      <style:table-cell-properties fo:background-color="#eeeeee" fo:border="none" style:vertical-align="middle"/>
      <style:text-properties style:font-name="メイリオ" fo:font-size="5pt" style:font-name-asian="メイリオ" style:font-size-asian="5pt" style:font-size-complex="5pt"/>
    </style:style>
    <style:style style:name="ce516" style:family="table-cell" style:parent-style-name="Default">
      <style:table-cell-properties fo:border-bottom="none" fo:background-color="#eeeeee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517" style:family="table-cell" style:parent-style-name="Default">
      <style:table-cell-properties fo:border-bottom="0.74pt solid #999999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518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19" style:family="table-cell" style:parent-style-name="Default">
      <style:table-cell-properties fo:border-bottom="none" fo:background-color="#eeeeee" fo:border-left="0.74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520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521" style:family="table-cell" style:parent-style-name="Default">
      <style:table-cell-properties fo:border-bottom="0.74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22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523" style:family="table-cell" style:parent-style-name="Default">
      <style:table-cell-properties fo:border-bottom="none" fo:background-color="#eeeeee" fo:border-left="none" fo:border-right="0.74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524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font-name="メイリオ" fo:font-size="4.5pt" style:font-name-asian="メイリオ" style:font-size-asian="4.5pt" style:font-size-complex="4.5pt"/>
    </style:style>
    <style:style style:name="ce525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4.5pt" style:font-name-asian="メイリオ" style:font-size-asian="4.5pt" style:font-size-complex="4.5pt"/>
    </style:style>
    <style:style style:name="ce526" style:family="table-cell" style:parent-style-name="Default">
      <style:table-cell-properties fo:border-bottom="none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27" style:family="table-cell" style:parent-style-name="Default">
      <style:table-cell-properties fo:border-bottom="none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28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29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30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31" style:family="table-cell" style:parent-style-name="Default">
      <style:table-cell-properties fo:border-bottom="1.5pt solid #999999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532" style:family="table-cell" style:parent-style-name="Default">
      <style:table-cell-properties fo:background-color="#dddddd" style:vertical-align="top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533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534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35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36" style:family="table-cell" style:parent-style-name="Default">
      <style:table-cell-properties fo:background-color="#dddddd" style:vertical-align="top"/>
      <style:text-properties style:font-name="メイリオ" fo:font-size="5pt" style:font-name-asian="メイリオ" style:font-size-asian="5pt" style:font-size-complex="5pt"/>
    </style:style>
    <style:style style:name="ce537" style:family="table-cell" style:parent-style-name="Default">
      <style:table-cell-properties style:text-align-source="fix" style:repeat-content="false" fo:border="0.51pt solid #808080" style:vertical-align="middle"/>
      <style:paragraph-properties fo:text-align="center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538" style:family="table-cell" style:parent-style-name="Default">
      <style:table-cell-properties fo:border-bottom="1.5pt solid #999999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cm"/>
      <style:text-properties style:font-name="メイリオ" fo:font-size="7pt" style:font-name-asian="メイリオ" style:font-size-asian="7pt" style:font-name-complex="Arial Unicode MS" style:font-size-complex="7pt"/>
    </style:style>
    <style:style style:name="ce539" style:family="table-cell" style:parent-style-name="Default">
      <style:table-cell-properties fo:background-color="#dddddd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540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541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42" style:family="table-cell" style:parent-style-name="Default">
      <style:table-cell-properties fo:border-bottom="1.5pt solid #999999" fo:background-color="#b2b2b2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43" style:family="table-cell" style:parent-style-name="Default">
      <style:table-cell-properties fo:border-bottom="1.5pt solid #999999" fo:background-color="#b2b2b2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544" style:family="table-cell" style:parent-style-name="Default">
      <style:table-cell-properties fo:background-color="#dddddd" style:vertical-align="middle"/>
      <style:text-properties style:font-name="メイリオ" fo:font-size="5pt" fo:language="none" fo:country="none" style:font-name-asian="Arial Unicode MS1" style:font-size-asian="6pt" style:language-asian="none" style:country-asian="none" style:font-name-complex="Tahoma" style:font-size-complex="6pt" style:language-complex="en" style:country-complex="US"/>
    </style:style>
    <style:style style:name="ce545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546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name-complex="Tahoma" style:font-size-complex="5pt" style:language-complex="en" style:country-complex="US"/>
    </style:style>
    <style:style style:name="ce54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48" style:family="table-cell" style:parent-style-name="Default">
      <style:table-cell-properties fo:border-bottom="none" fo:background-color="#b2b2b2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49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550" style:family="table-cell" style:parent-style-name="Default">
      <style:table-cell-properties style:vertical-align="automatic"/>
      <style:text-properties fo:font-size="5pt" style:font-size-asian="5pt" style:font-size-complex="5pt"/>
    </style:style>
    <style:style style:name="ce551" style:family="table-cell" style:parent-style-name="Default">
      <style:table-cell-properties fo:border-bottom="none" fo:background-color="#eeeeee" fo:border-left="1.5pt solid #999999" fo:border-right="none" fo:border-top="0.99pt solid #999999"/>
      <style:text-properties style:font-name="メイリオ" fo:font-size="5.5pt" style:font-size-asian="5.5pt" style:font-size-complex="5.5pt"/>
    </style:style>
    <style:style style:name="ce552" style:family="table-cell" style:parent-style-name="Default">
      <style:table-cell-properties fo:border-bottom="none" fo:background-color="#eeeeee" fo:border-left="none" fo:border-right="none" fo:border-top="0.99pt solid #999999"/>
    </style:style>
    <style:style style:name="ce5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4pt" style:font-name-asian="メイリオ1" style:font-size-asian="4pt" style:font-size-complex="4pt"/>
    </style:style>
    <style:style style:name="ce55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font-name="メイリオ1" fo:font-size="5pt" style:font-size-asian="5pt" style:font-size-complex="5pt"/>
    </style:style>
    <style:style style:name="ce55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font-name="メイリオ1" fo:font-size="5pt" style:font-name-asian="メイリオ" style:font-size-asian="5pt" style:font-size-complex="5pt"/>
    </style:style>
    <style:style style:name="ce556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557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999999" style:vertical-align="middle"/>
      <style:paragraph-properties fo:text-align="center" fo:margin-left="0cm"/>
      <style:text-properties style:font-name="メイリオ1" fo:font-size="6pt" style:font-name-asian="メイリオ1" style:font-size-asian="6pt" style:font-size-complex="6pt"/>
    </style:style>
    <style:style style:name="ce558" style:family="table-cell" style:parent-style-name="Default">
      <style:table-cell-properties fo:border-bottom="none" fo:background-color="#eeeeee" fo:border-left="none" fo:border-right="1.5pt solid #999999" fo:border-top="0.99pt solid #999999"/>
    </style:style>
    <style:style style:name="ce559" style:family="table-cell" style:parent-style-name="Default">
      <style:table-cell-properties fo:border-bottom="non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60" style:family="table-cell" style:parent-style-name="Default">
      <style:table-cell-properties fo:border-bottom="1.5pt solid #999999" fo:background-color="#dddddd" fo:border-left="0.74pt solid #000000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61" style:family="table-cell" style:parent-style-name="Default">
      <style:table-cell-properties fo:border-bottom="0.74pt solid #000000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62" style:family="table-cell" style:parent-style-name="Default">
      <style:table-cell-properties fo:border-bottom="0.74pt solid #000000" fo:background-color="#b2b2b2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563" style:family="table-cell" style:parent-style-name="Default">
      <style:table-cell-properties fo:border-bottom="non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564" style:family="table-cell" style:parent-style-name="Default">
      <style:table-cell-properties fo:border-bottom="0.51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565" style:family="table-cell" style:parent-style-name="Default">
      <style:table-cell-properties fo:border-bottom="0.51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gr1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9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666666" draw:marker-start="線の終点_20_1" draw:marker-start-width="0.099cm" draw:marker-start-center="false" draw:fill="solid" draw:fill-color="#eeeeee" draw:auto-grow-height="true" draw:auto-grow-width="false" fo:min-height="0.29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2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38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666666" draw:marker-start="線の終点_20_1" draw:marker-start-width="0.099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808080" draw:marker-start="線の終点_20_1" draw:marker-start-width="0.1cm" draw:marker-start-center="false" draw:fill="solid" draw:fill-color="#eeeeee" draw:auto-grow-height="true" draw:auto-grow-width="false" fo:min-height="0.292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 style:list-style-name="L499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 style:list-style-name="L500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 style:list-style-name="L501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6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55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5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 style:list-style-name="L502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3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47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 style:list-style-name="L503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57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 style:list-style-name="L504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6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svg:stroke-color="#666666" draw:marker-start="線の終点_20_1" draw:marker-start-width="0.099cm" draw:marker-start-center="false" draw:fill="solid" draw:fill-color="#eeeeee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 style:list-style-name="L505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 style:list-style-name="L506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 style:list-style-name="L507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 style:list-style-name="L508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 style:list-style-name="L509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66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 style:list-style-name="L510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 style:list-style-name="L511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 style:list-style-name="L512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 style:list-style-name="L513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32" style:family="graphic" style:list-style-name="L514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33" style:family="graphic" style:list-style-name="L515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34" style:family="graphic" style:list-style-name="L516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35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34cm" fo:padding-top="0.1cm" fo:padding-bottom="0.1cm" fo:padding-left="0.1cm" fo:padding-right="0.1cm" draw:shadow="hidden" draw:shadow-offset-x="0.1cm" draw:shadow-offset-y="0.1cm" draw:caption-escape-direction="auto"/>
    </style:style>
    <style:style style:name="gr36" style:family="graphic" style:list-style-name="L517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37" style:family="graphic" style:list-style-name="L518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38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31cm" fo:padding-top="0.1cm" fo:padding-bottom="0.1cm" fo:padding-left="0.1cm" fo:padding-right="0.1cm" draw:shadow="hidden" draw:shadow-offset-x="0.1cm" draw:shadow-offset-y="0.1cm" draw:caption-escape-direction="auto"/>
    </style:style>
    <style:style style:name="gr39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502cm" fo:padding-top="0.1cm" fo:padding-bottom="0.1cm" fo:padding-left="0.1cm" fo:padding-right="0.1cm" draw:shadow="hidden" draw:shadow-offset-x="0.1cm" draw:shadow-offset-y="0.1cm" draw:caption-escape-direction="auto"/>
    </style:style>
    <style:style style:name="gr40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33cm" fo:padding-top="0.1cm" fo:padding-bottom="0.1cm" fo:padding-left="0.1cm" fo:padding-right="0.1cm" draw:shadow="hidden" draw:shadow-offset-x="0.1cm" draw:shadow-offset-y="0.1cm" draw:caption-escape-direction="auto"/>
    </style:style>
    <style:style style:name="gr41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45cm" fo:padding-top="0.1cm" fo:padding-bottom="0.1cm" fo:padding-left="0.1cm" fo:padding-right="0.1cm" draw:shadow="hidden" draw:shadow-offset-x="0.1cm" draw:shadow-offset-y="0.1cm" draw:caption-escape-direction="auto"/>
    </style:style>
    <style:style style:name="gr42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3cm" fo:padding-top="0.1cm" fo:padding-bottom="0.1cm" fo:padding-left="0.1cm" fo:padding-right="0.1cm" draw:shadow="hidden" draw:shadow-offset-x="0.1cm" draw:shadow-offset-y="0.1cm" draw:caption-escape-direction="auto"/>
    </style:style>
    <style:style style:name="gr43" style:family="graphic" style:list-style-name="L519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44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76cm" fo:padding-top="0.1cm" fo:padding-bottom="0.1cm" fo:padding-left="0.1cm" fo:padding-right="0.1cm" draw:shadow="hidden" draw:shadow-offset-x="0.1cm" draw:shadow-offset-y="0.1cm" draw:caption-escape-direction="auto"/>
    </style:style>
    <style:style style:name="gr45" style:family="graphic" style:list-style-name="L520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46" style:family="graphic" style:list-style-name="L521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47" style:family="graphic" style:list-style-name="L522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48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59cm" fo:padding-top="0.1cm" fo:padding-bottom="0.1cm" fo:padding-left="0.1cm" fo:padding-right="0.1cm" draw:shadow="hidden" draw:shadow-offset-x="0.1cm" draw:shadow-offset-y="0.1cm" draw:caption-escape-direction="auto"/>
    </style:style>
    <style:style style:name="gr49" style:family="graphic" style:list-style-name="L523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50" style:family="graphic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1.447cm" fo:padding-top="0.1cm" fo:padding-bottom="0.1cm" fo:padding-left="0.1cm" fo:padding-right="0.1cm" draw:shadow="hidden" draw:shadow-offset-x="0.1cm" draw:shadow-offset-y="0.1cm" draw:caption-escape-direction="auto"/>
    </style:style>
    <style:style style:name="gr51" style:family="graphic" style:list-style-name="L524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52" style:family="graphic" style:list-style-name="L525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53" style:family="graphic" style:list-style-name="L526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54" style:family="graphic" style:list-style-name="L527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55" style:family="graphic" style:list-style-name="L528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56" style:family="graphic" style:list-style-name="L529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66cm" fo:padding-top="0.1cm" fo:padding-bottom="0.1cm" fo:padding-left="0.1cm" fo:padding-right="0.1cm" draw:shadow="hidden" draw:shadow-offset-x="0.1cm" draw:shadow-offset-y="0.1cm" draw:caption-escape-direction="auto"/>
    </style:style>
    <style:style style:name="gr57" style:family="graphic" style:list-style-name="L530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58" style:family="graphic" style:list-style-name="L531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59" style:family="graphic" style:list-style-name="L532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0" style:family="graphic" style:list-style-name="L533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1" style:family="graphic" style:list-style-name="L534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266cm" fo:padding-top="0.1cm" fo:padding-bottom="0.1cm" fo:padding-left="0.1cm" fo:padding-right="0.1cm" draw:shadow="hidden" draw:shadow-offset-x="0.1cm" draw:shadow-offset-y="0.1cm" draw:caption-escape-direction="auto"/>
    </style:style>
    <style:style style:name="gr62" style:family="graphic" style:list-style-name="L535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63" style:family="graphic" style:list-style-name="L536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4" style:family="graphic" style:list-style-name="L537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65" style:family="graphic" style:list-style-name="L538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6" style:family="graphic" style:list-style-name="L539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67" style:family="graphic" style:list-style-name="L540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68" style:family="graphic" style:list-style-name="L541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69" style:family="graphic" style:list-style-name="L542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70" style:family="graphic" style:list-style-name="L543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71" style:family="graphic" style:list-style-name="L544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72" style:family="graphic" style:list-style-name="L545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73" style:family="graphic" style:list-style-name="L546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gr74" style:family="graphic" style:list-style-name="L547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83cm" fo:padding-top="0.1cm" fo:padding-bottom="0.1cm" fo:padding-left="0.1cm" fo:padding-right="0.1cm" draw:shadow="hidden" draw:shadow-offset-x="0.1cm" draw:shadow-offset-y="0.1cm" draw:caption-escape-direction="auto"/>
    </style:style>
    <style:style style:name="gr75" style:family="graphic" style:list-style-name="L548">
      <style:graphic-properties svg:stroke-color="#666666" draw:marker-start="線の終点_20_1" draw:marker-start-width="0.1cm" draw:marker-start-center="false" draw:fill="solid" draw:fill-color="#eeeeee" draw:auto-grow-height="true" draw:auto-grow-width="false" fo:min-height="0.531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メイリオ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 Unicode MS1" fo:font-size="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5pt" style:language-asian="none" style:country-asian="none" style:font-style-asian="normal" style:font-weight-asian="normal" style:font-name-complex="Tahoma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language-asian="ja" style:country-asian="JP" style:font-style-asian="normal" style:font-weight-asian="normal" style:font-name-complex="Liberation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メイリオ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ja" style:country-asian="JP" style:font-style-asian="normal" style:font-weight-asian="normal" style:font-name-complex="Arial Unicode M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メイリオ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5.5pt" style:language-asian="ja" style:country-asian="JP" style:font-style-asian="normal" style:font-weight-asian="normal" style:font-name-complex="Arial Unicode M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-asian="メイリオ"/>
    </style:style>
    <style:style style:name="T11" style:family="text">
      <style:text-properties style:font-name="メイリオ" style:font-name-asian="メイリオ"/>
    </style:style>
    <style:style style:name="T12" style:family="text">
      <style:text-properties style:font-name="ＭＳ Ｐ明朝" fo:font-size="5pt" fo:language="none" fo:country="none" style:letter-kerning="true" style:font-name-asian="メイリオ" style:font-size-asian="5pt" style:language-asian="none" style:country-asian="none" style:font-size-complex="5pt"/>
    </style:style>
    <style:style style:name="T14" style:family="text">
      <style:text-properties style:font-name="メイリオ" fo:font-size="4.5pt" style:font-name-asian="メイリオ" style:font-size-asian="4.5pt" style:font-size-complex="4.5pt"/>
    </style:style>
    <style:style style:name="T13" style:family="text">
      <style:text-properties style:font-name="メイリオ" fo:font-size="4.5pt" style:font-name-asian="メイリオ" style:font-size-asian="4.5pt" style:font-size-complex="4.5pt"/>
    </style:style>
    <style:style style:name="T15" style:family="text">
      <style:text-properties style:font-name-asian="メイリオ" style:font-size-asian="4.5pt" style:font-size-complex="4.5pt"/>
    </style:style>
    <style:style style:name="T16" style:family="text">
      <style:text-properties style:font-name="メイリオ" fo:font-size="5pt" fo:language="none" fo:country="none" style:letter-kerning="true" style:font-name-asian="メイリオ" style:font-size-asian="5pt" style:language-asian="none" style:country-asian="none" style:font-size-complex="5pt"/>
    </style:style>
    <style:style style:name="T17" style:family="text">
      <style:text-properties style:font-name="メイリオ" fo:font-size="4.5pt" fo:language="none" fo:country="none" style:font-name-asian="メイリオ" style:font-size-asian="4.5pt" style:language-asian="none" style:country-asian="none" style:font-size-complex="4.5pt"/>
    </style:style>
    <style:style style:name="T18" style:family="text">
      <style:text-properties style:font-name="Arial Unicode MS1" fo:font-size="5pt" fo:language="none" fo:country="none" style:letter-kerning="true" style:font-name-asian="Arial Unicode MS1" style:font-size-asian="5pt" style:language-asian="none" style:country-asian="none" style:font-size-complex="5pt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size="4pt" style:font-name-asian="メイリオ" style:font-size-asian="4pt" style:font-size-complex="4pt"/>
    </style:style>
    <style:style style:name="T21" style:family="text">
      <style:text-properties fo:font-size="4pt" style:font-size-asian="4pt" style:font-size-complex="4pt"/>
    </style:style>
    <style:style style:name="T22" style:family="text">
      <style:text-properties style:font-name="メイリオ" fo:language="none" fo:country="none" style:font-name-asian="Arial Unicode MS1" style:font-size-asian="6pt" style:language-asian="none" style:country-asian="none" style:font-size-complex="6pt"/>
    </style:style>
    <style:style style:name="T23" style:family="text">
      <style:text-properties style:font-name-asian="メイリオ" style:font-size-asian="5pt" style:font-size-complex="5pt"/>
    </style:style>
    <style:style style:name="T25" style:family="text">
      <style:text-properties style:font-name="メイリオ" fo:font-size="26pt" style:letter-kerning="true" fo:country="none" style:country-asian="none" style:font-name-asian="ＭＳ 明朝" style:font-size-asian="26pt" style:font-size-complex="26pt"/>
    </style:style>
    <style:style style:name="T26" style:family="text">
      <style:text-properties style:font-name="メイリオ" fo:font-size="14pt" style:letter-kerning="true" fo:country="none" style:country-asian="none" style:font-name-asian="Mangal" style:font-size-asian="14pt" style:font-size-complex="14pt"/>
    </style:style>
    <style:style style:name="T27" style:family="text">
      <style:text-properties style:font-name-asian="メイリオ"/>
    </style:style>
    <style:style style:name="T28" style:family="text">
      <style:text-properties style:font-name="メイリオ" style:font-name-asian="メイリオ"/>
    </style:style>
    <style:style style:name="T29" style:family="text">
      <style:text-properties style:font-name="ＭＳ Ｐ明朝" fo:font-size="5pt" style:letter-kerning="true" fo:country="none" style:country-asian="none" style:font-name-asian="メイリオ" style:font-size-asian="5pt" style:font-size-complex="5pt"/>
    </style:style>
    <style:style style:name="T30" style:family="text">
      <style:text-properties style:font-name="メイリオ" style:font-name-asian="メイリオ" fo:font-size="4.5pt" style:font-size-asian="4.5pt" style:font-size-complex="4.5pt"/>
    </style:style>
    <style:style style:name="T31" style:family="text">
      <style:text-properties style:font-name="メイリオ" fo:font-size="4.5pt" style:font-name-asian="メイリオ" style:font-size-asian="4.5pt" style:font-size-complex="4.5pt"/>
    </style:style>
    <style:style style:name="T32" style:family="text">
      <style:text-properties style:font-name-asian="メイリオ" style:font-size-asian="4.5pt" style:font-size-complex="4.5pt"/>
    </style:style>
    <style:style style:name="T33" style:family="text">
      <style:text-properties style:font-name="メイリオ" fo:font-size="5pt" style:letter-kerning="true" fo:country="none" style:country-asian="none" style:font-name-asian="メイリオ" style:font-size-asian="5pt" style:font-size-complex="5pt"/>
    </style:style>
    <style:style style:name="T34" style:family="text">
      <style:text-properties style:font-name="メイリオ" fo:font-size="4.5pt" fo:country="none" style:country-asian="none" style:font-name-asian="メイリオ" style:font-size-asian="4.5pt" style:font-size-complex="4.5pt"/>
    </style:style>
    <style:style style:name="T35" style:family="text">
      <style:text-properties style:font-name="Arial Unicode MS" fo:font-size="5pt" style:letter-kerning="true" fo:country="none" style:country-asian="none" style:font-name-asian="Arial Unicode MS" style:font-size-asian="5pt" style:font-size-complex="5pt"/>
    </style:style>
    <style:style style:name="T36" style:family="text">
      <style:text-properties fo:font-size="4pt" style:font-name-asian="メイリオ" style:font-size-asian="4pt" style:font-size-complex="4pt"/>
    </style:style>
    <style:style style:name="T37" style:family="text">
      <style:text-properties style:font-name="メイリオ" fo:country="none" style:country-asian="none" style:font-name-asian="Arial Unicode MS" style:font-size-asian="6pt" style:font-size-complex="6pt"/>
    </style:style>
    <style:style style:name="T38" style:family="text">
      <style:text-properties style:font-name-asian="メイリオ" style:font-size-asian="5pt" style:font-size-complex="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トップ" table:style-name="ta1">
        <table:table-column table:style-name="co2" table:default-cell-style-name="ce288"/>
        <table:table-row table:style-name="ro7">
          <table:table-cell office:value-type="string" calcext:value-type="string">
            <text:p/>
            <text:p/>
            <text:p/>
            <text:p/>
            <text:p><text:span text:style-name="T25">画面設計書</text:span></text:p>
            <text:p><text:span text:style-name="T25">グリッドレイアウト設計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26">2015年5月8日</text:span></text:p>
            <text:p><text:span text:style-name="T26">株式会社デジタルデザインシンク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</table:table-row>
      </table:table>
      <table:table table:name="受発注管理 発注タブ" table:style-name="ta1">
        <table:table-column table:style-name="co3" table:number-columns-repeated="1020" table:default-cell-style-name="ce2"/>
        <table:table-column table:style-name="co3" table:number-columns-repeated="4" table:default-cell-style-name="Default"/>
        <table:table-row table:style-name="ro3">
          <table:table-cell/>
          <table:table-cell table:style-name="ce3" office:value-type="string" calcext:value-type="string" table:number-columns-spanned="7" table:number-rows-spanned="1">
            <text:p>受発注管理 発注タブ</text:p>
          </table:table-cell>
          <table:covered-table-cell table:number-columns-repeated="6"/>
          <table:table-cell table:style-name="ce4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ce4"/>
          <table:table-cell table:number-columns-repeated="1015"/>
        </table:table-row>
        <table:table-row table:style-name="ro3">
          <table:table-cell/>
          <table:table-cell table:style-name="ce5"/>
          <table:table-cell table:style-name="ce4" table:number-columns-repeated="7"/>
          <table:table-cell table:style-name="ce24"/>
          <table:table-cell table:style-name="ce4" table:number-columns-repeated="9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6"/>
          <table:table-cell table:style-name="ce13"/>
          <table:table-cell table:style-name="ce13">
            <office:annotation office:display="true" draw:style-name="gr1" draw:text-style-name="P2" svg:width="1.55cm" svg:height="0.492cm" svg:x="4.254cm" svg:y="0.92cm" draw:caption-point-x="-2.268cm" draw:caption-point-y="1.799cm">
              <dc:date>2014-12-22T00:00:00</dc:date>
              <text:p text:style-name="P1"><text:span text:style-name="T1">.workspace</text:span></text:p>
            </office:annotation>
          </table:table-cell>
          <table:table-cell table:style-name="ce13"/>
          <table:table-cell table:style-name="ce23" table:number-columns-repeated="4"/>
          <table:table-cell table:style-name="ce13"/>
          <table:table-cell table:style-name="ce26" office:value-type="string" calcext:value-type="string">
            <text:p>受発注管理</text:p>
          </table:table-cell>
          <table:table-cell table:style-name="ce13"/>
          <table:table-cell table:style-name="ce23">
            <office:annotation office:display="true" draw:style-name="gr2" draw:text-style-name="P3" svg:width="1.71cm" svg:height="0.492cm" svg:x="7.945cm" svg:y="2.043cm" draw:caption-point-x="-1.466cm" draw:caption-point-y="0.676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7"/>
          <table:table-cell table:style-name="ce36" office:value-type="string" calcext:value-type="string">
            <office:annotation office:display="true" draw:style-name="gr1" draw:text-style-name="P2" svg:width="1.653cm" svg:height="0.492cm" svg:x="11.237cm" svg:y="1.96cm" draw:caption-point-x="-0.765cm" draw:caption-point-y="0.759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7" office:value-type="string" calcext:value-type="string">
            <text:p>発注</text:p>
          </table:table-cell>
          <table:table-cell table:style-name="ce14" office:value-type="string" calcext:value-type="string">
            <office:annotation office:display="true" draw:style-name="gr3" draw:text-style-name="P3" svg:width="3.031cm" svg:height="1.629cm" svg:x="6.199cm" svg:y="6.751cm" draw:caption-point-x="-4.712cm" draw:caption-point-y="-3.533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受注</text:p>
          </table:table-cell>
          <table:table-cell table:style-name="ce20" table:number-columns-repeated="7"/>
          <table:table-cell table:style-name="ce16" table:number-columns-repeated="2"/>
          <table:table-cell table:style-name="ce20" table:number-columns-repeated="5"/>
          <table:table-cell table:style-name="ce16" table:number-columns-repeated="3"/>
          <table:table-cell table:style-name="ce37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4" svg:width="1.663cm" svg:height="0.438cm" svg:x="6.498cm" svg:y="8.606cm" draw:caption-point-x="-5.51cm" draw:caption-point-y="-4.889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5" office:value-type="string" calcext:value-type="string">
            <text:p>.textbox-0108</text:p>
          </table:table-cell>
          <table:table-cell table:style-name="ce21"/>
          <table:table-cell table:style-name="ce21">
            <office:annotation office:display="true" draw:style-name="gr5" draw:text-style-name="P3" svg:width="2.003cm" svg:height="0.783cm" svg:x="4.557cm" svg:y="1.587cm" draw:caption-point-x="-2.072cm" draw:caption-point-y="2.13cm">
              <dc:date>2015-01-19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4" table:number-columns-repeated="3"/>
          <table:table-cell table:style-name="ce21"/>
          <table:table-cell table:style-name="ce25"/>
          <table:table-cell table:style-name="ce27" office:value-type="string" calcext:value-type="string">
            <office:annotation office:display="true" draw:style-name="gr1" draw:text-style-name="P2" svg:width="1.509cm" svg:height="0.492cm" svg:x="7.621cm" svg:y="6.175cm" draw:caption-point-x="-2.141cm" draw:caption-point-y="-2.458cm">
              <dc:date>2014-12-26T00:00:00</dc:date>
              <text:p text:style-name="P1"><text:span text:style-name="T1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529cm" svg:height="0.438cm" svg:x="7.553cm" svg:y="2.879cm" draw:caption-point-x="-1.573cm" draw:caption-point-y="0.838cm">
              <dc:date>2014-12-26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6" svg:width="1.676cm" svg:height="0.492cm" svg:x="7.991cm" svg:y="5.493cm" draw:caption-point-x="-1.512cm" draw:caption-point-y="-1.776cm">
              <dc:date>2014-12-26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31" office:value-type="string" calcext:value-type="string">
            <office:annotation office:display="true" draw:style-name="gr4" draw:text-style-name="P3" svg:width="2.726cm" svg:height="0.438cm" svg:x="10.314cm" svg:y="5.202cm" draw:caption-point-x="-2.837cm" draw:caption-point-y="-1.485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13" table:number-columns-repeated="3"/>
          <table:table-cell table:style-name="ce38"/>
          <table:table-cell table:number-columns-repeated="1003"/>
        </table:table-row>
        <table:table-row table:style-name="ro4">
          <table:table-cell/>
          <table:table-cell table:style-name="ce9" office:value-type="string" calcext:value-type="string">
            <office:annotation office:display="true" draw:style-name="gr1" draw:text-style-name="P4" svg:width="1.748cm" svg:height="0.492cm" svg:x="6.574cm" svg:y="9.284cm" draw:caption-point-x="-5.586cm" draw:caption-point-y="-5.068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16"/>
          <table:table-cell table:style-name="ce22" table:number-columns-repeated="12"/>
          <table:table-cell table:style-name="ce33" table:number-columns-repeated="2"/>
          <table:table-cell table:style-name="ce34" office:value-type="string" calcext:value-type="string">
            <office:annotation office:display="true" draw:style-name="gr6" draw:text-style-name="P4" svg:width="2.009cm" svg:height="0.492cm" svg:x="11.06cm" svg:y="3.187cm" draw:caption-point-x="-2.085cm" draw:caption-point-y="1.029cm">
              <dc:date>2014-12-22T00:00:00</dc:date>
              <text:p text:style-name="P1"><text:span text:style-name="T1">.button-0101.right</text:span></text:p>
            </office:annotation>
            <text:p>注</text:p>
          </table:table-cell>
          <table:table-cell table:style-name="ce34" office:value-type="string" calcext:value-type="string">
            <text:p>納</text:p>
          </table:table-cell>
          <table:table-cell table:style-name="ce35" office:value-type="string" calcext:value-type="string" table:number-columns-spanned="2" table:number-rows-spanned="1">
            <office:annotation office:display="true" draw:style-name="gr1" draw:text-style-name="P7" svg:width="1.996cm" svg:height="0.492cm" svg:x="11.22cm" svg:y="4.512cm" draw:caption-point-x="-0.748cm" draw:caption-point-y="-0.296cm">
              <dc:date>2014-12-22T00:00:00</dc:date>
              <text:p text:style-name="P5"><text:span text:style-name="T1">.button-0102.right</text:span></text:p>
            </office:annotation>
            <text:p>発指</text:p>
          </table:table-cell>
          <table:covered-table-cell table:style-name="ce35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3"/>
          <table:table-cell table:style-name="ce4" table:number-columns-repeated="5"/>
          <table:table-cell table:number-columns-repeated="995"/>
        </table:table-row>
        <table:table-row table:style-name="ro4" table:number-rows-repeated="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 新規・編集画面(伝票)" table:style-name="ta1">
        <table:table-column table:style-name="co3" table:number-columns-repeated="1024" table:default-cell-style-name="Default"/>
        <table:table-row table:style-name="ro3">
          <table:table-cell table:style-name="ce4"/>
          <table:table-cell table:style-name="ce42" office:value-type="string" calcext:value-type="string">
            <text:p>発注 新規・編集画面(伝票)</text:p>
          </table:table-cell>
          <table:table-cell table:style-name="ce4" table:number-columns-repeated="19"/>
          <table:table-cell table:number-columns-repeated="1003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9"/>
          <table:table-cell table:number-columns-repeated="1003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16"/>
          <table:table-cell table:number-columns-repeated="1003"/>
        </table:table-row>
        <table:table-row table:style-name="ro4">
          <table:table-cell table:style-name="ce4" table:number-columns-repeated="21"/>
          <table:table-cell table:number-columns-repeated="1003"/>
        </table:table-row>
        <table:table-row table:style-name="ro4">
          <table:table-cell table:style-name="ce4"/>
          <table:table-cell table:style-name="ce5"/>
          <table:table-cell table:style-name="ce4" table:number-columns-repeated="15"/>
          <table:table-cell table:style-name="ce58" table:number-columns-repeated="2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6"/>
          <table:table-cell table:style-name="ce23" table:number-columns-repeated="6"/>
          <table:table-cell table:style-name="ce26" office:value-type="string" calcext:value-type="string">
            <office:annotation office:display="true" draw:style-name="gr1" draw:text-style-name="P8" svg:width="1.915cm" svg:height="0.492cm" svg:x="5.147cm" svg:y="1.707cm" draw:caption-point-x="-0.665cm" draw:caption-point-y="0.751cm">
              <dc:date>2015-01-19T00:00:00</dc:date>
              <text:p text:style-name="P1"><text:span text:style-name="T2">.title-text-0117</text:span></text:p>
            </office:annotation>
            <text:p>新規・編集画面</text:p>
          </table:table-cell>
          <table:table-cell table:style-name="ce23" table:number-columns-repeated="5"/>
          <table:table-cell table:style-name="ce13">
            <office:annotation office:display="true" draw:style-name="gr7" draw:text-style-name="P2" svg:width="3.016cm" svg:height="0.783cm" svg:x="8.327cm" svg:y="1.289cm" draw:caption-point-x="-0.85cm" draw:caption-point-y="1.169cm">
              <dc:date>2015-01-23T00:00:00</dc:date>
              <text:p text:style-name="P1"><text:span text:style-name="T1">.workspace.width-max</text:span></text:p>
              <text:p text:style-name="P1"><text:span text:style-name="T1">.workspace.width-max .grid</text:span></text:p>
            </office:annotation>
          </table:table-cell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1.582cm" svg:height="0.492cm" svg:x="10.295cm" svg:y="2.783cm" draw:caption-point-x="-0.821cm" draw:caption-point-y="-0.325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3" office:value-type="string" calcext:value-type="string">
            <text:p>発注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発注コード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3" office:value-type="string" calcext:value-type="string">
            <text:p>発注先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発送指定日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3" office:value-type="string" calcext:value-type="string">
            <text:p>納品指定日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入力者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3" office:value-type="string" calcext:value-type="string">
            <text:p>承認者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備考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3" office:value-type="string" calcext:value-type="string">
            <text:p>合計金額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50" table:number-columns-repeated="3"/>
          <table:table-cell table:style-name="ce57" table:number-columns-repeated="5"/>
          <table:table-cell table:style-name="ce60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4"/>
          <table:table-cell table:style-name="ce50" table:number-columns-repeated="11"/>
          <table:table-cell table:style-name="ce57" table:number-columns-repeated="5"/>
          <table:table-cell table:style-name="ce60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9" office:value-type="string" calcext:value-type="string">
            <office:annotation office:display="true" draw:style-name="gr1" draw:text-style-name="P4" svg:width="1.67cm" svg:height="0.492cm" svg:x="3.225cm" svg:y="7.223cm" draw:caption-point-x="-2.237cm" draw:caption-point-y="-1.271cm">
              <dc:date>2015-01-19T00:00:00</dc:date>
              <text:p text:style-name="P1"><text:span text:style-name="T1">.button-0101</text:span></text:p>
            </office:annotation>
            <text:p>新</text:p>
          </table:table-cell>
          <table:table-cell table:style-name="ce34" office:value-type="string" calcext:value-type="string">
            <text:p>削</text:p>
          </table:table-cell>
          <table:table-cell table:style-name="ce34" office:value-type="string" calcext:value-type="string" table:number-columns-spanned="2" table:number-rows-spanned="1">
            <office:annotation office:display="true" draw:style-name="gr2" draw:text-style-name="P2" svg:width="1.591cm" svg:height="0.492cm" svg:x="3.256cm" svg:y="6.52cm" draw:caption-point-x="-0.771cm" draw:caption-point-y="-0.568cm">
              <dc:date>2015-01-19T00:00:00</dc:date>
              <text:p text:style-name="P1"><text:span text:style-name="T1">button-0102</text:span></text:p>
            </office:annotation>
            <text:p>未在</text:p>
          </table:table-cell>
          <table:covered-table-cell table:style-name="ce55"/>
          <table:table-cell table:style-name="ce34" office:value-type="string" calcext:value-type="string">
            <text:p>返</text:p>
          </table:table-cell>
          <table:table-cell table:style-name="ce56" table:number-columns-repeated="11"/>
          <table:table-cell table:style-name="ce34" office:value-type="string" calcext:value-type="string">
            <text:p>承</text:p>
          </table:table-cell>
          <table:table-cell table:style-name="ce61" office:value-type="string" calcext:value-type="string">
            <office:annotation office:display="true" draw:style-name="gr1" draw:text-style-name="P4" svg:width="2.091cm" svg:height="0.492cm" svg:x="9.964cm" svg:y="5.305cm" draw:caption-point-x="-0.49cm" draw:caption-point-y="0.647cm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style-name="ce4"/>
          <table:table-cell table:number-columns-repeated="1004"/>
        </table:table-row>
        <table:table-row table:style-name="ro4">
          <table:table-cell table:style-name="ce4"/>
          <table:table-cell table:style-name="ce45" office:value-type="string" calcext:value-type="string">
            <text:p>1. .wrap-list</text:p>
            <text:p>2. .list</text:p>
          </table:table-cell>
          <table:table-cell table:style-name="ce51" table:number-columns-repeated="16"/>
          <table:table-cell table:style-name="ce62"/>
          <table:table-cell table:style-name="ce4" table:number-columns-repeated="2"/>
          <table:table-cell table:number-columns-repeated="1003"/>
        </table:table-row>
        <table:table-row table:style-name="ro4" table:number-rows-repeated="6">
          <table:table-cell table:style-name="ce4"/>
          <table:table-cell table:style-name="ce46"/>
          <table:table-cell table:style-name="ce52" table:number-columns-repeated="16"/>
          <table:table-cell table:style-name="ce63"/>
          <table:table-cell table:style-name="ce4" table:number-columns-repeated="2"/>
          <table:table-cell table:number-columns-repeated="1003"/>
        </table:table-row>
        <table:table-row table:style-name="ro4">
          <table:table-cell table:style-name="ce4"/>
          <table:table-cell table:style-name="ce47"/>
          <table:table-cell table:style-name="ce53" table:number-columns-repeated="16"/>
          <table:table-cell table:style-name="ce64"/>
          <table:table-cell table:style-name="ce4" table:number-columns-repeated="2"/>
          <table:table-cell table:number-columns-repeated="1003"/>
        </table:table-row>
        <table:table-row table:style-name="ro4" table:number-rows-repeated="2">
          <table:table-cell table:style-name="ce4" table:number-columns-repeated="21"/>
          <table:table-cell table:number-columns-repeated="1003"/>
        </table:table-row>
        <table:table-row table:style-name="ro4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 新規・編集画面(製品項目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>
            <text:p>発注 新規・編集画面(製品項目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7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/>
          <table:table-cell table:style-name="ce26" office:value-type="string" calcext:value-type="string">
            <office:annotation office:display="true" draw:style-name="gr1" draw:text-style-name="P8" svg:width="2.216cm" svg:height="0.492cm" svg:x="3.624cm" svg:y="1.05cm" draw:caption-point-x="-1.638cm" draw:caption-point-y="1.455cm">
              <dc:date>2014-12-26T00:00:00</dc:date>
              <text:p text:style-name="P1"><text:span text:style-name="T2">.title-text-0109</text:span></text:p>
            </office:annotation>
            <text:p>発注 新規・編集画面</text:p>
          </table:table-cell>
          <table:table-cell table:style-name="ce26"/>
          <table:table-cell table:style-name="ce23" table:number-columns-repeated="3"/>
          <table:table-cell table:style-name="ce13">
            <office:annotation office:display="true" draw:style-name="gr8" draw:text-style-name="P9" svg:width="3.252cm" svg:height="0.731cm" svg:x="6.711cm" svg:y="1.318cm" draw:caption-point-x="-2.229cm" draw:caption-point-y="1.187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629cm" svg:height="0.492cm" svg:x="6.444cm" svg:y="2.751cm" draw:caption-point-x="-0.964cm" draw:caption-point-y="-0.24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4cm" svg:height="0.492cm" svg:x="6.707cm" svg:y="3.47cm" draw:caption-point-x="-1.227cm" draw:caption-point-y="-0.465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大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中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小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</text:p>
            <text:p>.label-0103</text:p>
          </table:table-cell>
          <table:table-cell table:style-name="ce49" table:number-columns-repeated="2"/>
          <table:table-cell table:style-name="ce71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仕入価格</text:p>
            <text:p><text:span text:style-name="T11">.label-0103</text:span></text:p>
          </table:table-cell>
          <table:table-cell table:style-name="ce49" table:number-columns-repeated="2"/>
          <table:table-cell table:style-name="ce15" office:value-type="string" calcext:value-type="string">
            <text:p>.textbox-0107 <text:s/></text:p>
          </table:table-cell>
          <table:table-cell table:style-name="ce21" table:number-columns-repeated="5"/>
          <table:table-cell table:style-name="ce81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個数</text:p>
            <text:p><text:span text:style-name="T11">.label-0103</text:span></text:p>
          </table:table-cell>
          <table:table-cell table:style-name="ce68" table:number-columns-repeated="2"/>
          <table:table-cell table:style-name="ce15"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顧客名</text:span></text:p>
            <text:p><text:span text:style-name="T10">.label-0103</text:span></text:p>
          </table:table-cell>
          <table:table-cell table:style-name="ce68" table:number-columns-repeated="2"/>
          <table:table-cell table:style-name="ce71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7" office:value-type="string" calcext:value-type="string">
            <text:p>発送先</text:p>
            <text:p><text:span text:style-name="T11">.label-0103</text:span></text:p>
          </table:table-cell>
          <table:table-cell table:style-name="ce69" table:number-columns-repeated="2"/>
          <table:table-cell table:style-name="ce72" office:value-type="string" calcext:value-type="string">
            <text:p>.textbox-0107 <text:s/></text:p>
          </table:table-cell>
          <table:table-cell table:style-name="ce75" table:number-columns-repeated="5"/>
          <table:table-cell table:style-name="ce83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6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未在庫一覧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未在庫一覧画面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/>
          <table:table-cell table:style-name="ce4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2"/>
          <table:table-cell/>
          <table:table-cell table:style-name="ce4" table:number-columns-repeated="9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7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office:annotation office:display="true" draw:style-name="gr1" draw:text-style-name="P8" svg:width="1.915cm" svg:height="0.492cm" svg:x="3.376cm" svg:y="1.13cm" draw:caption-point-x="-0.891cm" draw:caption-point-y="1.375cm">
              <dc:date>2015-01-07T00:00:00</dc:date>
              <text:p text:style-name="P1"><text:span text:style-name="T2">.title-text-0109</text:span></text:p>
            </office:annotation>
            <text:p>未在庫一覧</text:p>
          </table:table-cell>
          <table:table-cell table:style-name="ce23" table:number-columns-repeated="3"/>
          <table:table-cell table:style-name="ce13">
            <office:annotation office:display="true" draw:style-name="gr9" draw:text-style-name="P9" svg:width="2.683cm" svg:height="0.731cm" svg:x="6.172cm" svg:y="1.62cm" draw:caption-point-x="-1.69cm" draw:caption-point-y="0.885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82cm" svg:height="0.492cm" svg:x="6.422cm" svg:y="2.75cm" draw:caption-point-x="-0.942cm" draw:caption-point-y="-0.245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5"/>
          <table:table-cell table:style-name="ce22" table:number-columns-repeated="7"/>
          <table:table-cell table:style-name="ce61" office:value-type="string" calcext:value-type="string" table:number-columns-spanned="2" table:number-rows-spanned="1">
            <office:annotation office:display="true" draw:style-name="gr1" draw:text-style-name="P2" svg:width="1.984cm" svg:height="0.492cm" svg:x="6.408cm" svg:y="3.46cm" draw:caption-point-x="-0.928cm" draw:caption-point-y="-0.455cm">
              <dc:date>2015-01-25T00:00:00</dc:date>
              <text:p text:style-name="P1"><text:span text:style-name="T1">.button-0102</text:span></text:p>
            </office:annotation>
            <text:p>追加</text:p>
          </table:table-cell>
          <table:covered-table-cell table:style-name="ce8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6" office:value-type="string" calcext:value-type="string">
            <text:p>1. .wrap-list</text:p>
            <text:p>2. .list</text:p>
          </table:table-cell>
          <table:table-cell table:style-name="ce87" table:number-columns-repeated="8"/>
          <table:table-cell table:style-name="ce90"/>
          <table:table-cell table:style-name="ce4"/>
          <table:table-cell table:number-columns-repeated="1012"/>
        </table:table-row>
        <table:table-row table:style-name="ro4" table:number-rows-repeated="2">
          <table:table-cell table:style-name="ce4"/>
          <table:table-cell table:style-name="ce11"/>
          <table:table-cell table:style-name="ce18" table:number-columns-repeated="8"/>
          <table:table-cell table:style-name="ce4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1"/>
          <table:table-cell table:style-name="ce18" table:number-columns-repeated="2"/>
          <table:table-cell table:style-name="ce88"/>
          <table:table-cell table:style-name="ce18" table:number-columns-repeated="5"/>
          <table:table-cell table:style-name="ce40"/>
          <table:table-cell table:style-name="ce4"/>
          <table:table-cell table:number-columns-repeated="1012"/>
        </table:table-row>
        <table:table-row table:style-name="ro4" table:number-rows-repeated="6">
          <table:table-cell table:style-name="ce4"/>
          <table:table-cell table:style-name="ce11"/>
          <table:table-cell table:style-name="ce18" table:number-columns-repeated="8"/>
          <table:table-cell table:style-name="ce4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table:number-columns-repeated="8"/>
          <table:table-cell table:style-name="ce41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返品編集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返品編集画面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9" svg:width="1.759cm" svg:height="0.492cm" svg:x="3.845cm" svg:y="0.894cm" draw:caption-point-x="-1.36cm" draw:caption-point-y="1.611cm">
              <dc:date>2014-12-26T00:00:00</dc:date>
              <text:p text:style-name="P1"><text:span text:style-name="T2">.title-text-0109</text:span></text:p>
            </office:annotation>
            <text:p>返品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10" draw:text-style-name="P2" svg:width="2.945cm" svg:height="0.783cm" svg:x="5.902cm" svg:y="1.353cm" draw:caption-point-x="-1.919cm" draw:caption-point-y="1.152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36" office:value-type="string" calcext:value-type="string">
            <office:annotation office:display="true" draw:style-name="gr1" draw:text-style-name="P2" svg:width="1.566cm" svg:height="0.492cm" svg:x="6.209cm" svg:y="2.758cm" draw:caption-point-x="-0.729cm" draw:caption-point-y="-0.25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2cm" svg:height="0.492cm" svg:x="6.436cm" svg:y="3.55cm" draw:caption-point-x="-0.956cm" draw:caption-point-y="-0.545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33"/>
          <table:table-cell table:style-name="ce100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93" office:value-type="float" office:value="1" calcext:value-type="float">
            <office:annotation office:display="true" draw:style-name="gr11" draw:text-style-name="P3" svg:width="1.494cm" svg:height="0.466cm" svg:x="2.371cm" svg:y="3.499cm" draw:caption-point-x="-0.884cm" draw:caption-point-y="0.504cm">
              <dc:date>2014-12-26T00:00:00</dc:date>
              <text:p text:style-name="P1"><text:span text:style-name="T5">.textbox-0101</text:span></text:p>
            </office:annotation>
            <text:p>1</text:p>
          </table:table-cell>
          <table:table-cell table:style-name="ce95" office:value-type="string" calcext:value-type="string">
            <office:annotation office:display="true" draw:style-name="gr2" draw:text-style-name="P3" svg:width="1.414cm" svg:height="0.492cm" svg:x="2.902cm" svg:y="4.844cm" draw:caption-point-x="-0.916cm" draw:caption-point-y="-0.841cm">
              <dc:date>2015-01-19T00:00:00</dc:date>
              <text:p text:style-name="P1"><text:span text:style-name="T1">.label-0101</text:span></text:p>
            </office:annotation>
            <text:p><text:s/>/ 10</text:p>
          </table:table-cell>
          <table:table-cell table:style-name="ce97"/>
          <table:table-cell table:style-name="ce57" table:number-columns-repeated="5"/>
          <table:table-cell table:style-name="ce101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92"/>
          <table:table-cell table:style-name="ce94" table:number-columns-repeated="7"/>
          <table:table-cell table:style-name="ce99"/>
          <table:table-cell table:style-name="ce102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発注管理 受注タブ" table:style-name="ta1">
        <table:table-column table:style-name="co3" table:number-columns-repeated="1020" table:default-cell-style-name="ce2"/>
        <table:table-column table:style-name="co3" table:number-columns-repeated="4" table:default-cell-style-name="Default"/>
        <table:table-row table:style-name="ro3">
          <table:table-cell/>
          <table:table-cell table:style-name="ce3" office:value-type="string" calcext:value-type="string" table:number-columns-spanned="10" table:number-rows-spanned="1">
            <text:p>受発注管理 受注タブ</text:p>
          </table:table-cell>
          <table:covered-table-cell table:number-columns-repeated="6"/>
          <table:covered-table-cell table:style-name="ce4"/>
          <table:covered-table-cell table:number-columns-repeated="2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4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4" table:number-rows-repeated="2">
          <table:table-cell table:number-columns-repeated="8"/>
          <table:table-cell table:style-name="ce4"/>
          <table:table-cell table:number-columns-repeated="1015"/>
        </table:table-row>
        <table:table-row table:style-name="ro4">
          <table:table-cell/>
          <table:table-cell table:style-name="ce5"/>
          <table:table-cell table:style-name="ce4" table:number-columns-repeated="1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6"/>
          <table:table-cell table:style-name="ce13"/>
          <table:table-cell table:style-name="ce13">
            <office:annotation office:display="true" draw:style-name="gr1" draw:text-style-name="P2" svg:width="1.414cm" svg:height="0.492cm" svg:x="3.733cm" svg:y="1.196cm" draw:caption-point-x="-1.747cm" draw:caption-point-y="1.713cm">
              <dc:date>2014-12-22T00:00:00</dc:date>
              <text:p text:style-name="P1"><text:span text:style-name="T1">.workspace</text:span></text:p>
            </office:annotation>
          </table:table-cell>
          <table:table-cell table:style-name="ce13"/>
          <table:table-cell table:style-name="ce23" table:number-columns-repeated="2"/>
          <table:table-cell table:style-name="ce13"/>
          <table:table-cell table:style-name="ce23"/>
          <table:table-cell table:style-name="ce26"/>
          <table:table-cell table:style-name="ce26" office:value-type="string" calcext:value-type="string">
            <text:p>受発注管理</text:p>
          </table:table-cell>
          <table:table-cell table:style-name="ce13"/>
          <table:table-cell table:style-name="ce23">
            <office:annotation office:display="true" draw:style-name="gr2" draw:text-style-name="P3" svg:width="2.073cm" svg:height="0.492cm" svg:x="7.878cm" svg:y="2.204cm" draw:caption-point-x="-1.399cm" draw:caption-point-y="0.705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7"/>
          <table:table-cell table:style-name="ce36" office:value-type="string" calcext:value-type="string">
            <office:annotation office:display="true" draw:style-name="gr1" draw:text-style-name="P2" svg:width="1.653cm" svg:height="0.492cm" svg:x="11.258cm" svg:y="2.097cm" draw:caption-point-x="-0.786cm" draw:caption-point-y="0.81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103" office:value-type="string" calcext:value-type="string">
            <text:p>発注</text:p>
          </table:table-cell>
          <table:table-cell table:style-name="ce104" office:value-type="string" calcext:value-type="string">
            <office:annotation office:display="true" draw:style-name="gr12" draw:text-style-name="P3" svg:width="3.054cm" svg:height="1.655cm" svg:x="4.65cm" svg:y="6.227cm" draw:caption-point-x="-3.163cm" draw:caption-point-y="-2.818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受注</text:p>
          </table:table-cell>
          <table:table-cell table:style-name="ce105"/>
          <table:table-cell table:style-name="ce20" table:number-columns-repeated="16"/>
          <table:table-cell table:style-name="ce109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13" draw:text-style-name="P4" svg:width="1.32cm" svg:height="0.451cm" svg:x="4.859cm" svg:y="8.186cm" draw:caption-point-x="-3.871cm" draw:caption-point-y="-4.278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5" office:value-type="string" calcext:value-type="string">
            <text:p>.textbox-0108</text:p>
          </table:table-cell>
          <table:table-cell table:style-name="ce21"/>
          <table:table-cell table:style-name="ce106">
            <office:annotation office:display="true" draw:style-name="gr7" draw:text-style-name="P2" svg:width="1.872cm" svg:height="0.783cm" svg:x="4.307cm" svg:y="1.902cm" draw:caption-point-x="-1.822cm" draw:caption-point-y="2.006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7" office:value-type="string" calcext:value-type="string">
            <office:annotation office:display="true" draw:style-name="gr1" draw:text-style-name="P11" svg:width="1.662cm" svg:height="0.492cm" svg:x="6.532cm" svg:y="5.316cm" draw:caption-point-x="-1.052cm" draw:caption-point-y="-1.408cm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524cm" svg:height="0.438cm" svg:x="7.568cm" svg:y="3.152cm" draw:caption-point-x="-1.588cm" draw:caption-point-y="0.756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/>
          <table:table-cell table:style-name="ce29"/>
          <table:table-cell table:style-name="ce31" office:value-type="string" calcext:value-type="string">
            <office:annotation office:display="true" draw:style-name="gr4" draw:text-style-name="P3" svg:width="2.679cm" svg:height="0.438cm" svg:x="9.924cm" svg:y="5.548cm" draw:caption-point-x="-2.447cm" draw:caption-point-y="-1.64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13" office:value-type="string" calcext:value-type="string" table:number-columns-spanned="2" table:number-rows-spanned="1">
            <text:p>受注種別</text:p>
          </table:table-cell>
          <table:covered-table-cell table:style-name="ce107"/>
          <table:table-cell table:style-name="ce108" office:value-type="string" calcext:value-type="string">
            <office:annotation office:display="true" draw:style-name="gr1" draw:text-style-name="P12" svg:width="1.793cm" svg:height="0.492cm" svg:x="11.294cm" svg:y="2.891cm" draw:caption-point-x="-1.321cm" draw:caption-point-y="1.017cm">
              <dc:date>2014-12-22T00:00:00</dc:date>
              <text:p text:style-name="P5"><text:span text:style-name="T6">.pulldown-0102</text:span></text:p>
            </office:annotation>
            <text:p/>
          </table:table-cell>
          <table:table-cell table:style-name="ce80"/>
          <table:table-cell table:number-columns-repeated="2"/>
          <table:table-cell table:style-name="ce4" table:number-columns-repeated="6"/>
          <table:table-cell table:number-columns-repeated="995"/>
        </table:table-row>
        <table:table-row table:style-name="ro4">
          <table:table-cell/>
          <table:table-cell table:style-name="ce9" office:value-type="string" calcext:value-type="string">
            <office:annotation office:display="true" draw:style-name="gr1" draw:text-style-name="P11" svg:width="1.569cm" svg:height="0.492cm" svg:x="4.847cm" svg:y="8.793cm" draw:caption-point-x="-3.859cm" draw:caption-point-y="-4.386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34" office:value-type="string" calcext:value-type="string">
            <text:p>削</text:p>
          </table:table-cell>
          <table:table-cell table:style-name="ce22" table:number-columns-repeated="10"/>
          <table:table-cell table:style-name="ce34" office:value-type="string" calcext:value-type="string">
            <text:p>見</text:p>
          </table:table-cell>
          <table:table-cell table:style-name="ce34" office:value-type="string" calcext:value-type="string">
            <text:p>注</text:p>
          </table:table-cell>
          <table:table-cell table:style-name="ce34" office:value-type="string" calcext:value-type="string">
            <text:p>納</text:p>
          </table:table-cell>
          <table:table-cell table:style-name="ce34" office:value-type="string" calcext:value-type="string">
            <office:annotation office:display="true" draw:style-name="gr1" draw:text-style-name="P4" svg:width="2.077cm" svg:height="0.492cm" svg:x="11.423cm" svg:y="4.854cm" draw:caption-point-x="-2.947cm" draw:caption-point-y="-0.447cm">
              <dc:date>2015-01-25T00:00:00</dc:date>
              <text:p text:style-name="P1"><text:span text:style-name="T1">.button-0101</text:span></text:p>
            </office:annotation>
            <text:p>注</text:p>
          </table:table-cell>
          <table:table-cell table:style-name="ce34" office:value-type="string" calcext:value-type="string" table:number-columns-spanned="2" table:number-rows-spanned="1">
            <text:p>注請</text:p>
          </table:table-cell>
          <table:covered-table-cell table:style-name="ce55"/>
          <table:table-cell table:style-name="ce35" office:value-type="string" calcext:value-type="string" table:number-columns-spanned="2" table:number-rows-spanned="1">
            <office:annotation office:display="true" draw:style-name="gr1" draw:text-style-name="P3" svg:width="2.154cm" svg:height="0.492cm" svg:x="11.372cm" svg:y="3.694cm" draw:caption-point-x="-0.9cm" draw:caption-point-y="0.713cm">
              <dc:date>2015-01-25T00:00:00</dc:date>
              <text:p text:style-name="P1"><text:span text:style-name="T1">.button-0102</text:span></text:p>
            </office:annotation>
            <text:p>発指</text:p>
          </table:table-cell>
          <table:covered-table-cell table:style-name="ce35"/>
          <table:table-cell table:number-columns-repeated="2"/>
          <table:table-cell table:style-name="ce4" table:number-columns-repeated="6"/>
          <table:table-cell table:number-columns-repeated="995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/>
          <table:table-cell table:style-name="ce4" table:number-columns-repeated="6"/>
          <table:table-cell table:number-columns-repeated="996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注 新規・編集画面(伝票)" table:style-name="ta1">
        <table:table-column table:style-name="co3" table:number-columns-repeated="1018" table:default-cell-style-name="ce4"/>
        <table:table-column table:style-name="co3" table:number-columns-repeated="6" table:default-cell-style-name="Default"/>
        <table:table-row table:style-name="ro4">
          <table:table-cell/>
          <table:table-cell table:style-name="ce42" office:value-type="string" calcext:value-type="string" table:number-columns-spanned="7" table:number-rows-spanned="1">
            <text:p>受注 新規・編集画面(伝票)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6"/>
          <table:table-cell table:style-name="ce23" table:number-columns-repeated="6"/>
          <table:table-cell table:style-name="ce26" office:value-type="string" calcext:value-type="string">
            <office:annotation office:display="true" draw:style-name="gr1" draw:text-style-name="P8" svg:width="1.915cm" svg:height="0.492cm" svg:x="5.147cm" svg:y="1.754cm" draw:caption-point-x="-0.665cm" draw:caption-point-y="0.751cm">
              <dc:date>2015-01-19T00:00:00</dc:date>
              <text:p text:style-name="P1"><text:span text:style-name="T2">.title-text-0117</text:span></text:p>
            </office:annotation>
            <text:p>新規・編集画面</text:p>
          </table:table-cell>
          <table:table-cell table:style-name="ce23" table:number-columns-repeated="5"/>
          <table:table-cell table:style-name="ce13">
            <office:annotation office:display="true" draw:style-name="gr7" draw:text-style-name="P2" svg:width="3.237cm" svg:height="0.783cm" svg:x="8.843cm" svg:y="1.43cm" draw:caption-point-x="-1.366cm" draw:caption-point-y="1.075cm">
              <dc:date>2015-01-19T00:00:00</dc:date>
              <text:p text:style-name="P1"><text:span text:style-name="T1">.workspace.width-max</text:span></text:p>
              <text:p text:style-name="P1"><text:span text:style-name="T1">.workspace.width-max .grid</text:span></text:p>
            </office:annotation>
          </table:table-cell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1.582cm" svg:height="0.492cm" svg:x="10.26cm" svg:y="2.836cm" draw:caption-point-x="-0.786cm" draw:caption-point-y="-0.33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4">
          <table:table-cell/>
          <table:table-cell table:style-name="ce43" office:value-type="string" calcext:value-type="string">
            <text:p>受注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110" table:number-columns-repeated="4"/>
          <table:table-cell table:style-name="ce25"/>
          <table:table-cell table:style-name="ce111" office:value-type="string" calcext:value-type="string">
            <text:p><text:span text:style-name="T10">顧客コード</text:span></text:p>
            <text:p><text:span text:style-name="T10">.label-0103</text:span>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110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66" office:value-type="string" calcext:value-type="string">
            <text:p><text:span text:style-name="T10">顧客名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111" office:value-type="string" calcext:value-type="string">
            <text:p><text:span text:style-name="T10">出荷指定日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66" office:value-type="string" calcext:value-type="string">
            <text:p><text:span text:style-name="T10">納品指定日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111" office:value-type="string" calcext:value-type="string">
            <text:p><text:span text:style-name="T10">締日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66" office:value-type="string" calcext:value-type="string">
            <text:p><text:span text:style-name="T10">支払日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111" office:value-type="string" calcext:value-type="string">
            <text:p><text:span text:style-name="T10">入力者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66" office:value-type="string" calcext:value-type="string">
            <text:p><text:span text:style-name="T10">承認者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111" office:value-type="string" calcext:value-type="string">
            <text:p><text:span text:style-name="T10">備考(社内向)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66" office:value-type="string" calcext:value-type="string">
            <text:p><text:span text:style-name="T10">備考(社外向)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111" office:value-type="string" calcext:value-type="string">
            <text:p><text:span text:style-name="T10">合計金額</text:span></text:p>
            <text:p><text:span text:style-name="T10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59"/>
          <table:table-cell table:number-columns-repeated="1005"/>
        </table:table-row>
        <table:table-row table:style-name="ro4">
          <table:table-cell/>
          <table:table-cell table:style-name="ce44"/>
          <table:table-cell table:style-name="ce49" table:number-columns-repeated="2"/>
          <table:table-cell table:style-name="ce50" table:number-columns-repeated="9"/>
          <table:table-cell table:style-name="ce57" table:number-columns-repeated="5"/>
          <table:table-cell table:style-name="ce60"/>
          <table:table-cell table:number-columns-repeated="1005"/>
        </table:table-row>
        <table:table-row table:style-name="ro4">
          <table:table-cell/>
          <table:table-cell table:style-name="ce9" office:value-type="string" calcext:value-type="string">
            <office:annotation office:display="true" draw:style-name="gr1" draw:text-style-name="P4" svg:width="1.67cm" svg:height="0.492cm" svg:x="2.537cm" svg:y="7.753cm" draw:caption-point-x="-1.549cm" draw:caption-point-y="-1.254cm">
              <dc:date>2015-01-19T00:00:00</dc:date>
              <text:p text:style-name="P1"><text:span text:style-name="T1">.button-0101</text:span></text:p>
            </office:annotation>
            <text:p>新</text:p>
          </table:table-cell>
          <table:table-cell table:style-name="ce34" office:value-type="string" calcext:value-type="string">
            <text:p>削</text:p>
          </table:table-cell>
          <table:table-cell table:style-name="ce34" office:value-type="string" calcext:value-type="string">
            <text:p>返</text:p>
          </table:table-cell>
          <table:table-cell table:style-name="ce34" office:value-type="string" calcext:value-type="string" table:number-columns-spanned="2" table:number-rows-spanned="1">
            <office:annotation office:display="true" draw:style-name="gr2" draw:text-style-name="P2" svg:width="1.591cm" svg:height="0.492cm" svg:x="3.756cm" svg:y="7.067cm" draw:caption-point-x="-0.771cm" draw:caption-point-y="-0.568cm">
              <dc:date>2015-01-19T00:00:00</dc:date>
              <text:p text:style-name="P1"><text:span text:style-name="T1">button-0102</text:span></text:p>
            </office:annotation>
            <text:p>ノ詳</text:p>
          </table:table-cell>
          <table:covered-table-cell table:style-name="ce56"/>
          <table:table-cell table:style-name="ce56" table:number-columns-repeated="11"/>
          <table:table-cell table:style-name="ce34" office:value-type="string" calcext:value-type="string">
            <text:p>承※</text:p>
          </table:table-cell>
          <table:table-cell table:style-name="ce61" office:value-type="string" calcext:value-type="string">
            <office:annotation office:display="true" draw:style-name="gr1" draw:text-style-name="P4" svg:width="2.091cm" svg:height="0.492cm" svg:x="10.235cm" svg:y="5.776cm" draw:caption-point-x="-0.761cm" draw:caption-point-y="0.723cm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number-columns-repeated="1005"/>
        </table:table-row>
        <table:table-row table:style-name="ro4">
          <table:table-cell/>
          <table:table-cell table:style-name="ce45" office:value-type="string" calcext:value-type="string">
            <text:p>1. .wrap-list</text:p>
            <text:p>2. .list</text:p>
          </table:table-cell>
          <table:table-cell table:style-name="ce51" table:number-columns-repeated="16"/>
          <table:table-cell table:style-name="ce62"/>
          <table:table-cell table:number-columns-repeated="1005"/>
        </table:table-row>
        <table:table-row table:style-name="ro4" table:number-rows-repeated="5">
          <table:table-cell/>
          <table:table-cell table:style-name="ce46"/>
          <table:table-cell table:style-name="ce52" table:number-columns-repeated="16"/>
          <table:table-cell table:style-name="ce63"/>
          <table:table-cell table:number-columns-repeated="1005"/>
        </table:table-row>
        <table:table-row table:style-name="ro4">
          <table:table-cell/>
          <table:table-cell table:style-name="ce46"/>
          <table:table-cell table:style-name="ce52"/>
          <table:table-cell table:style-name="ce30" table:number-columns-repeated="2"/>
          <table:table-cell table:style-name="ce52" table:number-columns-repeated="13"/>
          <table:table-cell table:style-name="ce63"/>
          <table:table-cell table:number-columns-repeated="1005"/>
        </table:table-row>
        <table:table-row table:style-name="ro4">
          <table:table-cell/>
          <table:table-cell table:style-name="ce47"/>
          <table:table-cell table:style-name="ce53" table:number-columns-repeated="16"/>
          <table:table-cell table:style-name="ce64"/>
          <table:table-cell table:number-columns-repeated="1005"/>
        </table:table-row>
        <table:table-row table:style-name="ro4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注 新規・編集画面(製品項目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>
            <text:p>受注 新規・編集画面(製品項目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7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/>
          <table:table-cell table:style-name="ce26" office:value-type="string" calcext:value-type="string">
            <office:annotation office:display="true" draw:style-name="gr1" draw:text-style-name="P8" svg:width="1.698cm" svg:height="0.492cm" svg:x="3.939cm" svg:y="1.072cm" draw:caption-point-x="-1.953cm" draw:caption-point-y="1.433cm">
              <dc:date>2014-12-26T00:00:00</dc:date>
              <text:p text:style-name="P1"><text:span text:style-name="T2">.title-text-0109</text:span></text:p>
            </office:annotation>
            <text:p>受注 新規・編集画面</text:p>
          </table:table-cell>
          <table:table-cell table:style-name="ce23" table:number-columns-repeated="2"/>
          <table:table-cell table:style-name="ce13">
            <office:annotation office:display="true" draw:style-name="gr14" draw:text-style-name="P2" svg:width="2.923cm" svg:height="0.783cm" svg:x="5.91cm" svg:y="1.385cm" draw:caption-point-x="-2.426cm" draw:caption-point-y="1.12cm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77"/>
          <table:table-cell table:style-name="ce35" office:value-type="string" calcext:value-type="string">
            <office:annotation office:display="true" draw:style-name="gr1" draw:text-style-name="P2" svg:width="1.627cm" svg:height="0.492cm" svg:x="6.153cm" svg:y="2.711cm" draw:caption-point-x="-0.673cm" draw:caption-point-y="-0.20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/>
          <table:table-cell table:style-name="ce57" table:number-columns-repeated="2"/>
          <table:table-cell table:style-name="ce16"/>
          <table:table-cell table:style-name="ce70"/>
          <table:table-cell table:style-name="ce57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73cm" svg:height="0.492cm" svg:x="6.619cm" svg:y="3.855cm" draw:caption-point-x="-1.139cm" draw:caption-point-y="-0.85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117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大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中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66" office:value-type="string" calcext:value-type="string">
            <text:p><text:span text:style-name="T10">製品種別(小)</text:span></text:p>
            <text:p><text:span text:style-name="T10">.label-0103</text:span></text:p>
          </table:table-cell>
          <table:table-cell table:style-name="ce48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79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</text:p>
            <text:p>.label-0103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販売価格</text:p>
            <text:p><text:span text:style-name="T11">.label-0103</text:span></text:p>
          </table:table-cell>
          <table:table-cell table:style-name="ce49" table:number-columns-repeated="2"/>
          <table:table-cell table:style-name="ce113" office:value-type="string" calcext:value-type="string">
            <text:p>.textbox-0107 <text:s/></text:p>
          </table:table-cell>
          <table:table-cell table:style-name="ce21" table:number-columns-repeated="5"/>
          <table:table-cell table:style-name="ce81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個数</text:p>
            <text:p><text:span text:style-name="T11">.label-0103</text:span></text:p>
          </table:table-cell>
          <table:table-cell table:style-name="ce68" table:number-columns-repeated="2"/>
          <table:table-cell table:style-name="ce113" office:value-type="string" calcext:value-type="string">
            <text:p>.textbox-0107 <text:s/></text:p>
          </table:table-cell>
          <table:table-cell table:style-name="ce21" table:number-columns-repeated="5"/>
          <table:table-cell table:style-name="ce81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発送先</text:p>
            <text:p><text:span text:style-name="T11">.label-0103</text:span></text:p>
          </table:table-cell>
          <table:table-cell table:style-name="ce68" table:number-columns-repeated="2"/>
          <table:table-cell table:style-name="ce113" office:value-type="string" calcext:value-type="string">
            <text:p>.textbox-0107 <text:s/></text:p>
          </table:table-cell>
          <table:table-cell table:style-name="ce21" table:number-columns-repeated="5"/>
          <table:table-cell table:style-name="ce81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12" office:value-type="string" calcext:value-type="string" table:number-columns-spanned="3" table:number-rows-spanned="2">
            <text:p><text:span text:style-name="T12">備考</text:span></text:p>
            <text:p><text:span text:style-name="T11">.label-0103</text:span></text:p>
            <text:p/>
          </table:table-cell>
          <table:covered-table-cell table:number-columns-repeated="2" table:style-name="ce49"/>
          <table:table-cell table:style-name="ce114" office:value-type="string" calcext:value-type="string">
            <text:p>.textarea-0207 <text:s/></text:p>
          </table:table-cell>
          <table:table-cell table:style-name="ce110" table:number-columns-repeated="5"/>
          <table:table-cell table:style-name="ce118"/>
          <table:table-cell table:style-name="ce4"/>
          <table:table-cell table:number-columns-repeated="1012"/>
        </table:table-row>
        <table:table-row table:style-name="ro4">
          <table:table-cell table:style-name="ce4"/>
          <table:covered-table-cell table:style-name="ce92"/>
          <table:covered-table-cell table:number-columns-repeated="2" table:style-name="ce69"/>
          <table:table-cell table:style-name="ce115"/>
          <table:table-cell table:style-name="ce116" table:number-columns-repeated="5"/>
          <table:table-cell table:style-name="ce119"/>
          <table:table-cell table:style-name="ce4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　個人タブ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10" table:number-rows-spanned="1">
            <text:p>取引先管理 個人タブ</text:p>
          </table:table-cell>
          <table:covered-table-cell table:style-name="ce4"/>
          <table:covered-table-cell table:number-columns-repeated="8" table:style-name="ce2"/>
          <table:table-cell table:style-name="ce2" table:number-columns-repeated="10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/>
          <table:table-cell table:style-name="ce2" table:number-columns-repeated="18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2" table:number-columns-repeated="16"/>
          <table:table-cell table:style-name="ce4"/>
          <table:table-cell table:number-columns-repeated="1002"/>
        </table:table-row>
        <table:table-row table:style-name="ro4" table:number-rows-repeated="2">
          <table:table-cell table:style-name="ce4" table:number-columns-repeated="3"/>
          <table:table-cell table:style-name="ce2" table:number-columns-repeated="18"/>
          <table:table-cell table:style-name="ce4"/>
          <table:table-cell table:number-columns-repeated="1002"/>
        </table:table-row>
        <table:table-row table:style-name="ro4">
          <table:table-cell table:style-name="ce2"/>
          <table:table-cell table:style-name="ce5"/>
          <table:table-cell table:style-name="ce4" table:number-columns-repeated="17"/>
          <table:table-cell table:number-columns-repeated="2"/>
          <table:table-cell table:style-name="ce2"/>
          <table:table-cell table:number-columns-repeated="1002"/>
        </table:table-row>
        <table:table-row table:style-name="ro4">
          <table:table-cell table:style-name="ce2"/>
          <table:table-cell table:style-name="ce120"/>
          <table:table-cell table:style-name="ce121"/>
          <table:table-cell table:style-name="ce13">
            <office:annotation office:display="true" draw:style-name="gr1" draw:text-style-name="P2" svg:width="1.575cm" svg:height="0.492cm" svg:x="3.768cm" svg:y="1.115cm" draw:caption-point-x="-1.782cm" draw:caption-point-y="1.89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5"/>
          <table:table-cell table:style-name="ce26" office:value-type="string" calcext:value-type="string">
            <text:p>取引先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7.169cm" svg:y="2.292cm" draw:caption-point-x="-1.189cm" draw:caption-point-y="0.713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576cm" svg:height="0.492cm" svg:x="11.121cm" svg:y="2.382cm" draw:caption-point-x="-0.649cm" draw:caption-point-y="0.62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 table:style-name="ce4"/>
          <table:table-cell table:style-name="ce7" office:value-type="string" calcext:value-type="string">
            <text:p>個人</text:p>
          </table:table-cell>
          <table:table-cell table:style-name="ce14" office:value-type="string" calcext:value-type="string">
            <office:annotation office:display="true" draw:style-name="gr15" draw:text-style-name="P3" svg:width="3.034cm" svg:height="1.639cm" svg:x="4.287cm" svg:y="6.078cm" draw:caption-point-x="-2.8cm" draw:caption-point-y="-2.574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会社</text:p>
          </table:table-cell>
          <table:table-cell table:style-name="ce105"/>
          <table:table-cell table:style-name="ce20" table:number-columns-repeated="16"/>
          <table:table-cell table:style-name="ce109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8" office:value-type="string" calcext:value-type="string">
            <office:annotation office:display="true" draw:style-name="gr16" draw:text-style-name="P4" svg:width="1.454cm" svg:height="0.447cm" svg:x="4.859cm" svg:y="8.121cm" draw:caption-point-x="-3.871cm" draw:caption-point-y="-4.118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13" office:value-type="string" calcext:value-type="string">
            <text:p>.textbox-0108</text:p>
          </table:table-cell>
          <table:table-cell table:style-name="ce21"/>
          <table:table-cell table:style-name="ce123">
            <office:annotation office:display="true" draw:style-name="gr7" draw:text-style-name="P2" svg:width="1.964cm" svg:height="0.783cm" svg:x="4.174cm" svg:y="1.9cm" draw:caption-point-x="-1.689cm" draw:caption-point-y="2.103cm">
              <dc:date>2015-01-19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1" table:number-columns-repeated="4"/>
          <table:table-cell table:style-name="ce25"/>
          <table:table-cell table:style-name="ce34" office:value-type="string" calcext:value-type="string">
            <office:annotation office:display="true" draw:style-name="gr1" draw:text-style-name="P11" svg:width="1.573cm" svg:height="0.492cm" svg:x="9.206cm" svg:y="5.717cm" draw:caption-point-x="-3.726cm" draw:caption-point-y="-1.714cm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432cm" svg:height="0.438cm" svg:x="7.147cm" svg:y="3.229cm" draw:caption-point-x="-1.167cm" draw:caption-point-y="0.774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6" svg:width="1.642cm" svg:height="0.492cm" svg:x="9.063cm" svg:y="5.059cm" draw:caption-point-x="-2.584cm" draw:caption-point-y="-1.056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31" office:value-type="string" calcext:value-type="string">
            <office:annotation office:display="true" draw:style-name="gr4" draw:text-style-name="P3" svg:width="2.69cm" svg:height="0.438cm" svg:x="9.217cm" svg:y="4.445cm" draw:caption-point-x="-1.74cm" draw:caption-point-y="-0.442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33" table:number-columns-repeated="2"/>
          <table:table-cell table:style-name="ce13"/>
          <table:table-cell table:style-name="ce38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9" office:value-type="string" calcext:value-type="string">
            <office:annotation office:display="true" draw:style-name="gr1" draw:text-style-name="P11" svg:width="1.553cm" svg:height="0.492cm" svg:x="5.14cm" svg:y="8.989cm" draw:caption-point-x="-4.152cm" draw:caption-point-y="-4.487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22" office:value-type="string" calcext:value-type="string">
            <text:p>削</text:p>
          </table:table-cell>
          <table:table-cell table:style-name="ce22" table:number-columns-repeated="12"/>
          <table:table-cell table:style-name="ce124" table:number-columns-repeated="4"/>
          <table:table-cell table:style-name="ce125"/>
          <table:table-cell table:style-name="ce100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style-name="ce4"/>
          <table:table-cell table:number-columns-repeated="1002"/>
        </table:table-row>
        <table:table-row table:style-name="ro4" table:number-rows-repeated="3">
          <table:table-cell table:style-name="ce4"/>
          <table:table-cell table:style-name="ce11"/>
          <table:table-cell table:style-name="ce18" table:number-columns-repeated="18"/>
          <table:table-cell table:style-name="ce40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style-name="ce4"/>
          <table:table-cell table:number-columns-repeated="1002"/>
        </table:table-row>
        <table:table-row table:style-name="ro4" table:number-rows-repeated="4">
          <table:table-cell table:style-name="ce4"/>
          <table:table-cell table:style-name="ce11"/>
          <table:table-cell table:style-name="ce18" table:number-columns-repeated="18"/>
          <table:table-cell table:style-name="ce40"/>
          <table:table-cell table:style-name="ce4"/>
          <table:table-cell table:number-columns-repeated="1002"/>
        </table:table-row>
        <table:table-row table:style-name="ro4">
          <table:table-cell table:style-name="ce4"/>
          <table:table-cell table:style-name="ce12"/>
          <table:table-cell table:style-name="ce19" table:number-columns-repeated="18"/>
          <table:table-cell table:style-name="ce41"/>
          <table:table-cell table:style-name="ce4"/>
          <table:table-cell table:number-columns-repeated="1002"/>
        </table:table-row>
        <table:table-row table:style-name="ro4">
          <table:table-cell table:style-name="ce4" table:number-columns-repeated="22"/>
          <table:table-cell table:number-columns-repeated="1002"/>
        </table:table-row>
        <table:table-row table:style-name="ro4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登録・編集画面 (個人)" table:style-name="ta1">
        <table:table-column table:style-name="co3" table:default-cell-style-name="ce4"/>
        <table:table-column table:style-name="co3" table:default-cell-style-name="ce43"/>
        <table:table-column table:style-name="co3" table:number-columns-repeated="2" table:default-cell-style-name="ce49"/>
        <table:table-column table:style-name="co3" table:default-cell-style-name="ce54"/>
        <table:table-column table:style-name="co3" table:number-columns-repeated="5" table:default-cell-style-name="ce21"/>
        <table:table-column table:style-name="co3" table:default-cell-style-name="ce59"/>
        <table:table-column table:style-name="co3" table:default-cell-style-name="ce4"/>
        <table:table-column table:style-name="co3" table:number-columns-repeated="1012" table:default-cell-style-name="Default"/>
        <table:table-row table:style-name="ro4">
          <table:table-cell/>
          <table:table-cell table:style-name="ce91" office:value-type="string" calcext:value-type="string">
            <text:p>登録・編集画面 (個人)</text:p>
          </table:table-cell>
          <table:table-cell table:style-name="ce4" table:number-columns-repeated="9"/>
          <table:table-cell table:number-columns-repeated="1013"/>
        </table:table-row>
        <table:table-row table:style-name="ro4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9"/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6"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 table:style-name="ce76" table:number-columns-repeated="5"/>
          <table:table-cell table:number-columns-repeated="1013"/>
        </table:table-row>
        <table:table-row table:style-name="ro4">
          <table:table-cell/>
          <table:table-cell table:style-name="ce5"/>
          <table:table-cell table:style-name="ce4" table:number-columns-repeated="8"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6"/>
          <table:table-cell table:style-name="ce23" table:number-columns-repeated="2"/>
          <table:table-cell table:style-name="ce98" office:value-type="string" calcext:value-type="string">
            <office:annotation office:display="true" draw:style-name="gr1" draw:text-style-name="P9" svg:width="1.763cm" svg:height="0.492cm" svg:x="3.303cm" svg:y="1.094cm" draw:caption-point-x="-0.818cm" draw:caption-point-y="1.411cm">
              <dc:date>2014-12-26T00:00:00</dc:date>
              <text:p text:style-name="P1"><text:span text:style-name="T2">.title-text-0109</text:span></text:p>
            </office:annotation>
            <text:p>登録・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17" draw:text-style-name="P9" svg:width="2.57cm" svg:height="0.731cm" svg:x="5.728cm" svg:y="1.562cm" draw:caption-point-x="-1.745cm" draw:caption-point-y="0.943cm">
              <dc:date>2014-12-26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26"/>
          <table:table-cell table:style-name="ce23"/>
          <table:table-cell table:style-name="ce127" office:value-type="string" calcext:value-type="string">
            <office:annotation office:display="true" draw:style-name="gr1" draw:text-style-name="P2" svg:width="1.575cm" svg:height="0.492cm" svg:x="6.414cm" svg:y="2.709cm" draw:caption-point-x="-0.934cm" draw:caption-point-y="-0.20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13"/>
        </table:table-row>
        <table:table-row table:style-name="ro4">
          <table:table-cell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126" office:value-type="string" calcext:value-type="string" table:number-columns-spanned="2" table:number-rows-spanned="1">
            <office:annotation office:display="true" draw:style-name="gr1" draw:text-style-name="P10" svg:width="2.038cm" svg:height="0.492cm" svg:x="6.432cm" svg:y="3.488cm" draw:caption-point-x="-0.952cm" draw:caption-point-y="-0.483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登録日</text:p>
            <text:p><text:span text:style-name="T11">.label-0103</text:span></text:p>
          </table:table-cell>
          <table:table-cell table:style-name="ce48" table:number-columns-repeated="2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/>
          <table:table-cell office:value-type="string" calcext:value-type="string">
            <text:p>名前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/>
          <table:table-cell office:value-type="string" calcext:value-type="string">
            <text:p>郵便番号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都道府県</text:p>
            <text:p><text:span text:style-name="T11">.label-0103</text:span></text:p>
          </table:table-cell>
          <table:table-cell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市町村以下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電話番号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FAX番号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eメール</text:p>
            <text:p><text:span text:style-name="T11">.label-0103</text:span></text:p>
          </table:table-cell>
          <table:table-cell table:number-columns-repeated="2"/>
          <table:table-cell office:value-type="string" calcext:value-type="string">
            <text:p>.textbox-0107 <text:s/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.textbox-0107 <text:s/></text:p>
          </table:table-cell>
          <table:table-cell table:number-columns-repeated="5"/>
          <table:table-cell table:style-name="ce81"/>
          <table:table-cell table:number-columns-repeated="1013"/>
        </table:table-row>
        <table:table-row table:style-name="ro4">
          <table:table-cell table:number-columns-repeated="2"/>
          <table:table-cell table:style-name="ce68" table:number-columns-repeated="2"/>
          <table:table-cell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number-columns-repeated="1013"/>
        </table:table-row>
        <table:table-row table:style-name="ro4">
          <table:table-cell/>
          <table:table-cell table:style-name="ce66" office:value-type="string" calcext:value-type="string">
            <text:p><text:span text:style-name="T10">URL</text:span></text:p>
            <text:p><text:span text:style-name="T10">.label-0103</text:span></text:p>
          </table:table-cell>
          <table:table-cell table:style-name="ce68" table:number-columns-repeated="2"/>
          <table:table-cell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number-columns-repeated="1013"/>
        </table:table-row>
        <table:table-row table:style-name="ro4">
          <table:table-cell/>
          <table:table-cell table:style-name="ce66" office:value-type="string" calcext:value-type="string">
            <text:p><text:span text:style-name="T10">権限</text:span></text:p>
            <text:p><text:span text:style-name="T10">.label-0103</text:span></text:p>
          </table:table-cell>
          <table:table-cell table:style-name="ce68" table:number-columns-repeated="2"/>
          <table:table-cell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number-columns-repeated="1013"/>
        </table:table-row>
        <table:table-row table:style-name="ro4">
          <table:table-cell/>
          <table:table-cell table:style-name="ce66" office:value-type="string" calcext:value-type="string">
            <text:p><text:span text:style-name="T10">ID</text:span></text:p>
            <text:p><text:span text:style-name="T10">.label-0103</text:span></text:p>
          </table:table-cell>
          <table:table-cell table:style-name="ce68" table:number-columns-repeated="2"/>
          <table:table-cell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number-columns-repeated="1013"/>
        </table:table-row>
        <table:table-row table:style-name="ro4">
          <table:table-cell/>
          <table:table-cell table:style-name="ce66" office:value-type="string" calcext:value-type="string">
            <text:p><text:span text:style-name="T10">パスワード</text:span></text:p>
            <text:p><text:span text:style-name="T10">.label-0103</text:span></text:p>
          </table:table-cell>
          <table:table-cell table:style-name="ce68" table:number-columns-repeated="2"/>
          <table:table-cell office:value-type="string" calcext:value-type="string">
            <text:p>.textbox-0107 <text:s/></text:p>
          </table:table-cell>
          <table:table-cell table:style-name="ce74" table:number-columns-repeated="5"/>
          <table:table-cell table:style-name="ce82"/>
          <table:table-cell table:number-columns-repeated="1013"/>
        </table:table-row>
        <table:table-row table:style-name="ro4">
          <table:table-cell/>
          <table:table-cell table:style-name="ce112" office:value-type="string" calcext:value-type="string" table:number-columns-spanned="3" table:number-rows-spanned="2">
            <text:p><text:span text:style-name="T12">備考</text:span></text:p>
            <text:p><text:span text:style-name="T11">.label-0103</text:span></text:p>
            <text:p/>
          </table:table-cell>
          <table:covered-table-cell table:number-columns-repeated="2"/>
          <table:table-cell table:style-name="ce114" office:value-type="string" calcext:value-type="string">
            <text:p>.textarea-0207 <text:s/></text:p>
          </table:table-cell>
          <table:table-cell table:style-name="ce110" table:number-columns-repeated="5"/>
          <table:table-cell table:style-name="ce118"/>
          <table:table-cell table:number-columns-repeated="1013"/>
        </table:table-row>
        <table:table-row table:style-name="ro4">
          <table:table-cell/>
          <table:covered-table-cell table:style-name="ce92"/>
          <table:covered-table-cell table:number-columns-repeated="2" table:style-name="ce69"/>
          <table:table-cell table:style-name="ce115"/>
          <table:table-cell table:style-name="ce116" table:number-columns-repeated="5"/>
          <table:table-cell table:style-name="ce119"/>
          <table:table-cell table:number-columns-repeated="1013"/>
        </table:table-row>
        <table:table-row table:style-name="ro4">
          <table:table-cell/>
          <table:table-cell table:style-name="ce4" table:number-columns-repeated="10"/>
          <table:table-cell table:number-columns-repeated="1013"/>
        </table:table-row>
        <table:table-row table:style-name="ro4" table:number-rows-repeated="3">
          <table:table-cell table:style-name="Default" table:number-columns-repeated="12"/>
          <table:table-cell table:number-columns-repeated="1012"/>
        </table:table-row>
        <table:table-row table:style-name="ro4">
          <table:table-cell table:style-name="Default" table:number-columns-repeated="12"/>
          <table:table-cell table:number-columns-repeated="1012"/>
        </table:table-row>
      </table:table>
      <table:table table:name="取引先管理 会社タブ" table:style-name="ta1">
        <table:table-column table:style-name="co3" table:number-columns-repeated="1024" table:default-cell-style-name="Default"/>
        <table:table-row table:style-name="ro3">
          <table:table-cell table:style-name="ce4"/>
          <table:table-cell table:style-name="ce42" office:value-type="string" calcext:value-type="string" table:number-columns-spanned="10" table:number-rows-spanned="1">
            <text:p>取引先管理 会社タブ</text:p>
          </table:table-cell>
          <table:covered-table-cell table:style-name="ce4"/>
          <table:covered-table-cell table:number-columns-repeated="8" table:style-name="ce2"/>
          <table:table-cell table:style-name="ce2" table:number-columns-repeated="10"/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/>
          <table:table-cell table:style-name="ce2" table:number-columns-repeated="18"/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2" table:number-columns-repeated="16"/>
          <table:table-cell table:style-name="ce4" table:number-columns-repeated="2"/>
          <table:table-cell table:number-columns-repeated="1001"/>
        </table:table-row>
        <table:table-row table:style-name="ro3" table:number-rows-repeated="2">
          <table:table-cell table:style-name="ce4" table:number-columns-repeated="5"/>
          <table:table-cell table:style-name="ce2" table:number-columns-repeated="16"/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/>
          <table:table-cell table:style-name="ce5"/>
          <table:table-cell table:style-name="ce4" table:number-columns-repeated="17"/>
          <table:table-cell table:number-columns-repeated="2"/>
          <table:table-cell table:style-name="ce2"/>
          <table:table-cell table:style-name="ce4"/>
          <table:table-cell table:number-columns-repeated="1001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13">
            <office:annotation office:display="true" draw:style-name="gr1" draw:text-style-name="P2" svg:width="1.409cm" svg:height="0.492cm" svg:x="3.635cm" svg:y="0.93cm" draw:caption-point-x="-1.649cm" draw:caption-point-y="1.789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5"/>
          <table:table-cell table:style-name="ce26" office:value-type="string" calcext:value-type="string">
            <text:p>取引先管理</text:p>
          </table:table-cell>
          <table:table-cell table:style-name="ce23"/>
          <table:table-cell table:style-name="ce23">
            <office:annotation office:display="true" draw:style-name="gr2" draw:text-style-name="P3" svg:width="1.824cm" svg:height="0.492cm" svg:x="6.818cm" svg:y="1.578cm" draw:caption-point-x="-0.838cm" draw:caption-point-y="1.141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582cm" svg:height="0.492cm" svg:x="11.086cm" svg:y="1.806cm" draw:caption-point-x="-0.614cm" draw:caption-point-y="0.91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style-name="ce4"/>
          <table:table-cell table:number-columns-repeated="1001"/>
        </table:table-row>
        <table:table-row table:style-name="ro4">
          <table:table-cell table:style-name="ce4"/>
          <table:table-cell table:style-name="ce103" office:value-type="string" calcext:value-type="string">
            <text:p>個人</text:p>
          </table:table-cell>
          <table:table-cell table:style-name="ce104" office:value-type="string" calcext:value-type="string">
            <office:annotation office:display="true" draw:style-name="gr18" draw:text-style-name="P3" svg:width="3.018cm" svg:height="1.623cm" svg:x="3.279cm" svg:y="4.861cm" draw:caption-point-x="-1.792cm" draw:caption-point-y="-1.691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会社</text:p>
          </table:table-cell>
          <table:table-cell table:style-name="ce105"/>
          <table:table-cell table:style-name="ce20" table:number-columns-repeated="16"/>
          <table:table-cell table:style-name="ce109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8" office:value-type="string" calcext:value-type="string">
            <office:annotation office:display="true" draw:style-name="gr4" draw:text-style-name="P4" svg:width="1.384cm" svg:height="0.438cm" svg:x="3.522cm" svg:y="6.845cm" draw:caption-point-x="-2.534cm" draw:caption-point-y="-3.175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13" office:value-type="string" calcext:value-type="string">
            <text:p>.textbox-0108</text:p>
          </table:table-cell>
          <table:table-cell table:style-name="ce21"/>
          <table:table-cell table:style-name="ce123">
            <office:annotation office:display="true" draw:style-name="gr7" draw:text-style-name="P2" svg:width="1.814cm" svg:height="0.783cm" svg:x="4.09cm" svg:y="1.616cm" draw:caption-point-x="-1.605cm" draw:caption-point-y="2.054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23"/>
          <table:table-cell table:style-name="ce21" table:number-columns-repeated="3"/>
          <table:table-cell table:style-name="ce25"/>
          <table:table-cell table:style-name="ce27" office:value-type="string" calcext:value-type="string">
            <office:annotation office:display="true" draw:style-name="gr1" draw:text-style-name="P11" svg:width="1.618cm" svg:height="0.492cm" svg:x="10.085cm" svg:y="6.562cm" draw:caption-point-x="-4.605cm" draw:caption-point-y="-2.892cm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469cm" svg:height="0.438cm" svg:x="7.013cm" svg:y="2.736cm" draw:caption-point-x="-1.033cm" draw:caption-point-y="0.934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6" svg:width="1.661cm" svg:height="0.492cm" svg:x="9.989cm" svg:y="5.871cm" draw:caption-point-x="-3.51cm" draw:caption-point-y="-2.201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31" office:value-type="string" calcext:value-type="string">
            <office:annotation office:display="true" draw:style-name="gr4" draw:text-style-name="P3" svg:width="2.779cm" svg:height="0.438cm" svg:x="9.934cm" svg:y="5.273cm" draw:caption-point-x="-2.457cm" draw:caption-point-y="-1.603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16" office:value-type="string" calcext:value-type="string" table:number-columns-spanned="2" table:number-rows-spanned="1">
            <text:p>取引実績</text:p>
          </table:table-cell>
          <table:covered-table-cell table:style-name="ce131"/>
          <table:table-cell table:style-name="ce132" table:number-columns-spanned="2" table:number-rows-spanned="1">
            <office:annotation office:display="true" draw:style-name="gr1" draw:text-style-name="P12" svg:width="1.793cm" svg:height="0.492cm" svg:x="11.225cm" svg:y="2.894cm" draw:caption-point-x="-0.753cm" draw:caption-point-y="0.776cm">
              <dc:date>2014-12-22T00:00:00</dc:date>
              <text:p text:style-name="P5"><text:span text:style-name="T6">.pulldown-0102</text:span></text:p>
            </office:annotation>
          </table:table-cell>
          <table:covered-table-cell table:style-name="ce133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129" office:value-type="string" calcext:value-type="string">
            <office:annotation office:display="true" draw:style-name="gr1" draw:text-style-name="P4" svg:width="1.569cm" svg:height="0.492cm" svg:x="3.44cm" svg:y="7.406cm" draw:caption-point-x="-2.452cm" draw:caption-point-y="-3.237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130" office:value-type="string" calcext:value-type="string">
            <text:p>削</text:p>
          </table:table-cell>
          <table:table-cell table:style-name="ce22" table:number-columns-repeated="14"/>
          <table:table-cell table:style-name="ce16" office:value-type="string" calcext:value-type="string" table:number-columns-spanned="2" table:number-rows-spanned="1">
            <text:p>属性</text:p>
          </table:table-cell>
          <table:covered-table-cell table:style-name="ce131"/>
          <table:table-cell table:style-name="ce132" table:number-columns-spanned="2" table:number-rows-spanned="1"/>
          <table:covered-table-cell table:style-name="ce133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style-name="ce4" table:number-columns-repeated="2"/>
          <table:table-cell table:number-columns-repeated="1001"/>
        </table:table-row>
        <table:table-row table:style-name="ro4" table:number-rows-repeated="3">
          <table:table-cell table:style-name="ce4"/>
          <table:table-cell table:style-name="ce11"/>
          <table:table-cell table:style-name="ce18" table:number-columns-repeated="18"/>
          <table:table-cell table:style-name="ce40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style-name="ce4" table:number-columns-repeated="2"/>
          <table:table-cell table:number-columns-repeated="1001"/>
        </table:table-row>
        <table:table-row table:style-name="ro4" table:number-rows-repeated="4">
          <table:table-cell table:style-name="ce4"/>
          <table:table-cell table:style-name="ce11"/>
          <table:table-cell table:style-name="ce18" table:number-columns-repeated="18"/>
          <table:table-cell table:style-name="ce40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/>
          <table:table-cell table:style-name="ce12"/>
          <table:table-cell table:style-name="ce19" table:number-columns-repeated="18"/>
          <table:table-cell table:style-name="ce41"/>
          <table:table-cell table:style-name="ce4" table:number-columns-repeated="2"/>
          <table:table-cell table:number-columns-repeated="1001"/>
        </table:table-row>
        <table:table-row table:style-name="ro4">
          <table:table-cell table:style-name="ce4" table:number-columns-repeated="23"/>
          <table:table-cell table:number-columns-repeated="1001"/>
        </table:table-row>
        <table:table-row table:style-name="ro4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会社 登録・編集画面 社員タブ" table:style-name="ta1">
        <table:table-column table:style-name="co3" table:number-columns-repeated="1018" table:default-cell-style-name="ce4"/>
        <table:table-column table:style-name="co3" table:number-columns-repeated="6" table:default-cell-style-name="Default"/>
        <table:table-row table:style-name="ro3">
          <table:table-cell/>
          <table:table-cell table:style-name="ce42" office:value-type="string" calcext:value-type="string" table:number-columns-spanned="13" table:number-rows-spanned="1">
            <text:p>取引先管理 会社 登録・編集画面 社員タブ</text:p>
          </table:table-cell>
          <table:covered-table-cell table:number-columns-repeated="12"/>
          <table:table-cell table:number-columns-repeated="5"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4"/>
          <table:table-cell table:style-name="Default"/>
          <table:table-cell table:number-columns-repeated="1004"/>
        </table:table-row>
        <table:table-row table:style-name="ro3">
          <table:table-cell table:number-columns-repeated="19"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5"/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6"/>
          <table:table-cell table:style-name="ce23" table:number-columns-repeated="4"/>
          <table:table-cell table:style-name="ce26"/>
          <table:table-cell table:style-name="ce23"/>
          <table:table-cell table:style-name="ce144" office:value-type="string" calcext:value-type="string">
            <text:p>登録・編集画面</text:p>
          </table:table-cell>
          <table:table-cell table:style-name="ce23">
            <office:annotation office:display="true" draw:style-name="gr2" draw:text-style-name="P3" svg:width="1.778cm" svg:height="0.492cm" svg:x="5.863cm" svg:y="1.16cm" draw:caption-point-x="-0.882cm" draw:caption-point-y="1.107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4"/>
          <table:table-cell table:style-name="ce13">
            <office:annotation office:display="true" draw:style-name="gr19" draw:text-style-name="P2" svg:width="2.754cm" svg:height="0.757cm" svg:x="9.282cm" svg:y="0.664cm" draw:caption-point-x="-1.805cm" draw:caption-point-y="1.603cm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2.175cm" svg:height="0.492cm" svg:x="10.209cm" svg:y="1.643cm" draw:caption-point-x="-0.735cm" draw:caption-point-y="0.62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Default" table:number-columns-repeated="3"/>
          <table:table-cell table:number-columns-repeated="1002"/>
        </table:table-row>
        <table:table-row table:style-name="ro4">
          <table:table-cell/>
          <table:table-cell table:style-name="ce43" office:value-type="string" calcext:value-type="string">
            <text:p>登録日</text:p>
            <text:p>.label-0104</text:p>
          </table:table-cell>
          <table:table-cell table:style-name="ce48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2"/>
          <table:table-cell table:style-name="ce57" table:number-columns-repeated="3"/>
          <table:table-cell table:style-name="ce97"/>
          <table:table-cell table:style-name="ce57"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会社名・フリガナ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49" office:value-type="string" calcext:value-type="string">
            <text:p>会社名</text:p>
            <text:p>.label-0104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82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屋号・フリガナ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49" office:value-type="string" calcext:value-type="string">
            <text:p>屋号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82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事業所名1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office:annotation office:display="true" draw:style-name="gr20" draw:text-style-name="P6" svg:width="2.413cm" svg:height="0.731cm" svg:x="9.581cm" svg:y="2.721cm" draw:caption-point-x="-6.596cm" draw:caption-point-y="2.042cm">
              <dc:date>2014-12-26T00:00:00</dc:date>
              <text:p text:style-name="P5"><text:span text:style-name="T7">.textbox-0102</text:span></text:p>
              <text:list text:style-name="">
                <text:list-item>
                  <text:p text:style-name="P5"><text:span text:style-name="T7">※</text:span><text:span text:style-name="T7">プレースホルダーを使う</text:span></text:p>
                </text:list-item>
              </text:list>
            </office:annotation>
            <text:p>郵便番号</text:p>
          </table:table-cell>
          <table:table-cell table:style-name="ce25"/>
          <table:table-cell table:style-name="ce71" office:value-type="string" calcext:value-type="string">
            <office:annotation office:display="true" draw:style-name="gr11" draw:text-style-name="P6" svg:width="1.663cm" svg:height="0.466cm" svg:x="9.578cm" svg:y="3.785cm" draw:caption-point-x="-5.595cm" draw:caption-point-y="0.978cm">
              <dc:date>2014-12-26T00:00:00</dc:date>
              <text:p text:style-name="P5"><text:span text:style-name="T7">.pulldown-0102</text:span></text:p>
            </office:annotation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事業所名2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郵便番号</text:p>
          </table:table-cell>
          <table:table-cell table:style-name="ce25"/>
          <table:table-cell table:style-name="ce71" office:value-type="string" calcext:value-type="string"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事業所名3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郵便番号</text:p>
          </table:table-cell>
          <table:table-cell table:style-name="ce25"/>
          <table:table-cell table:style-name="ce71" office:value-type="string" calcext:value-type="string"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URL</text:p>
            <text:p>.label-0104</text:p>
          </table:table-cell>
          <table:table-cell table:style-name="ce49" table:number-columns-repeated="2"/>
          <table:table-cell table:style-name="ce68"/>
          <table:table-cell table:style-name="ce141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2"/>
          <table:table-cell table:style-name="ce50" table:number-columns-repeated="3"/>
          <table:table-cell table:style-name="ce97"/>
          <table:table-cell table:style-name="ce57" table:number-columns-repeated="2"/>
          <table:table-cell table:style-name="ce60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属性</text:p>
            <text:p>.label-0104</text:p>
          </table:table-cell>
          <table:table-cell table:style-name="ce68" table:number-columns-repeated="3"/>
          <table:table-cell table:style-name="ce48" office:value-type="string" calcext:value-type="string">
            <text:p>営業先</text:p>
            <text:p><text:span text:style-name="T14">.label-0102</text:span></text:p>
          </table:table-cell>
          <table:table-cell table:style-name="ce68"/>
          <table:table-cell table:style-name="ce143" office:value-type="string" calcext:value-type="string">
            <office:annotation office:display="true" draw:style-name="gr11" draw:text-style-name="P3" svg:width="1.758cm" svg:height="0.466cm" svg:x="5.846cm" svg:y="7.867cm" draw:caption-point-x="-1.863cm" draw:caption-point-y="1.389cm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142" office:value-type="string" calcext:value-type="string">
            <office:annotation office:display="true" draw:style-name="gr11" draw:text-style-name="P6" svg:width="1.414cm" svg:height="0.466cm" svg:x="5.229cm" svg:y="8.521cm" draw:caption-point-x="-0.747cm" draw:caption-point-y="0.735cm">
              <dc:date>2014-12-26T00:00:00</dc:date>
              <text:p text:style-name="P5"><text:span text:style-name="T7">.label-0101</text:span></text:p>
            </office:annotation>
            <text:p>顧客</text:p>
          </table:table-cell>
          <table:table-cell table:style-name="ce143" office:value-type="string" calcext:value-type="string">
            <text:p>□</text:p>
          </table:table-cell>
          <table:table-cell table:style-name="ce48" office:value-type="string" calcext:value-type="string">
            <text:p>仕入先</text:p>
            <text:p><text:span text:style-name="T14">.label-0102</text:span></text:p>
          </table:table-cell>
          <table:table-cell table:style-name="ce68"/>
          <table:table-cell table:style-name="ce143" office:value-type="string" calcext:value-type="string">
            <text:p>□</text:p>
          </table:table-cell>
          <table:table-cell table:style-name="ce33" table:number-columns-repeated="2"/>
          <table:table-cell table:style-name="ce57" table:number-columns-repeated="2"/>
          <table:table-cell table:style-name="ce147"/>
          <table:table-cell table:style-name="ce60"/>
          <table:table-cell table:style-name="Default" table:number-columns-repeated="28"/>
          <table:table-cell table:number-columns-repeated="977"/>
        </table:table-row>
        <table:table-row table:style-name="ro4">
          <table:table-cell/>
          <table:table-cell table:style-name="ce43" office:value-type="string" calcext:value-type="string">
            <text:p>種別価格</text:p>
            <text:p><text:span text:style-name="T11">.label</text:span><text:span text:style-name="T13">-0102</text:span></text:p>
          </table:table-cell>
          <table:table-cell table:style-name="ce68"/>
          <table:table-cell table:style-name="ce137" office:value-type="string" calcext:value-type="string" table:number-columns-spanned="2" table:number-rows-spanned="1">
            <office:annotation office:display="true" draw:style-name="gr21" draw:text-style-name="P6" svg:width="1.403cm" svg:height="0.466cm" svg:x="3.726cm" svg:y="10.935cm" draw:caption-point-x="-1.241cm" draw:caption-point-y="-1.18cm">
              <dc:date>2015-01-23T00:00:00</dc:date>
              <text:list text:style-name="">
                <text:list-header>
                  <text:p text:style-name="P5"><text:span text:style-name="T7">.button-0102</text:span></text:p>
                </text:list-header>
              </text:list>
            </office:annotation>
            <text:p><text:s/>編集</text:p>
          </table:table-cell>
          <table:covered-table-cell table:style-name="ce139"/>
          <table:table-cell table:style-name="ce142" office:value-type="string" calcext:value-type="string">
            <office:annotation office:display="true" draw:style-name="gr11" draw:text-style-name="P6" svg:width="1.414cm" svg:height="0.466cm" svg:x="3.715cm" svg:y="10.332cm" draw:caption-point-x="-0.73cm" draw:caption-point-y="-0.577cm">
              <dc:date>2014-12-26T00:00:00</dc:date>
              <text:p text:style-name="P5"><text:span text:style-name="T7">.label-0101</text:span></text:p>
            </office:annotation>
            <text:p>締日</text:p>
          </table:table-cell>
          <table:table-cell table:style-name="ce71"/>
          <table:table-cell table:style-name="ce139"/>
          <table:table-cell table:style-name="ce48" office:value-type="string" calcext:value-type="string">
            <text:p>支払サイト</text:p>
            <text:p>.label-0103</text:p>
          </table:table-cell>
          <table:table-cell table:style-name="ce68"/>
          <table:table-cell table:style-name="ce33"/>
          <table:table-cell table:style-name="ce145" table:number-columns-spanned="4" table:number-rows-spanned="1">
            <office:annotation office:display="true" draw:style-name="gr2" draw:text-style-name="P3" svg:width="1.762cm" svg:height="0.492cm" svg:x="9.915cm" svg:y="7.92cm" draw:caption-point-x="-2.438cm" draw:caption-point-y="1.835cm">
              <dc:date>2015-01-19T00:00:00</dc:date>
              <text:p text:style-name="P1"><text:span text:style-name="T1">.pulldown-0104</text:span></text:p>
            </office:annotation>
          </table:table-cell>
          <table:covered-table-cell table:style-name="ce25"/>
          <table:covered-table-cell table:number-columns-repeated="2" table:style-name="Default"/>
          <table:table-cell table:style-name="ce142" office:value-type="string" calcext:value-type="string">
            <office:annotation office:display="true" draw:style-name="gr11" draw:text-style-name="P6" svg:width="1.414cm" svg:height="0.466cm" svg:x="9.423cm" svg:y="8.585cm" draw:caption-point-x="-1.447cm" draw:caption-point-y="1.17cm">
              <dc:date>2014-12-26T00:00:00</dc:date>
              <text:p text:style-name="P5"><text:span text:style-name="T7">.label-0101</text:span></text:p>
            </office:annotation>
            <text:p>前金</text:p>
          </table:table-cell>
          <table:table-cell table:style-name="ce143" office:value-type="string" calcext:value-type="string">
            <office:annotation office:display="true" draw:style-name="gr11" draw:text-style-name="P3" svg:width="1.758cm" svg:height="0.466cm" svg:x="8.899cm" svg:y="9.193cm" draw:caption-point-x="-0.423cm" draw:caption-point-y="0.562cm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147"/>
          <table:table-cell table:style-name="ce60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4"/>
          <table:table-cell table:style-name="ce50" table:number-columns-repeated="2"/>
          <table:table-cell table:style-name="ce33" table:number-columns-repeated="8"/>
          <table:table-cell table:style-name="ce50"/>
          <table:table-cell table:style-name="ce33" table:number-columns-repeated="4"/>
          <table:table-cell table:style-name="ce57"/>
          <table:table-cell table:style-name="ce60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3"/>
          <table:table-cell table:style-name="ce94" table:number-columns-repeated="2"/>
          <table:table-cell table:style-name="ce57" table:number-columns-repeated="14"/>
          <table:table-cell table:style-name="ce61" office:value-type="string" calcext:value-type="string">
            <office:annotation office:display="true" draw:style-name="gr1" draw:text-style-name="P4" svg:width="2.075cm" svg:height="0.492cm" svg:x="9.906cm" svg:y="10.084cm" draw:caption-point-x="-0.432cm" draw:caption-point-y="0.669cm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104" office:value-type="string" calcext:value-type="string">
            <text:p>社員</text:p>
          </table:table-cell>
          <table:table-cell table:style-name="ce103" office:value-type="string" calcext:value-type="string">
            <office:annotation office:display="true" draw:style-name="gr22" draw:text-style-name="P13" svg:width="2.899cm" svg:height="1.623cm" svg:x="3.199cm" svg:y="12.004cm" draw:caption-point-x="-1.712cm" draw:caption-point-y="-0.751cm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取扱製品</text:p>
          </table:table-cell>
          <table:table-cell table:style-name="ce138"/>
          <table:table-cell table:style-name="ce50" table:number-columns-repeated="9"/>
          <table:table-cell table:style-name="ce16"/>
          <table:table-cell table:style-name="ce50" table:number-columns-repeated="4"/>
          <table:table-cell table:style-name="ce60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134" office:value-type="string" calcext:value-type="string">
            <office:annotation office:display="true" draw:style-name="gr1" draw:text-style-name="P4" svg:width="1.553cm" svg:height="0.492cm" svg:x="3.421cm" svg:y="13.804cm" draw:caption-point-x="-2.433cm" draw:caption-point-y="-2.052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124"/>
          <table:table-cell table:style-name="ce140" table:number-columns-repeated="3"/>
          <table:table-cell table:style-name="ce13"/>
          <table:table-cell table:style-name="ce140" table:number-columns-repeated="4"/>
          <table:table-cell table:style-name="ce140">
            <office:annotation office:display="true" draw:style-name="gr2" draw:text-style-name="P2" svg:width="1.57cm" svg:height="0.492cm" svg:x="7.088cm" svg:y="11.027cm" draw:caption-point-x="-0.609cm" draw:caption-point-y="0.725cm">
              <dc:date>2015-01-19T00:00:00</dc:date>
              <text:p text:style-name="P1"><text:span text:style-name="T1">.tab-container</text:span></text:p>
            </office:annotation>
          </table:table-cell>
          <table:table-cell table:style-name="ce140" table:number-columns-repeated="5"/>
          <table:table-cell table:style-name="ce149"/>
          <table:table-cell table:style-name="Default"/>
          <table:table-cell table:number-columns-repeated="5"/>
          <table:table-cell table:style-name="Default"/>
          <table:table-cell table:number-columns-repeated="998"/>
        </table:table-row>
        <table:table-row table:style-name="ro4">
          <table:table-cell/>
          <table:table-cell table:style-name="ce135" office:value-type="string" calcext:value-type="string">
            <text:p>1. .wrap-list</text:p>
            <text:p>2. .list</text:p>
          </table:table-cell>
          <table:table-cell table:style-name="ce87" table:number-columns-repeated="14"/>
          <table:table-cell table:style-name="ce17"/>
          <table:table-cell table:style-name="ce87"/>
          <table:table-cell table:style-name="ce90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6"/>
          <table:table-cell table:style-name="ce52" table:number-columns-repeated="16"/>
          <table:table-cell table:style-name="ce63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6"/>
          <table:table-cell table:style-name="ce52" table:number-columns-repeated="16"/>
          <table:table-cell table:style-name="ce63"/>
          <table:table-cell table:style-name="Default"/>
          <table:table-cell table:number-columns-repeated="4"/>
          <table:table-cell table:style-name="Default" table:number-columns-repeated="2"/>
          <table:table-cell table:number-columns-repeated="998"/>
        </table:table-row>
        <table:table-row table:style-name="ro4" table:number-rows-repeated="3">
          <table:table-cell/>
          <table:table-cell table:style-name="ce46"/>
          <table:table-cell table:style-name="ce52" table:number-columns-repeated="16"/>
          <table:table-cell table:style-name="ce63"/>
          <table:table-cell table:style-name="Default"/>
          <table:table-cell table:number-columns-repeated="1004"/>
        </table:table-row>
        <table:table-row table:style-name="ro4">
          <table:table-cell/>
          <table:table-cell table:style-name="ce47"/>
          <table:table-cell table:style-name="ce53" table:number-columns-repeated="16"/>
          <table:table-cell table:style-name="ce64"/>
          <table:table-cell table:style-name="Default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 table:number-rows-repeated="104854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種別価格編集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取引先管理 種別価格編集画面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91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text:p>種別価格編集画面</text:p>
          </table:table-cell>
          <table:table-cell table:style-name="ce98">
            <office:annotation office:display="true" draw:style-name="gr2" draw:text-style-name="P3" svg:width="1.741cm" svg:height="0.492cm" svg:x="4.095cm" svg:y="1.323cm" draw:caption-point-x="-1.11cm" draw:caption-point-y="1.182cm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23" table:number-columns-repeated="2"/>
          <table:table-cell table:style-name="ce13">
            <office:annotation office:display="true" draw:style-name="gr23" draw:text-style-name="P2" svg:width="2.934cm" svg:height="0.783cm" svg:x="6.086cm" svg:y="1.624cm" draw:caption-point-x="-1.604cm" draw:caption-point-y="0.881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2" draw:text-style-name="P3" svg:width="1.673cm" svg:height="0.492cm" svg:x="6.382cm" svg:y="3.115cm" draw:caption-point-x="-0.902cm" draw:caption-point-y="-0.61cm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34" office:value-type="string" calcext:value-type="string">
            <office:annotation office:display="true" draw:style-name="gr1" draw:text-style-name="P4" svg:width="1.553cm" svg:height="0.492cm" svg:x="2.199cm" svg:y="4.059cm" draw:caption-point-x="-1.211cm" draw:caption-point-y="-1.054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34" office:value-type="string" calcext:value-type="string">
            <text:p>削</text:p>
          </table:table-cell>
          <table:table-cell table:style-name="ce57"/>
          <table:table-cell table:style-name="ce33" table:number-columns-repeated="6"/>
          <table:table-cell table:style-name="ce154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取引先管理 新規・編集画面(種別価格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新規・編集画面(種別価格)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/>
          <table:table-cell table:style-name="ce42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text:p>新規・編集画面</text:p>
          </table:table-cell>
          <table:table-cell table:style-name="ce98">
            <office:annotation office:display="true" draw:style-name="gr2" draw:text-style-name="P3" svg:width="1.741cm" svg:height="0.492cm" svg:x="3.665cm" svg:y="1.082cm" draw:caption-point-x="-0.68cm" draw:caption-point-y="1.423cm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23" table:number-columns-repeated="2"/>
          <table:table-cell table:style-name="ce13">
            <office:annotation office:display="true" draw:style-name="gr24" draw:text-style-name="P2" svg:width="2.934cm" svg:height="0.783cm" svg:x="5.569cm" svg:y="1.52cm" draw:caption-point-x="-1.087cm" draw:caption-point-y="0.985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2" draw:text-style-name="P3" svg:width="1.673cm" svg:height="0.492cm" svg:x="6.193cm" svg:y="2.856cm" draw:caption-point-x="-0.713cm" draw:caption-point-y="-0.351cm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/>
          <table:table-cell table:style-name="ce57" table:number-columns-repeated="2"/>
          <table:table-cell table:style-name="ce33" table:number-columns-repeated="5"/>
          <table:table-cell table:style-name="ce61" office:value-type="string" calcext:value-type="string" table:number-columns-spanned="2" table:number-rows-spanned="1">
            <office:annotation office:display="true" draw:style-name="gr11" draw:text-style-name="P9" svg:width="1.905cm" svg:height="0.466cm" svg:x="6.409cm" svg:y="3.662cm" draw:caption-point-x="-0.929cm" draw:caption-point-y="-0.657cm">
              <dc:date>2015-01-25T00:00:00</dc:date>
              <text:p text:style-name="P1"><text:span text:style-name="T5">.button-0102</text:span></text:p>
            </office:annotation>
            <text:p>OK</text:p>
          </table:table-cell>
          <table:covered-table-cell table:style-name="ce154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9" office:value-type="string" calcext:value-type="string">
            <text:p><text:span text:style-name="T15">製品種別</text:span></text:p>
            <text:p><text:span text:style-name="T15">.label-0103</text:span></text:p>
          </table:table-cell>
          <table:table-cell table:style-name="ce16"/>
          <table:table-cell table:style-name="ce57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60" office:value-type="string" calcext:value-type="string">
            <text:p><text:span text:style-name="T15">価格ランク</text:span></text:p>
            <text:p><text:span text:style-name="T15">.label-0103</text:span></text:p>
          </table:table-cell>
          <table:table-cell table:style-name="ce20"/>
          <table:table-cell table:style-name="ce94"/>
          <table:table-cell table:style-name="ce161" office:value-type="string" calcext:value-type="string">
            <text:p>.pulldown-0107 <text:s/></text:p>
          </table:table-cell>
          <table:table-cell table:style-name="ce162" table:number-columns-repeated="5"/>
          <table:table-cell table:style-name="ce163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取引先管理　社員追加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取引先管理 社員追加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/>
          <table:table-cell table:style-name="ce91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text:p>社員追加</text:p>
          </table:table-cell>
          <table:table-cell table:style-name="ce98">
            <office:annotation office:display="true" draw:style-name="gr2" draw:text-style-name="P3" svg:width="1.741cm" svg:height="0.492cm" svg:x="3.665cm" svg:y="1.082cm" draw:caption-point-x="-0.68cm" draw:caption-point-y="1.423cm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23"/>
          <table:table-cell table:style-name="ce13"/>
          <table:table-cell table:style-name="ce13">
            <office:annotation office:display="true" draw:style-name="gr25" draw:text-style-name="P2" svg:width="2.934cm" svg:height="0.783cm" svg:x="5.569cm" svg:y="1.52cm" draw:caption-point-x="-1.087cm" draw:caption-point-y="0.985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3"/>
          <table:table-cell table:style-name="ce36" office:value-type="string" calcext:value-type="string">
            <office:annotation office:display="true" draw:style-name="gr2" draw:text-style-name="P3" svg:width="1.518cm" svg:height="0.492cm" svg:x="6.193cm" svg:y="2.856cm" draw:caption-point-x="-0.713cm" draw:caption-point-y="-0.351cm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 table:number-columns-repeated="2"/>
          <table:table-cell table:style-name="ce164"/>
          <table:table-cell table:style-name="ce166"/>
          <table:table-cell table:style-name="ce57"/>
          <table:table-cell table:style-name="ce168" office:value-type="string" calcext:value-type="string" table:number-columns-spanned="2" table:number-rows-spanned="1">
            <text:p>社選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office:annotation office:display="true" draw:style-name="gr1" draw:text-style-name="P2" svg:width="2.008cm" svg:height="0.492cm" svg:x="6.409cm" svg:y="3.662cm" draw:caption-point-x="-0.929cm" draw:caption-point-y="-0.657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127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部署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役職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/>
          <table:table-cell table:style-name="ce57" table:number-columns-repeated="8"/>
          <table:table-cell table:style-name="ce60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名前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登録日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住所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電話番号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FAX番号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" office:value-type="string" calcext:value-type="string">
            <text:p>メールアドレス</text:p>
            <text:p><text:span text:style-name="T14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05" office:value-type="string" calcext:value-type="string">
            <text:p>URL</text:p>
            <text:p><text:span text:style-name="T15">.label-0103</text:span></text:p>
          </table:table-cell>
          <table:table-cell table:style-name="ce94" table:number-columns-repeated="2"/>
          <table:table-cell table:style-name="ce165" office:value-type="string" calcext:value-type="string">
            <text:p>.textbox-0107 <text:s/></text:p>
          </table:table-cell>
          <table:table-cell table:style-name="ce167" table:number-columns-repeated="5"/>
          <table:table-cell table:style-name="ce169"/>
          <table:table-cell table:style-name="ce8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取引先管理 社員選択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取引先管理 社員選択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/>
          <table:table-cell table:style-name="ce91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8" office:value-type="string" calcext:value-type="string">
            <text:p>社員選択</text:p>
          </table:table-cell>
          <table:table-cell table:style-name="ce98">
            <office:annotation office:display="true" draw:style-name="gr2" draw:text-style-name="P3" svg:width="1.741cm" svg:height="0.492cm" svg:x="3.63cm" svg:y="1.049cm" draw:caption-point-x="-0.645cm" draw:caption-point-y="1.456cm">
              <dc:date>2015-01-23T00:00:00</dc:date>
              <text:p text:style-name="P1"><text:span text:style-name="T1">.title-text-0109</text:span></text:p>
            </office:annotation>
          </table:table-cell>
          <table:table-cell table:style-name="ce23"/>
          <table:table-cell table:style-name="ce13"/>
          <table:table-cell table:style-name="ce13">
            <office:annotation office:display="true" draw:style-name="gr26" draw:text-style-name="P2" svg:width="2.934cm" svg:height="0.783cm" svg:x="5.569cm" svg:y="1.52cm" draw:caption-point-x="-1.087cm" draw:caption-point-y="0.985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2" draw:text-style-name="P3" svg:width="1.518cm" svg:height="0.492cm" svg:x="6.193cm" svg:y="2.856cm" draw:caption-point-x="-0.713cm" draw:caption-point-y="-0.351cm">
              <dc:date>2015-01-23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/>
          <table:table-cell table:style-name="ce57" table:number-columns-repeated="2"/>
          <table:table-cell table:style-name="ce33" table:number-columns-repeated="5"/>
          <table:table-cell table:style-name="ce61" office:value-type="string" calcext:value-type="string" table:number-columns-spanned="2" table:number-rows-spanned="1">
            <office:annotation office:display="true" draw:style-name="gr1" draw:text-style-name="P2" svg:width="2.008cm" svg:height="0.492cm" svg:x="6.409cm" svg:y="3.662cm" draw:caption-point-x="-0.929cm" draw:caption-point-y="-0.657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154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取引先管理 会社 登録・編集画面 取扱製品タブ" table:style-name="ta1">
        <table:table-column table:style-name="co3" table:number-columns-repeated="1024" table:default-cell-style-name="Default"/>
        <table:table-row table:style-name="ro3">
          <table:table-cell table:style-name="ce4"/>
          <table:table-cell table:style-name="ce42" office:value-type="string" calcext:value-type="string" table:number-columns-spanned="13" table:number-rows-spanned="1">
            <text:p>取引先管理 会社 登録・編集画面 取扱製品タブ</text:p>
          </table:table-cell>
          <table:covered-table-cell table:number-columns-repeated="12" table:style-name="ce4"/>
          <table:table-cell table:style-name="ce4" table:number-columns-repeated="5"/>
          <table:table-cell table:number-columns-repeated="1005"/>
        </table:table-row>
        <table:table-row table:style-name="ro3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7"/>
          <table:table-cell table:number-columns-repeated="1005"/>
        </table:table-row>
        <table:table-row table:style-name="ro3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14"/>
          <table:table-cell table:number-columns-repeated="1005"/>
        </table:table-row>
        <table:table-row table:style-name="ro3">
          <table:table-cell table:style-name="ce4" table:number-columns-repeated="19"/>
          <table:table-cell table:number-columns-repeated="1005"/>
        </table:table-row>
        <table:table-row table:style-name="ro3">
          <table:table-cell table:style-name="ce4"/>
          <table:table-cell table:style-name="ce5"/>
          <table:table-cell table:style-name="ce4" table:number-columns-repeated="16"/>
          <table:table-cell table:number-columns-repeated="1006"/>
        </table:table-row>
        <table:table-row table:style-name="ro4">
          <table:table-cell table:style-name="ce4"/>
          <table:table-cell table:style-name="ce6"/>
          <table:table-cell table:style-name="ce23" table:number-columns-repeated="4"/>
          <table:table-cell table:style-name="ce26"/>
          <table:table-cell table:style-name="ce23"/>
          <table:table-cell table:style-name="ce144" office:value-type="string" calcext:value-type="string">
            <text:p>登録・編集画面</text:p>
          </table:table-cell>
          <table:table-cell table:style-name="ce23">
            <office:annotation office:display="true" draw:style-name="gr2" draw:text-style-name="P3" svg:width="1.778cm" svg:height="0.492cm" svg:x="5.863cm" svg:y="1.16cm" draw:caption-point-x="-0.882cm" draw:caption-point-y="1.107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4"/>
          <table:table-cell table:style-name="ce13">
            <office:annotation office:display="true" draw:style-name="gr19" draw:text-style-name="P2" svg:width="2.754cm" svg:height="0.757cm" svg:x="9.282cm" svg:y="0.664cm" draw:caption-point-x="-1.805cm" draw:caption-point-y="1.603cm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2.175cm" svg:height="0.492cm" svg:x="10.209cm" svg:y="1.643cm" draw:caption-point-x="-0.735cm" draw:caption-point-y="0.62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登録日</text:p>
            <text:p>.label-0104</text:p>
          </table:table-cell>
          <table:table-cell table:style-name="ce48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2"/>
          <table:table-cell table:style-name="ce57" table:number-columns-repeated="3"/>
          <table:table-cell table:style-name="ce97"/>
          <table:table-cell table:style-name="ce57" table:number-columns-repeated="2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会社名・フリガナ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49" office:value-type="string" calcext:value-type="string">
            <text:p>会社名</text:p>
            <text:p>.label-0104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82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屋号・フリガナ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49" office:value-type="string" calcext:value-type="string">
            <text:p>屋号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82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事業所名1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office:annotation office:display="true" draw:style-name="gr20" draw:text-style-name="P6" svg:width="2.413cm" svg:height="0.731cm" svg:x="9.598cm" svg:y="2.722cm" draw:caption-point-x="-6.613cm" draw:caption-point-y="2.041cm">
              <dc:date>2014-12-26T00:00:00</dc:date>
              <text:p text:style-name="P5"><text:span text:style-name="T7">.textbox-0102</text:span></text:p>
              <text:list text:style-name="">
                <text:list-item>
                  <text:p text:style-name="P5"><text:span text:style-name="T7">※</text:span><text:span text:style-name="T7">プレースホルダーを使う</text:span></text:p>
                </text:list-item>
              </text:list>
            </office:annotation>
            <text:p>郵便番号</text:p>
          </table:table-cell>
          <table:table-cell table:style-name="ce25"/>
          <table:table-cell table:style-name="ce71" office:value-type="string" calcext:value-type="string">
            <office:annotation office:display="true" draw:style-name="gr11" draw:text-style-name="P6" svg:width="1.663cm" svg:height="0.466cm" svg:x="9.578cm" svg:y="3.785cm" draw:caption-point-x="-5.595cm" draw:caption-point-y="0.978cm">
              <dc:date>2014-12-26T00:00:00</dc:date>
              <text:p text:style-name="P5"><text:span text:style-name="T7">.pulldown-0102</text:span></text:p>
            </office:annotation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事業所名2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郵便番号</text:p>
          </table:table-cell>
          <table:table-cell table:style-name="ce25"/>
          <table:table-cell table:style-name="ce71" office:value-type="string" calcext:value-type="string"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事業所名3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8"/>
          <table:table-cell table:style-name="ce148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住所</text:p>
            <text:p>.label-0104</text:p>
          </table:table-cell>
          <table:table-cell table:style-name="ce49" table:number-columns-repeated="2"/>
          <table:table-cell table:style-name="ce68"/>
          <table:table-cell table:style-name="ce54" office:value-type="string" calcext:value-type="string">
            <text:p>郵便番号</text:p>
          </table:table-cell>
          <table:table-cell table:style-name="ce25"/>
          <table:table-cell table:style-name="ce71" office:value-type="string" calcext:value-type="string">
            <text:p>都道府県</text:p>
          </table:table-cell>
          <table:table-cell table:style-name="ce139"/>
          <table:table-cell table:style-name="ce54" office:value-type="string" calcext:value-type="string">
            <text:p>.textbox-0110</text:p>
          </table:table-cell>
          <table:table-cell table:style-name="ce21" table:number-columns-repeated="6"/>
          <table:table-cell table:style-name="ce146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電話番号</text:p>
            <text:p><text:span text:style-name="T10">.label-0104</text:span></text:p>
          </table:table-cell>
          <table:table-cell table:style-name="ce49"/>
          <table:table-cell table:style-name="ce68" table:number-columns-repeated="2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FAX番号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3 </text:p>
          </table:table-cell>
          <table:table-cell table:style-name="ce21"/>
          <table:table-cell table:style-name="ce25"/>
          <table:table-cell table:style-name="ce48" office:value-type="string" calcext:value-type="string">
            <text:p>eメール</text:p>
            <text:p><text:span text:style-name="T14">.label-0102</text:span></text:p>
          </table:table-cell>
          <table:table-cell table:style-name="ce68"/>
          <table:table-cell table:style-name="ce54" office:value-type="string" calcext:value-type="string">
            <text:p>.textbox-0104</text:p>
          </table:table-cell>
          <table:table-cell table:style-name="ce21" table:number-columns-repeated="2"/>
          <table:table-cell table:style-name="ce59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URL</text:p>
            <text:p>.label-0104</text:p>
          </table:table-cell>
          <table:table-cell table:style-name="ce49" table:number-columns-repeated="2"/>
          <table:table-cell table:style-name="ce68"/>
          <table:table-cell table:style-name="ce141" office:value-type="string" calcext:value-type="string">
            <text:p>.textbox-0105</text:p>
          </table:table-cell>
          <table:table-cell table:style-name="ce21" table:number-columns-repeated="3"/>
          <table:table-cell table:style-name="ce25"/>
          <table:table-cell table:style-name="ce33" table:number-columns-repeated="2"/>
          <table:table-cell table:style-name="ce50" table:number-columns-repeated="3"/>
          <table:table-cell table:style-name="ce97"/>
          <table:table-cell table:style-name="ce57" table:number-columns-repeated="2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属性</text:p>
            <text:p>.label-0104</text:p>
          </table:table-cell>
          <table:table-cell table:style-name="ce68" table:number-columns-repeated="3"/>
          <table:table-cell table:style-name="ce48" office:value-type="string" calcext:value-type="string">
            <text:p>営業先</text:p>
            <text:p><text:span text:style-name="T14">.label-0102</text:span></text:p>
          </table:table-cell>
          <table:table-cell table:style-name="ce68"/>
          <table:table-cell table:style-name="ce143" office:value-type="string" calcext:value-type="string">
            <office:annotation office:display="true" draw:style-name="gr11" draw:text-style-name="P3" svg:width="1.758cm" svg:height="0.466cm" svg:x="5.846cm" svg:y="7.867cm" draw:caption-point-x="-1.863cm" draw:caption-point-y="1.389cm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142" office:value-type="string" calcext:value-type="string">
            <office:annotation office:display="true" draw:style-name="gr11" draw:text-style-name="P6" svg:width="1.414cm" svg:height="0.466cm" svg:x="5.229cm" svg:y="8.521cm" draw:caption-point-x="-0.747cm" draw:caption-point-y="0.735cm">
              <dc:date>2014-12-26T00:00:00</dc:date>
              <text:p text:style-name="P5"><text:span text:style-name="T7">.label-0101</text:span></text:p>
            </office:annotation>
            <text:p>顧客</text:p>
          </table:table-cell>
          <table:table-cell table:style-name="ce143" office:value-type="string" calcext:value-type="string">
            <text:p>□</text:p>
          </table:table-cell>
          <table:table-cell table:style-name="ce48" office:value-type="string" calcext:value-type="string">
            <text:p>仕入先</text:p>
            <text:p><text:span text:style-name="T14">.label-0102</text:span></text:p>
          </table:table-cell>
          <table:table-cell table:style-name="ce68"/>
          <table:table-cell table:style-name="ce143" office:value-type="string" calcext:value-type="string">
            <text:p>□</text:p>
          </table:table-cell>
          <table:table-cell table:style-name="ce33" table:number-columns-repeated="2"/>
          <table:table-cell table:style-name="ce57" table:number-columns-repeated="2"/>
          <table:table-cell table:style-name="ce147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43" office:value-type="string" calcext:value-type="string">
            <text:p>種別価格</text:p>
            <text:p><text:span text:style-name="T11">.label</text:span><text:span text:style-name="T13">-0102</text:span></text:p>
          </table:table-cell>
          <table:table-cell table:style-name="ce68"/>
          <table:table-cell table:style-name="ce137" office:value-type="string" calcext:value-type="string" table:number-columns-spanned="2" table:number-rows-spanned="1">
            <office:annotation office:display="true" draw:style-name="gr27" draw:text-style-name="P6" svg:width="1.403cm" svg:height="0.466cm" svg:x="3.605cm" svg:y="11.004cm" draw:caption-point-x="-1.12cm" draw:caption-point-y="-1.249cm">
              <dc:date>2015-01-23T00:00:00</dc:date>
              <text:list text:style-name="">
                <text:list-header>
                  <text:p text:style-name="P5"><text:span text:style-name="T7">.button-0102</text:span></text:p>
                </text:list-header>
              </text:list>
            </office:annotation>
            <text:p><text:s/>編集</text:p>
          </table:table-cell>
          <table:covered-table-cell table:style-name="ce139"/>
          <table:table-cell table:style-name="ce142" office:value-type="string" calcext:value-type="string">
            <office:annotation office:display="true" draw:style-name="gr11" draw:text-style-name="P6" svg:width="1.276cm" svg:height="0.466cm" svg:x="3.733cm" svg:y="10.384cm" draw:caption-point-x="-0.748cm" draw:caption-point-y="-0.629cm">
              <dc:date>2014-12-26T00:00:00</dc:date>
              <text:p text:style-name="P5"><text:span text:style-name="T7">.label-0101</text:span></text:p>
            </office:annotation>
            <text:p>締日</text:p>
          </table:table-cell>
          <table:table-cell table:style-name="ce71"/>
          <table:table-cell table:style-name="ce139"/>
          <table:table-cell table:style-name="ce48" office:value-type="string" calcext:value-type="string">
            <text:p>支払サイト</text:p>
            <text:p>.label-0103</text:p>
          </table:table-cell>
          <table:table-cell table:style-name="ce68"/>
          <table:table-cell table:style-name="ce33"/>
          <table:table-cell table:style-name="ce145" table:number-columns-spanned="4" table:number-rows-spanned="1">
            <office:annotation office:display="true" draw:style-name="gr2" draw:text-style-name="P3" svg:width="1.762cm" svg:height="0.492cm" svg:x="9.605cm" svg:y="7.662cm" draw:caption-point-x="-2.128cm" draw:caption-point-y="2.093cm">
              <dc:date>2015-01-19T00:00:00</dc:date>
              <text:p text:style-name="P1"><text:span text:style-name="T1">.pulldown-0104</text:span></text:p>
            </office:annotation>
          </table:table-cell>
          <table:covered-table-cell table:style-name="ce25"/>
          <table:covered-table-cell table:number-columns-repeated="2"/>
          <table:table-cell table:style-name="ce142" office:value-type="string" calcext:value-type="string">
            <office:annotation office:display="true" draw:style-name="gr11" draw:text-style-name="P6" svg:width="1.414cm" svg:height="0.466cm" svg:x="9.286cm" svg:y="8.498cm" draw:caption-point-x="-1.31cm" draw:caption-point-y="1.257cm">
              <dc:date>2014-12-26T00:00:00</dc:date>
              <text:p text:style-name="P5"><text:span text:style-name="T7">.label-0101</text:span></text:p>
            </office:annotation>
            <text:p>前金</text:p>
          </table:table-cell>
          <table:table-cell table:style-name="ce143" office:value-type="string" calcext:value-type="string">
            <office:annotation office:display="true" draw:style-name="gr11" draw:text-style-name="P3" svg:width="1.758cm" svg:height="0.466cm" svg:x="8.899cm" svg:y="9.193cm" draw:caption-point-x="-0.423cm" draw:caption-point-y="0.562cm">
              <dc:date>2014-12-26T00:00:00</dc:date>
              <text:p text:style-name="P1"><text:span text:style-name="T5">.checkbox-0101</text:span></text:p>
            </office:annotation>
            <text:p>□</text:p>
          </table:table-cell>
          <table:table-cell table:style-name="ce147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44"/>
          <table:table-cell table:style-name="ce50" table:number-columns-repeated="2"/>
          <table:table-cell table:style-name="ce33" table:number-columns-repeated="8"/>
          <table:table-cell table:style-name="ce50"/>
          <table:table-cell table:style-name="ce33" table:number-columns-repeated="4"/>
          <table:table-cell table:style-name="ce57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43"/>
          <table:table-cell table:style-name="ce94" table:number-columns-repeated="2"/>
          <table:table-cell table:style-name="ce57" table:number-columns-repeated="14"/>
          <table:table-cell table:style-name="ce61" office:value-type="string" calcext:value-type="string">
            <office:annotation office:display="true" draw:style-name="gr1" draw:text-style-name="P4" svg:width="2.075cm" svg:height="0.492cm" svg:x="9.991cm" svg:y="10.05cm" draw:caption-point-x="-0.517cm" draw:caption-point-y="0.703cm">
              <dc:date>2015-01-25T00:00:00</dc:date>
              <text:p text:style-name="P1"><text:span text:style-name="T1">.button-0101</text:span></text:p>
            </office:annotation>
            <text:p>更</text:p>
          </table:table-cell>
          <table:table-cell table:number-columns-repeated="1005"/>
        </table:table-row>
        <table:table-row table:style-name="ro4">
          <table:table-cell table:style-name="ce4"/>
          <table:table-cell table:style-name="ce14" office:value-type="string" calcext:value-type="string">
            <text:p>社員</text:p>
          </table:table-cell>
          <table:table-cell table:style-name="ce7" office:value-type="string" calcext:value-type="string">
            <office:annotation office:display="true" draw:style-name="gr22" draw:text-style-name="P13" svg:width="2.899cm" svg:height="1.623cm" svg:x="3.199cm" svg:y="12.004cm" draw:caption-point-x="-1.712cm" draw:caption-point-y="-0.751cm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取扱製品</text:p>
          </table:table-cell>
          <table:table-cell table:style-name="ce170"/>
          <table:table-cell table:style-name="ce50" table:number-columns-repeated="9"/>
          <table:table-cell table:style-name="ce16"/>
          <table:table-cell table:style-name="ce50" table:number-columns-repeated="4"/>
          <table:table-cell table:style-name="ce60"/>
          <table:table-cell table:number-columns-repeated="1005"/>
        </table:table-row>
        <table:table-row table:style-name="ro4">
          <table:table-cell table:style-name="ce4"/>
          <table:table-cell table:style-name="ce134" office:value-type="string" calcext:value-type="string">
            <office:annotation office:display="true" draw:style-name="gr1" draw:text-style-name="P4" svg:width="1.553cm" svg:height="0.492cm" svg:x="3.421cm" svg:y="13.804cm" draw:caption-point-x="-2.433cm" draw:caption-point-y="-2.052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124"/>
          <table:table-cell table:style-name="ce140" table:number-columns-repeated="3"/>
          <table:table-cell table:style-name="ce13"/>
          <table:table-cell table:style-name="ce140" table:number-columns-repeated="4"/>
          <table:table-cell table:style-name="ce140">
            <office:annotation office:display="true" draw:style-name="gr2" draw:text-style-name="P2" svg:width="1.57cm" svg:height="0.492cm" svg:x="7.088cm" svg:y="11.027cm" draw:caption-point-x="-0.609cm" draw:caption-point-y="0.725cm">
              <dc:date>2015-01-19T00:00:00</dc:date>
              <text:p text:style-name="P1"><text:span text:style-name="T1">.tab-container</text:span></text:p>
            </office:annotation>
          </table:table-cell>
          <table:table-cell table:style-name="ce140" table:number-columns-repeated="5"/>
          <table:table-cell table:style-name="ce149"/>
          <table:table-cell table:number-columns-repeated="1005"/>
        </table:table-row>
        <table:table-row table:style-name="ro4">
          <table:table-cell table:style-name="ce4"/>
          <table:table-cell table:style-name="ce135" office:value-type="string" calcext:value-type="string">
            <text:p>1. .wrap-list</text:p>
            <text:p>2. .list</text:p>
          </table:table-cell>
          <table:table-cell table:style-name="ce87" table:number-columns-repeated="14"/>
          <table:table-cell table:style-name="ce17"/>
          <table:table-cell table:style-name="ce87"/>
          <table:table-cell table:style-name="ce90"/>
          <table:table-cell table:number-columns-repeated="1005"/>
        </table:table-row>
        <table:table-row table:style-name="ro4" table:number-rows-repeated="5">
          <table:table-cell table:style-name="ce4"/>
          <table:table-cell table:style-name="ce46"/>
          <table:table-cell table:style-name="ce52" table:number-columns-repeated="16"/>
          <table:table-cell table:style-name="ce63"/>
          <table:table-cell table:number-columns-repeated="1005"/>
        </table:table-row>
        <table:table-row table:style-name="ro4">
          <table:table-cell table:style-name="ce4"/>
          <table:table-cell table:style-name="ce47"/>
          <table:table-cell table:style-name="ce53" table:number-columns-repeated="16"/>
          <table:table-cell table:style-name="ce64"/>
          <table:table-cell table:number-columns-repeated="1005"/>
        </table:table-row>
        <table:table-row table:style-name="ro4" table:number-rows-repeated="104854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取扱製品追加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取引先管理 取扱製品追加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5"/>
          <table:table-cell table:style-name="ce76" table:number-columns-repeated="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7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8" office:value-type="string" calcext:value-type="string">
            <office:annotation office:display="true" draw:style-name="gr1" draw:text-style-name="P9" svg:width="1.719cm" svg:height="0.492cm" svg:x="3.949cm" svg:y="1.213cm" draw:caption-point-x="-1.464cm" draw:caption-point-y="1.292cm">
              <dc:date>2014-12-26T00:00:00</dc:date>
              <text:p text:style-name="P1"><text:span text:style-name="T2">.title-text-0109</text:span></text:p>
            </office:annotation>
            <text:p>取扱製品追加</text:p>
          </table:table-cell>
          <table:table-cell table:style-name="ce98"/>
          <table:table-cell table:style-name="ce23"/>
          <table:table-cell table:style-name="ce13">
            <office:annotation office:display="true" draw:style-name="gr28" draw:text-style-name="P9" svg:width="2.683cm" svg:height="0.731cm" svg:x="5.914cm" svg:y="1.555cm" draw:caption-point-x="-1.931cm" draw:caption-point-y="0.95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26"/>
          <table:table-cell table:style-name="ce77"/>
          <table:table-cell table:style-name="ce127" office:value-type="string" calcext:value-type="string">
            <office:annotation office:display="true" draw:style-name="gr1" draw:text-style-name="P2" svg:width="1.568cm" svg:height="0.492cm" svg:x="6.246cm" svg:y="2.751cm" draw:caption-point-x="-0.766cm" draw:caption-point-y="-0.24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/>
          <table:table-cell table:style-name="ce57" table:number-columns-repeated="2"/>
          <table:table-cell table:style-name="ce33" table:number-columns-repeated="5"/>
          <table:table-cell table:style-name="ce171" office:value-type="string" calcext:value-type="string" table:number-columns-spanned="2" table:number-rows-spanned="1">
            <office:annotation office:display="true" draw:style-name="gr11" draw:text-style-name="P9" svg:width="1.905cm" svg:height="0.466cm" svg:x="6.219cm" svg:y="3.369cm" draw:caption-point-x="-0.739cm" draw:caption-point-y="-0.364cm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172" office:value-type="string" calcext:value-type="string">
            <text:p>(空白)</text:p>
            <text:p/>
          </table:covered-table-cell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3"/>
          <table:table-cell table:style-name="ce173"/>
          <table:table-cell table:number-columns-repeated="1008"/>
        </table:table-row>
        <table:table-row table:style-name="ro4" table:number-rows-repeated="7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製品管理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1" table:number-rows-spanned="1">
            <text:p>製品管理</text:p>
          </table:table-cell>
          <table:covered-table-cell/>
          <table:covered-table-cell table:number-columns-repeated="9" table:style-name="ce2"/>
          <table:table-cell table:style-name="ce2" table:number-columns-repeated="9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5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6"/>
          <table:table-cell table:style-name="ce23" table:number-columns-repeated="6"/>
          <table:table-cell table:style-name="ce13">
            <office:annotation office:display="true" draw:style-name="gr1" draw:text-style-name="P2" svg:width="1.387cm" svg:height="0.492cm" svg:x="6.21cm" svg:y="0.866cm" draw:caption-point-x="-1.728cm" draw:caption-point-y="1.401cm">
              <dc:date>2014-12-22T00:00:00</dc:date>
              <text:p text:style-name="P1"><text:span text:style-name="T1">.workspace</text:span></text:p>
            </office:annotation>
          </table:table-cell>
          <table:table-cell table:style-name="ce23"/>
          <table:table-cell table:style-name="ce26" office:value-type="string" calcext:value-type="string">
            <office:annotation office:display="true" draw:style-name="gr1" draw:text-style-name="P8" svg:width="1.761cm" svg:height="0.492cm" svg:x="6.368cm" svg:y="1.468cm" draw:caption-point-x="-0.888cm" draw:caption-point-y="0.799cm">
              <dc:date>2015-01-19T00:00:00</dc:date>
              <text:p text:style-name="P1"><text:span text:style-name="T2">.title-text-0119</text:span></text:p>
            </office:annotation>
            <text:p>製品管理</text:p>
          </table:table-cell>
          <table:table-cell table:style-name="ce23" table:number-columns-repeated="9"/>
          <table:table-cell table:style-name="ce36" office:value-type="string" calcext:value-type="string">
            <office:annotation office:display="true" draw:style-name="gr1" draw:text-style-name="P2" svg:width="1.572cm" svg:height="0.492cm" svg:x="11.224cm" svg:y="1.433cm" draw:caption-point-x="-0.752cm" draw:caption-point-y="0.83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4" svg:width="1.411cm" svg:height="0.438cm" svg:x="3.436cm" svg:y="3.867cm" draw:caption-point-x="-2.448cm" draw:caption-point-y="-1.101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13" office:value-type="string" calcext:value-type="string">
            <text:p>.textbox-0108 <text:s/></text:p>
          </table:table-cell>
          <table:table-cell table:style-name="ce21" table:number-columns-repeated="6"/>
          <table:table-cell table:style-name="ce25"/>
          <table:table-cell table:style-name="ce34" office:value-type="string" calcext:value-type="string">
            <office:annotation office:display="true" draw:style-name="gr1" draw:text-style-name="P4" svg:width="1.629cm" svg:height="0.492cm" svg:x="7.107cm" svg:y="4.018cm" draw:caption-point-x="-1.627cm" draw:caption-point-y="-1.252cm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16" office:value-type="string" calcext:value-type="string">
            <office:annotation office:display="true" draw:style-name="gr4" draw:text-style-name="P4" svg:width="1.35cm" svg:height="0.438cm" svg:x="7.669cm" svg:y="2.118cm" draw:caption-point-x="-1.689cm" draw:caption-point-y="0.648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175" table:number-columns-spanned="3" table:number-rows-spanned="1"/>
          <table:covered-table-cell table:number-columns-repeated="2" table:style-name="Default"/>
          <table:table-cell table:style-name="ce175" table:number-columns-spanned="3" table:number-rows-spanned="1"/>
          <table:covered-table-cell table:number-columns-repeated="2" table:style-name="Default"/>
          <table:table-cell table:style-name="ce176" table:number-columns-spanned="3" table:number-rows-spanned="1">
            <office:annotation office:display="true" draw:style-name="gr2" draw:text-style-name="P2" svg:width="1.767cm" svg:height="0.492cm" svg:x="10.882cm" svg:y="2.192cm" draw:caption-point-x="-0.41cm" draw:caption-point-y="0.574cm">
              <dc:date>2015-01-19T00:00:00</dc:date>
              <text:p text:style-name="P1"><text:span text:style-name="T1">.pulldown-0103</text:span></text:p>
            </office:annotation>
          </table:table-cell>
          <table:covered-table-cell table:number-columns-repeated="2" table:style-name="Default"/>
          <table:table-cell table:style-name="ce84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>
            <office:annotation office:display="true" draw:style-name="gr1" draw:text-style-name="P11" svg:width="1.549cm" svg:height="0.492cm" svg:x="3.91cm" svg:y="4.874cm" draw:caption-point-x="-2.922cm" draw:caption-point-y="-1.608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74" office:value-type="string" calcext:value-type="string">
            <text:p>削</text:p>
          </table:table-cell>
          <table:table-cell table:style-name="ce22" table:number-columns-repeated="13"/>
          <table:table-cell table:style-name="ce124" table:number-columns-repeated="4"/>
          <table:table-cell table:style-name="ce61" office:value-type="string" calcext:value-type="string">
            <office:annotation office:display="true" draw:style-name="gr1" draw:text-style-name="P2" svg:width="2.143cm" svg:height="0.492cm" svg:x="11.205cm" svg:y="3.954cm" draw:caption-point-x="-0.733cm" draw:caption-point-y="-0.688cm">
              <dc:date>2015-01-25T00:00:00</dc:date>
              <text:p text:style-name="P1"><text:span text:style-name="T1">.button-0101</text:span></text:p>
            </office:annotation>
            <text:p>種</text:p>
          </table:table-cell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規・編集画面(製品管理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新規・編集画面(製品管理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9" svg:width="2.063cm" svg:height="0.492cm" svg:x="3.958cm" svg:y="1.039cm" draw:caption-point-x="-1.473cm" draw:caption-point-y="1.466cm">
              <dc:date>2015-01-19T00:00:00</dc:date>
              <text:p text:style-name="P1"><text:span text:style-name="T2">.title-text-0109</text:span></text:p>
            </office:annotation>
            <text:p>新規・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29" draw:text-style-name="P2" svg:width="3.252cm" svg:height="0.783cm" svg:x="6.212cm" svg:y="1.318cm" draw:caption-point-x="-2.229cm" draw:caption-point-y="1.187cm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36" office:value-type="string" calcext:value-type="string">
            <office:annotation office:display="true" draw:style-name="gr1" draw:text-style-name="P2" svg:width="1.546cm" svg:height="0.492cm" svg:x="6.802cm" svg:y="2.975cm" draw:caption-point-x="-1.322cm" draw:caption-point-y="-0.47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1.971cm" svg:height="0.492cm" svg:x="6.756cm" svg:y="3.615cm" draw:caption-point-x="-1.276cm" draw:caption-point-y="-0.61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登録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型番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大)</text:p>
            <text:p>.label-0103</text:p>
          </table:table-cell>
          <table:table-cell table:style-name="ce49" table:number-columns-repeated="2"/>
          <table:table-cell table:style-name="ce183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中)</text:p>
            <text:p>.label-0103</text:p>
          </table:table-cell>
          <table:table-cell table:style-name="ce49" table:number-columns-repeated="2"/>
          <table:table-cell table:style-name="ce183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小)</text:p>
            <text:p>.label-0103</text:p>
          </table:table-cell>
          <table:table-cell table:style-name="ce49" table:number-columns-repeated="2"/>
          <table:table-cell table:style-name="ce183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名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造元</text:p>
            <text:p><text:span text:style-name="T11">.label-0103</text:span></text:p>
          </table:table-cell>
          <table:table-cell table:style-name="ce49" table:number-columns-repeated="2"/>
          <table:table-cell table:style-name="ce183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仕入元</text:span></text:p>
            <text:p><text:span text:style-name="T11">.label-0103</text:span></text:p>
          </table:table-cell>
          <table:table-cell table:style-name="ce49" table:number-columns-repeated="2"/>
          <table:table-cell table:style-name="ce183" office:value-type="string" calcext:value-type="string">
            <text:p>.pulldown-0107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上代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仕入価格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7" office:value-type="string" calcext:value-type="string">
            <text:p>製品画像</text:p>
            <text:p><text:span text:style-name="T11">.label-0103</text:span></text:p>
          </table:table-cell>
          <table:table-cell table:style-name="ce49" table:number-columns-repeated="2"/>
          <table:table-cell table:style-name="ce141" office:value-type="string" calcext:value-type="string">
            <text:p>.textbox-0104</text:p>
          </table:table-cell>
          <table:table-cell table:style-name="ce185" table:number-columns-repeated="2"/>
          <table:table-cell table:style-name="ce186"/>
          <table:table-cell table:style-name="ce35" office:value-type="string" calcext:value-type="string" table:number-columns-spanned="3" table:number-rows-spanned="1">
            <office:annotation office:display="true" draw:style-name="gr2" draw:text-style-name="P3" svg:width="1.552cm" svg:height="0.492cm" svg:x="6.021cm" svg:y="7.798cm" draw:caption-point-x="-0.541cm" draw:caption-point-y="0.698cm">
              <dc:date>2015-01-19T00:00:00</dc:date>
              <text:p text:style-name="P1"><text:span text:style-name="T1">.button-0103</text:span></text:p>
            </office:annotation>
            <text:p>アップロード</text:p>
          </table:table-cell>
          <table:covered-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7" office:value-type="string" calcext:value-type="string">
            <text:p>販売価格</text:p>
            <text:p><text:span text:style-name="T11">.label-0103</text:span></text:p>
          </table:table-cell>
          <table:table-cell table:style-name="ce49" table:number-columns-repeated="2"/>
          <table:table-cell table:style-name="ce97"/>
          <table:table-cell table:style-name="ce57" table:number-columns-repeated="5"/>
          <table:table-cell table:style-name="ce6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7" office:value-type="string" calcext:value-type="string">
            <office:annotation office:display="true" draw:style-name="gr11" draw:text-style-name="P3" svg:width="1.293cm" svg:height="0.466cm" svg:x="2.459cm" svg:y="7.875cm" draw:caption-point-x="-1.471cm" draw:caption-point-y="1.619cm">
              <dc:date>2014-12-26T00:00:00</dc:date>
              <text:p text:style-name="P1"><text:span text:style-name="T5">.label-0101</text:span></text:p>
            </office:annotation>
            <text:p>A</text:p>
          </table:table-cell>
          <table:table-cell table:style-name="ce180"/>
          <table:table-cell table:style-name="ce182" office:value-type="string" calcext:value-type="string">
            <text:p>B</text:p>
          </table:table-cell>
          <table:table-cell table:style-name="ce184"/>
          <table:table-cell table:style-name="ce142" office:value-type="string" calcext:value-type="string">
            <text:p>C</text:p>
          </table:table-cell>
          <table:table-cell table:style-name="ce142"/>
          <table:table-cell table:style-name="ce142" office:value-type="string" calcext:value-type="string">
            <text:p>D</text:p>
          </table:table-cell>
          <table:table-cell table:style-name="ce142"/>
          <table:table-cell table:style-name="ce142" office:value-type="string" calcext:value-type="string">
            <text:p>E</text:p>
          </table:table-cell>
          <table:table-cell table:style-name="ce187" office:value-type="string" calcext:value-type="string">
            <text:p>(空白)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8"/>
          <table:table-cell table:style-name="ce29"/>
          <table:table-cell table:style-name="ce113"/>
          <table:table-cell table:style-name="ce29"/>
          <table:table-cell table:style-name="ce113"/>
          <table:table-cell table:style-name="ce29"/>
          <table:table-cell table:style-name="ce113"/>
          <table:table-cell table:style-name="ce29"/>
          <table:table-cell table:style-name="ce113">
            <office:annotation office:display="true" draw:style-name="gr2" draw:text-style-name="P3" svg:width="1.742cm" svg:height="0.492cm" svg:x="5.866cm" svg:y="9.171cm" draw:caption-point-x="-0.885cm" draw:caption-point-y="0.822cm">
              <dc:date>2015-01-19T00:00:00</dc:date>
              <text:p text:style-name="P1"><text:span text:style-name="T1">.textbox-0102</text:span></text:p>
            </office:annotation>
          </table:table-cell>
          <table:table-cell table:style-name="ce18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9" office:value-type="string" calcext:value-type="string">
            <text:p>F</text:p>
          </table:table-cell>
          <table:table-cell table:style-name="ce181"/>
          <table:table-cell table:style-name="ce181" office:value-type="string" calcext:value-type="string">
            <text:p>G</text:p>
          </table:table-cell>
          <table:table-cell table:style-name="ce181"/>
          <table:table-cell table:style-name="ce181" office:value-type="string" calcext:value-type="string">
            <text:p>H</text:p>
          </table:table-cell>
          <table:table-cell table:style-name="ce181"/>
          <table:table-cell table:style-name="ce181" office:value-type="string" calcext:value-type="string">
            <text:p>I</text:p>
          </table:table-cell>
          <table:table-cell table:style-name="ce181"/>
          <table:table-cell table:style-name="ce181" office:value-type="string" calcext:value-type="string">
            <text:p>J</text:p>
          </table:table-cell>
          <table:table-cell table:style-name="ce189" office:value-type="string" calcext:value-type="string">
            <text:p>(空白)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78"/>
          <table:table-cell table:style-name="ce29"/>
          <table:table-cell table:style-name="ce113"/>
          <table:table-cell table:style-name="ce29"/>
          <table:table-cell table:style-name="ce113"/>
          <table:table-cell table:style-name="ce29"/>
          <table:table-cell table:style-name="ce113"/>
          <table:table-cell table:style-name="ce29"/>
          <table:table-cell table:style-name="ce113"/>
          <table:table-cell table:style-name="ce18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値引率限界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12" office:value-type="string" calcext:value-type="string" table:number-columns-spanned="3" table:number-rows-spanned="2">
            <text:p><text:span text:style-name="T12">備考</text:span></text:p>
            <text:p><text:span text:style-name="T11">.label-0103</text:span></text:p>
            <text:p/>
          </table:table-cell>
          <table:covered-table-cell table:number-columns-repeated="2" table:style-name="ce49"/>
          <table:table-cell table:style-name="ce114" office:value-type="string" calcext:value-type="string">
            <text:p>.textarea-0207 <text:s/></text:p>
          </table:table-cell>
          <table:table-cell table:style-name="ce110" table:number-columns-repeated="5"/>
          <table:table-cell table:style-name="ce118"/>
          <table:table-cell table:style-name="ce4"/>
          <table:table-cell table:number-columns-repeated="1012"/>
        </table:table-row>
        <table:table-row table:style-name="ro4">
          <table:table-cell table:style-name="ce4"/>
          <table:covered-table-cell table:style-name="ce92"/>
          <table:covered-table-cell table:number-columns-repeated="2" table:style-name="ce69"/>
          <table:table-cell table:style-name="ce115"/>
          <table:table-cell table:style-name="ce116" table:number-columns-repeated="5"/>
          <table:table-cell table:style-name="ce119"/>
          <table:table-cell table:style-name="ce4"/>
          <table:table-cell table:number-columns-repeated="1012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種別作成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種別作成画面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91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text:p>種別作成画面</text:p>
          </table:table-cell>
          <table:table-cell table:style-name="ce98"/>
          <table:table-cell table:style-name="ce26">
            <office:annotation office:display="true" draw:style-name="gr2" draw:text-style-name="P3" svg:width="1.767cm" svg:height="0.492cm" svg:x="4.683cm" svg:y="1.23cm" draw:caption-point-x="-1.199cm" draw:caption-point-y="1.275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6"/>
          <table:table-cell table:style-name="ce13">
            <office:annotation office:display="true" draw:style-name="gr30" draw:text-style-name="P9" svg:width="2.683cm" svg:height="0.731cm" svg:x="5.707cm" svg:y="1.861cm" draw:caption-point-x="-1.225cm" draw:caption-point-y="0.644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23"/>
          <table:table-cell table:style-name="ce36" office:value-type="string" calcext:value-type="string">
            <office:annotation office:display="true" draw:style-name="gr1" draw:text-style-name="P2" svg:width="1.568cm" svg:height="0.492cm" svg:x="6.401cm" svg:y="3.267cm" draw:caption-point-x="-0.921cm" draw:caption-point-y="-0.76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48" table:number-columns-repeated="2"/>
          <table:table-cell table:style-name="ce164"/>
          <table:table-cell table:style-name="ce166"/>
          <table:table-cell table:style-name="ce57"/>
          <table:table-cell table:style-name="ce16"/>
          <table:table-cell table:style-name="ce70"/>
          <table:table-cell table:style-name="ce33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90" table:number-columns-repeated="2"/>
          <table:table-cell table:style-name="ce168" office:value-type="string" calcext:value-type="string" table:number-columns-spanned="4" table:number-rows-spanned="1">
            <text:p>大項目作成</text:p>
          </table:table-cell>
          <table:covered-table-cell table:number-columns-repeated="3" table:style-name="ce33"/>
          <table:table-cell table:style-name="ce33" table:number-columns-repeated="2"/>
          <table:table-cell table:style-name="ce14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48" table:number-columns-repeated="2"/>
          <table:table-cell table:style-name="ce33" table:number-columns-repeated="6"/>
          <table:table-cell table:style-name="ce14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90" table:number-columns-repeated="2"/>
          <table:table-cell table:style-name="ce168" office:value-type="string" calcext:value-type="string" table:number-columns-spanned="4" table:number-rows-spanned="1">
            <text:p>中項目作成</text:p>
          </table:table-cell>
          <table:covered-table-cell table:number-columns-repeated="3" table:style-name="ce33"/>
          <table:table-cell table:style-name="ce33" table:number-columns-repeated="2"/>
          <table:table-cell table:style-name="ce14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49" table:number-columns-repeated="2"/>
          <table:table-cell table:style-name="ce33" table:number-columns-repeated="6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90" table:number-columns-repeated="2"/>
          <table:table-cell table:style-name="ce168" office:value-type="string" calcext:value-type="string" table:number-columns-spanned="4" table:number-rows-spanned="1">
            <text:p>小項目作成</text:p>
          </table:table-cell>
          <table:covered-table-cell table:number-columns-repeated="3" table:style-name="ce33"/>
          <table:table-cell table:style-name="ce33" table:number-columns-repeated="2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92"/>
          <table:table-cell table:style-name="ce191" table:number-columns-repeated="2"/>
          <table:table-cell table:style-name="ce192" table:number-columns-repeated="6"/>
          <table:table-cell table:style-name="ce193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大項目作成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大項目作成画面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text:p>大項目作成</text:p>
          </table:table-cell>
          <table:table-cell table:style-name="ce26">
            <office:annotation office:display="true" draw:style-name="gr2" draw:text-style-name="P3" svg:width="1.767cm" svg:height="0.492cm" svg:x="3.564cm" svg:y="1.093cm" draw:caption-point-x="-0.579cm" draw:caption-point-y="1.412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3" table:number-columns-repeated="2"/>
          <table:table-cell table:style-name="ce13">
            <office:annotation office:display="true" draw:style-name="gr31" draw:text-style-name="P2" svg:width="2.951cm" svg:height="0.783cm" svg:x="5.621cm" svg:y="1.586cm" draw:caption-point-x="-1.139cm" draw:caption-point-y="0.919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66cm" svg:height="0.492cm" svg:x="6.087cm" svg:y="2.757cm" draw:caption-point-x="-0.607cm" draw:caption-point-y="-0.25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5"/>
          <table:table-cell table:style-name="ce22" table:number-columns-repeated="7"/>
          <table:table-cell table:style-name="ce61" office:value-type="string" calcext:value-type="string" table:number-columns-spanned="2" table:number-rows-spanned="1">
            <office:annotation office:display="true" draw:style-name="gr11" draw:text-style-name="P9" svg:width="1.819cm" svg:height="0.466cm" svg:x="5.978cm" svg:y="3.455cm" draw:caption-point-x="-0.498cm" draw:caption-point-y="-0.45cm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中項目作成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中項目作成画面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text:p>中項目作成</text:p>
          </table:table-cell>
          <table:table-cell table:style-name="ce23"/>
          <table:table-cell table:style-name="ce26">
            <office:annotation office:display="true" draw:style-name="gr2" draw:text-style-name="P3" svg:width="1.767cm" svg:height="0.492cm" svg:x="3.944cm" svg:y="1.024cm" draw:caption-point-x="-0.46cm" draw:caption-point-y="1.481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3"/>
          <table:table-cell table:style-name="ce13">
            <office:annotation office:display="true" draw:style-name="gr32" draw:text-style-name="P9" svg:width="2.683cm" svg:height="0.731cm" svg:x="6.12cm" svg:y="1.5cm" draw:caption-point-x="-1.638cm" draw:caption-point-y="1.005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66cm" svg:height="0.492cm" svg:x="5.984cm" svg:y="2.809cm" draw:caption-point-x="-0.504cm" draw:caption-point-y="-0.30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42"/>
          <table:table-cell table:style-name="ce48"/>
          <table:table-cell table:style-name="ce70"/>
          <table:table-cell table:style-name="ce57" table:number-columns-repeated="4"/>
          <table:table-cell table:style-name="ce19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42" office:value-type="string" calcext:value-type="string">
            <text:p>大項目</text:p>
            <text:p>.label-0102</text:p>
          </table:table-cell>
          <table:table-cell table:style-name="ce48"/>
          <table:table-cell table:style-name="ce34" office:value-type="string" calcext:value-type="string" table:number-columns-spanned="4" table:number-rows-spanned="1">
            <text:p>.pulldown-0104</text:p>
          </table:table-cell>
          <table:covered-table-cell table:style-name="ce195"/>
          <table:covered-table-cell table:style-name="ce196"/>
          <table:covered-table-cell table:style-name="ce197"/>
          <table:table-cell table:style-name="ce57"/>
          <table:table-cell table:style-name="ce19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94" table:number-columns-repeated="2"/>
          <table:table-cell table:style-name="ce22" table:number-columns-repeated="5"/>
          <table:table-cell table:style-name="ce61" office:value-type="string" calcext:value-type="string" table:number-columns-spanned="2" table:number-rows-spanned="1">
            <office:annotation office:display="true" draw:style-name="gr11" draw:text-style-name="P9" svg:width="1.819cm" svg:height="0.466cm" svg:x="5.91cm" svg:y="4.298cm" draw:caption-point-x="-0.43cm" draw:caption-point-y="-0.295cm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199" office:value-type="string" calcext:value-type="string">
            <text:p>追</text:p>
          </table:covered-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小項目作成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小項目作成画面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text:p>小項目作成</text:p>
          </table:table-cell>
          <table:table-cell table:style-name="ce23"/>
          <table:table-cell table:style-name="ce26">
            <office:annotation office:display="true" draw:style-name="gr2" draw:text-style-name="P3" svg:width="1.767cm" svg:height="0.492cm" svg:x="5.045cm" svg:y="1.059cm" draw:caption-point-x="-1.561cm" draw:caption-point-y="1.446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3"/>
          <table:table-cell table:style-name="ce13">
            <office:annotation office:display="true" draw:style-name="gr33" draw:text-style-name="P9" svg:width="2.683cm" svg:height="0.731cm" svg:x="5.586cm" svg:y="1.724cm" draw:caption-point-x="-1.104cm" draw:caption-point-y="0.781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66cm" svg:height="0.492cm" svg:x="6.174cm" svg:y="2.792cm" draw:caption-point-x="-0.694cm" draw:caption-point-y="-0.287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42"/>
          <table:table-cell table:style-name="ce48"/>
          <table:table-cell table:style-name="ce70"/>
          <table:table-cell table:style-name="ce57" table:number-columns-repeated="4"/>
          <table:table-cell table:style-name="ce19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42" office:value-type="string" calcext:value-type="string">
            <text:p>大項目</text:p>
            <text:p>.label-0102</text:p>
          </table:table-cell>
          <table:table-cell table:style-name="ce48"/>
          <table:table-cell table:style-name="ce34" office:value-type="string" calcext:value-type="string" table:number-columns-spanned="4" table:number-rows-spanned="1">
            <text:p>.pulldown-0104</text:p>
          </table:table-cell>
          <table:covered-table-cell table:style-name="ce200"/>
          <table:covered-table-cell table:style-name="ce201"/>
          <table:covered-table-cell table:style-name="ce202"/>
          <table:table-cell table:style-name="ce57"/>
          <table:table-cell table:style-name="ce19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42" office:value-type="string" calcext:value-type="string">
            <text:p>中項目</text:p>
            <text:p>.label-0102</text:p>
          </table:table-cell>
          <table:table-cell table:style-name="ce48"/>
          <table:table-cell table:style-name="ce34" office:value-type="string" calcext:value-type="string" table:number-columns-spanned="4" table:number-rows-spanned="1">
            <text:p>.pulldown-0104</text:p>
          </table:table-cell>
          <table:covered-table-cell table:style-name="ce200"/>
          <table:covered-table-cell table:style-name="ce201"/>
          <table:covered-table-cell table:style-name="ce202"/>
          <table:table-cell table:style-name="ce57"/>
          <table:table-cell table:style-name="ce19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194" table:number-columns-repeated="2"/>
          <table:table-cell table:style-name="ce22" table:number-columns-repeated="5"/>
          <table:table-cell table:style-name="ce61" office:value-type="string" calcext:value-type="string" table:number-columns-spanned="2" table:number-rows-spanned="1">
            <office:annotation office:display="true" draw:style-name="gr11" draw:text-style-name="P9" svg:width="1.819cm" svg:height="0.466cm" svg:x="6.099cm" svg:y="4.624cm" draw:caption-point-x="-0.619cm" draw:caption-point-y="-0.122cm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199" office:value-type="string" calcext:value-type="string">
            <text:p>追</text:p>
          </table:covered-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0" office:value-type="string" calcext:value-type="string">
            <text:p>1. .wrap-list</text:p>
            <text:p>2. .list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新規・編集画面(種別作成)" table:style-name="ta1">
        <table:table-column table:style-name="co3" table:default-cell-style-name="ce4"/>
        <table:table-column table:style-name="co3" table:default-cell-style-name="ce91"/>
        <table:table-column table:style-name="co3" table:number-columns-repeated="10" table:default-cell-style-name="ce4"/>
        <table:table-column table:style-name="co3" table:number-columns-repeated="1012" table:default-cell-style-name="Default"/>
        <table:table-row table:style-name="ro4">
          <table:table-cell/>
          <table:table-cell office:value-type="string" calcext:value-type="string">
            <text:p>新規・編集画面(種別作成)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/>
          <table:table-cell table:style-name="ce23" table:number-columns-repeated="2"/>
          <table:table-cell table:style-name="ce96" office:value-type="string" calcext:value-type="string">
            <text:p>新規・編集画面</text:p>
          </table:table-cell>
          <table:table-cell table:style-name="ce26">
            <office:annotation office:display="true" draw:style-name="gr2" draw:text-style-name="P3" svg:width="1.767cm" svg:height="0.492cm" svg:x="3.445cm" svg:y="0.997cm" draw:caption-point-x="-0.46cm" draw:caption-point-y="1.009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6" table:number-columns-repeated="2"/>
          <table:table-cell table:style-name="ce13">
            <office:annotation office:display="true" draw:style-name="gr34" draw:text-style-name="P2" svg:width="2.934cm" svg:height="0.783cm" svg:x="5.896cm" svg:y="1.328cm" draw:caption-point-x="-1.414cm" draw:caption-point-y="0.678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3"/>
          <table:table-cell table:style-name="ce36" office:value-type="string" calcext:value-type="string">
            <office:annotation office:display="true" draw:style-name="gr1" draw:text-style-name="P2" svg:width="1.582cm" svg:height="0.492cm" svg:x="6.542cm" svg:y="2.716cm" draw:caption-point-x="-1.062cm" draw:caption-point-y="-0.7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13"/>
        </table:table-row>
        <table:table-row table:style-name="ro4">
          <table:table-cell/>
          <table:table-cell table:style-name="ce65"/>
          <table:table-cell table:style-name="ce57" table:number-columns-repeated="2"/>
          <table:table-cell table:style-name="ce164"/>
          <table:table-cell table:style-name="ce166"/>
          <table:table-cell table:style-name="ce57"/>
          <table:table-cell table:style-name="ce16"/>
          <table:table-cell table:style-name="ce70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7cm" svg:height="0.492cm" svg:x="6.636cm" svg:y="3.445cm" draw:caption-point-x="-1.156cm" draw:caption-point-y="-0.987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number-columns-repeated="1013"/>
        </table:table-row>
        <table:table-row table:style-name="ro4">
          <table:table-cell/>
          <table:table-cell table:style-name="ce177" office:value-type="string" calcext:value-type="string">
            <text:p>登録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/>
          <table:table-cell table:style-name="ce177" office:value-type="string" calcext:value-type="string">
            <text:p>製品種別</text:p>
            <text:p><text:span text:style-name="T11">.label-0103</text:span>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/>
          <table:table-cell table:style-name="ce203" office:value-type="string" calcext:value-type="string">
            <text:p>作成者</text:p>
            <text:p><text:span text:style-name="T11">.label-0103</text:span></text:p>
          </table:table-cell>
          <table:table-cell table:style-name="ce191" table:number-columns-repeated="2"/>
          <table:table-cell table:style-name="ce165" office:value-type="string" calcext:value-type="string">
            <text:p>.textbox-0107 <text:s/></text:p>
          </table:table-cell>
          <table:table-cell table:style-name="ce167" table:number-columns-repeated="5"/>
          <table:table-cell table:style-name="ce169"/>
          <table:table-cell table:style-name="ce84"/>
          <table:table-cell table:number-columns-repeated="1012"/>
        </table:table-row>
        <table:table-row table:style-name="ro2">
          <table:table-cell/>
          <table:table-cell table:style-name="ce4"/>
          <table:table-cell table:number-columns-repeated="1022"/>
        </table:table-row>
      </table:table>
      <table:table table:name="在庫管理 在庫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在庫管理 在庫タブ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3"/>
          <table:table-cell table:style-name="ce23"/>
          <table:table-cell table:style-name="ce13">
            <office:annotation office:display="true" draw:style-name="gr1" draw:text-style-name="P2" svg:width="1.335cm" svg:height="0.492cm" svg:x="4.285cm" svg:y="1.127cm" draw:caption-point-x="-0.801cm" draw:caption-point-y="1.14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2"/>
          <table:table-cell table:style-name="ce23"/>
          <table:table-cell table:style-name="ce26" office:value-type="string" calcext:value-type="string">
            <text:p>在庫管理</text:p>
          </table:table-cell>
          <table:table-cell table:style-name="ce13"/>
          <table:table-cell table:style-name="ce26">
            <office:annotation office:display="true" draw:style-name="gr2" draw:text-style-name="P3" svg:width="1.767cm" svg:height="0.492cm" svg:x="7.609cm" svg:y="1.561cm" draw:caption-point-x="-1.13cm" draw:caption-point-y="0.706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7"/>
          <table:table-cell table:style-name="ce36" office:value-type="string" calcext:value-type="string">
            <office:annotation office:display="true" draw:style-name="gr1" draw:text-style-name="P2" svg:width="1.582cm" svg:height="0.492cm" svg:x="11.138cm" svg:y="1.614cm" draw:caption-point-x="-0.666cm" draw:caption-point-y="0.65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104" office:value-type="string" calcext:value-type="string">
            <office:annotation office:display="true" draw:style-name="gr35" draw:text-style-name="P3" svg:width="3.003cm" svg:height="1.634cm" svg:x="3.937cm" svg:y="5.156cm" draw:caption-point-x="-2.949cm" draw:caption-point-y="-2.437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在庫</text:p>
          </table:table-cell>
          <table:table-cell table:style-name="ce14" office:value-type="string" calcext:value-type="string" table:number-columns-spanned="2" table:number-rows-spanned="1">
            <text:p>過去在庫</text:p>
          </table:table-cell>
          <table:covered-table-cell table:style-name="Default"/>
          <table:table-cell table:style-name="ce20" table:number-columns-repeated="4"/>
          <table:table-cell table:style-name="ce192"/>
          <table:table-cell table:style-name="ce20" table:number-columns-repeated="11"/>
          <table:table-cell table:style-name="ce109"/>
          <table:table-cell table:number-columns-repeated="6"/>
          <table:table-cell table:style-name="Default"/>
          <table:table-cell table:number-columns-repeated="996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10" svg:width="1.334cm" svg:height="0.438cm" svg:x="4.463cm" svg:y="6.949cm" draw:caption-point-x="-3.475cm" draw:caption-point-y="-3.731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54" office:value-type="string" calcext:value-type="string">
            <text:p>.textbox-0108</text:p>
          </table:table-cell>
          <table:table-cell table:style-name="ce74"/>
          <table:table-cell table:style-name="ce21" table:number-columns-repeated="4"/>
          <table:table-cell table:style-name="ce123">
            <office:annotation office:display="true" draw:style-name="gr7" draw:text-style-name="P2" svg:width="1.848cm" svg:height="0.783cm" svg:x="8.202cm" svg:y="0.607cm" draw:caption-point-x="-3.72cm" draw:caption-point-y="2.611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9"/>
          <table:table-cell table:style-name="ce34" office:value-type="string" calcext:value-type="string">
            <office:annotation office:display="true" draw:style-name="gr1" draw:text-style-name="P10" svg:width="1.596cm" svg:height="0.492cm" svg:x="6.334cm" svg:y="2.51cm" draw:caption-point-x="-0.854cm" draw:caption-point-y="0.708cm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10" svg:width="1.366cm" svg:height="0.438cm" svg:x="10.528cm" svg:y="3.619cm" draw:caption-point-x="-4.548cm" draw:caption-point-y="-0.401cm">
              <dc:date>2014-12-22T00:00:00</dc:date>
              <text:p text:style-name="P1"><text:span text:style-name="T3">.label-0101</text:span></text:p>
            </office:annotation>
            <text:p>絞込</text:p>
          </table:table-cell>
          <table:table-cell table:style-name="ce175" table:number-columns-spanned="3" table:number-rows-spanned="1"/>
          <table:covered-table-cell table:number-columns-repeated="2" table:style-name="Default"/>
          <table:table-cell table:style-name="ce175" table:number-columns-spanned="3" table:number-rows-spanned="1"/>
          <table:covered-table-cell table:number-columns-repeated="2" table:style-name="Default"/>
          <table:table-cell table:style-name="ce176" table:number-columns-spanned="3" table:number-rows-spanned="1">
            <office:annotation office:display="true" draw:style-name="gr2" draw:text-style-name="P2" svg:width="1.767cm" svg:height="0.492cm" svg:x="11.227cm" svg:y="2.61cm" draw:caption-point-x="-0.755cm" draw:caption-point-y="0.608cm">
              <dc:date>2015-01-19T00:00:00</dc:date>
              <text:p text:style-name="P1"><text:span text:style-name="T1">.pulldown-0103</text:span></text:p>
            </office:annotation>
          </table:table-cell>
          <table:covered-table-cell table:number-columns-repeated="2" table:style-name="Default"/>
          <table:table-cell table:number-columns-repeated="1003"/>
        </table:table-row>
        <table:table-row table:style-name="ro4">
          <table:table-cell table:style-name="ce204"/>
          <table:table-cell table:style-name="ce9" office:value-type="string" calcext:value-type="string">
            <office:annotation office:display="true" draw:style-name="gr1" draw:text-style-name="P4" svg:width="1.579cm" svg:height="0.492cm" svg:x="4.476cm" svg:y="7.605cm" draw:caption-point-x="-3.488cm" draw:caption-point-y="-3.888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34" office:value-type="string" calcext:value-type="string" table:number-columns-spanned="2" table:number-rows-spanned="1">
            <office:annotation office:display="true" draw:style-name="gr1" draw:text-style-name="P10" svg:width="1.497cm" svg:height="0.492cm" svg:x="2.899cm" svg:y="2.493cm" draw:caption-point-x="-0.913cm" draw:caption-point-y="1.224cm">
              <dc:date>2014-12-22T00:00:00</dc:date>
              <text:p text:style-name="P1"><text:span text:style-name="T1">.button-0102</text:span></text:p>
            </office:annotation>
            <text:p>ノ分</text:p>
          </table:table-cell>
          <table:covered-table-cell table:style-name="ce207"/>
          <table:table-cell table:style-name="ce34" office:value-type="string" calcext:value-type="string" table:number-columns-spanned="2" table:number-rows-spanned="1">
            <text:p>製ラ</text:p>
          </table:table-cell>
          <table:covered-table-cell table:style-name="ce208" office:value-type="string" calcext:value-type="string">
            <text:p>.textbox-0109 <text:s/></text:p>
          </table:covered-table-cell>
          <table:table-cell table:style-name="ce34" office:value-type="string" calcext:value-type="string" table:number-columns-spanned="2" table:number-rows-spanned="1">
            <office:annotation office:display="true" draw:style-name="gr2" draw:text-style-name="P2" svg:width="1.591cm" svg:height="0.492cm" svg:x="4.754cm" svg:y="4.285cm" draw:caption-point-x="-0.771cm" draw:caption-point-y="-0.568cm">
              <dc:date>2015-01-19T00:00:00</dc:date>
              <text:p text:style-name="P1"><text:span text:style-name="T1">button-0102</text:span></text:p>
            </office:annotation>
            <text:p>ノ詳</text:p>
          </table:table-cell>
          <table:covered-table-cell table:style-name="ce209"/>
          <table:table-cell table:style-name="ce33" table:number-columns-repeated="3"/>
          <table:table-cell table:style-name="ce16" office:value-type="string" calcext:value-type="string">
            <office:annotation office:display="true" draw:style-name="gr4" draw:text-style-name="P4" svg:width="1.347cm" svg:height="0.438cm" svg:x="9.107cm" svg:y="5.506cm" draw:caption-point-x="-3.127cm" draw:caption-point-y="-1.789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4" draw:text-style-name="P7" svg:width="1.612cm" svg:height="0.438cm" svg:x="8.807cm" svg:y="4.938cm" draw:caption-point-x="-2.328cm" draw:caption-point-y="-1.221cm">
              <dc:date>2014-12-22T00:00:00</dc:date>
              <text:p text:style-name="P5"><text:span text:style-name="T3">.textbox-0102</text:span></text:p>
            </office:annotation>
          </table:table-cell>
          <table:table-cell table:style-name="ce29"/>
          <table:table-cell table:style-name="ce125" office:value-type="string" calcext:value-type="string">
            <office:annotation office:display="true" draw:style-name="gr4" draw:text-style-name="P3" svg:width="2.662cm" svg:height="0.438cm" svg:x="10.437cm" svg:y="4.553cm" draw:caption-point-x="-2.96cm" draw:caption-point-y="-0.836cm">
              <dc:date>2015-01-23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33" table:number-columns-repeated="3"/>
          <table:table-cell table:style-name="ce148"/>
          <table:table-cell table:style-name="ce76"/>
          <table:table-cell table:number-columns-repeated="1002"/>
        </table:table-row>
        <table:table-row table:style-name="ro4">
          <table:table-cell table:style-name="ce204"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style-name="ce84"/>
          <table:table-cell table:number-columns-repeated="1002"/>
        </table:table-row>
        <table:table-row table:style-name="ro4">
          <table:table-cell table:style-name="ce204"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style-name="ce84"/>
          <table:table-cell table:number-columns-repeated="1002"/>
        </table:table-row>
        <table:table-row table:style-name="ro4" table:number-rows-repeated="3">
          <table:table-cell table:style-name="ce204"/>
          <table:table-cell table:style-name="ce11"/>
          <table:table-cell table:style-name="ce18" table:number-columns-repeated="18"/>
          <table:table-cell table:style-name="ce40"/>
          <table:table-cell table:style-name="ce84"/>
          <table:table-cell table:number-columns-repeated="1002"/>
        </table:table-row>
        <table:table-row table:style-name="ro4">
          <table:table-cell table:style-name="ce204"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style-name="ce84"/>
          <table:table-cell table:number-columns-repeated="1002"/>
        </table:table-row>
        <table:table-row table:style-name="ro4" table:number-rows-repeated="4">
          <table:table-cell table:style-name="ce204"/>
          <table:table-cell table:style-name="ce11"/>
          <table:table-cell table:style-name="ce18" table:number-columns-repeated="18"/>
          <table:table-cell table:style-name="ce40"/>
          <table:table-cell table:style-name="ce84"/>
          <table:table-cell table:number-columns-repeated="1002"/>
        </table:table-row>
        <table:table-row table:style-name="ro4">
          <table:table-cell table:style-name="ce204"/>
          <table:table-cell table:style-name="ce12"/>
          <table:table-cell table:style-name="ce19" table:number-columns-repeated="18"/>
          <table:table-cell table:style-name="ce41"/>
          <table:table-cell table:style-name="ce84"/>
          <table:table-cell table:number-columns-repeated="1002"/>
        </table:table-row>
        <table:table-row table:style-name="ro4">
          <table:table-cell/>
          <table:table-cell table:style-name="ce205" table:number-columns-repeated="20"/>
          <table:table-cell table:number-columns-repeated="1003"/>
        </table:table-row>
        <table:table-row table:style-name="ro4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規・編集画面(在庫管理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新規・編集画面(在庫管理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91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2" svg:width="1.783cm" svg:height="0.492cm" svg:x="3.845cm" svg:y="1.394cm" draw:caption-point-x="-1.36cm" draw:caption-point-y="1.611cm">
              <dc:date>2015-01-23T00:00:00</dc:date>
              <text:p text:style-name="P1"><text:span text:style-name="T1">.title-text-0109</text:span></text:p>
            </office:annotation>
            <text:p>新規・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36" draw:text-style-name="P2" svg:width="2.928cm" svg:height="0.783cm" svg:x="6.212cm" svg:y="1.818cm" draw:caption-point-x="-2.229cm" draw:caption-point-y="1.187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36" office:value-type="string" calcext:value-type="string">
            <office:annotation office:display="true" draw:style-name="gr1" draw:text-style-name="P2" svg:width="1.582cm" svg:height="0.492cm" svg:x="6.095cm" svg:y="3.164cm" draw:caption-point-x="-0.615cm" draw:caption-point-y="-0.159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91cm" svg:height="0.492cm" svg:x="6.343cm" svg:y="3.873cm" draw:caption-point-x="-0.863cm" draw:caption-point-y="-0.369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日付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ロットNo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6">ノードNo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個数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在庫場所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製品種別(大)</text:span>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製品種別(中)</text:span>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製品種別(小)</text:span>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210" office:value-type="string" calcext:value-type="string">
            <text:p><text:span text:style-name="T12">製品名</text:span></text:p>
            <text:p><text:span text:style-name="T17">.label-0103</text:span></text:p>
          </table:table-cell>
          <table:table-cell table:style-name="ce191" table:number-columns-repeated="2"/>
          <table:table-cell table:style-name="ce161" office:value-type="string" calcext:value-type="string">
            <text:p>.pulldown-0107 <text:s/></text:p>
          </table:table-cell>
          <table:table-cell table:style-name="ce162" table:number-columns-repeated="5"/>
          <table:table-cell table:style-name="ce163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ノード分割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ノード分割画面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9" svg:width="1.759cm" svg:height="0.492cm" svg:x="3.845cm" svg:y="0.894cm" draw:caption-point-x="-1.36cm" draw:caption-point-y="1.611cm">
              <dc:date>2014-12-26T00:00:00</dc:date>
              <text:p text:style-name="P1"><text:span text:style-name="T2">.title-text-0109</text:span></text:p>
            </office:annotation>
            <text:p>ノード分割</text:p>
          </table:table-cell>
          <table:table-cell table:style-name="ce98"/>
          <table:table-cell table:style-name="ce23"/>
          <table:table-cell table:style-name="ce13">
            <office:annotation office:display="true" draw:style-name="gr37" draw:text-style-name="P2" svg:width="2.945cm" svg:height="0.783cm" svg:x="5.902cm" svg:y="1.353cm" draw:caption-point-x="-1.919cm" draw:caption-point-y="1.152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36" office:value-type="string" calcext:value-type="string">
            <office:annotation office:display="true" draw:style-name="gr1" draw:text-style-name="P2" svg:width="1.566cm" svg:height="0.492cm" svg:x="6.209cm" svg:y="2.758cm" draw:caption-point-x="-0.729cm" draw:caption-point-y="-0.25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2cm" svg:height="0.492cm" svg:x="6.436cm" svg:y="3.55cm" draw:caption-point-x="-0.956cm" draw:caption-point-y="-0.545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33"/>
          <table:table-cell table:style-name="ce100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4"/>
          <table:table-cell table:style-name="ce93" office:value-type="float" office:value="1" calcext:value-type="float">
            <office:annotation office:display="true" draw:style-name="gr11" draw:text-style-name="P3" svg:width="1.494cm" svg:height="0.466cm" svg:x="2.371cm" svg:y="3.499cm" draw:caption-point-x="-0.884cm" draw:caption-point-y="0.504cm">
              <dc:date>2014-12-26T00:00:00</dc:date>
              <text:p text:style-name="P1"><text:span text:style-name="T5">.textbox-0101</text:span></text:p>
            </office:annotation>
            <text:p>1</text:p>
          </table:table-cell>
          <table:table-cell table:style-name="ce211" office:value-type="string" calcext:value-type="string">
            <office:annotation office:display="true" draw:style-name="gr2" draw:text-style-name="P3" svg:width="1.414cm" svg:height="0.492cm" svg:x="2.902cm" svg:y="4.844cm" draw:caption-point-x="-0.916cm" draw:caption-point-y="-0.841cm">
              <dc:date>2015-01-19T00:00:00</dc:date>
              <text:p text:style-name="P1"><text:span text:style-name="T1">.label-0101</text:span></text:p>
            </office:annotation>
            <text:p><text:s/>/ 10</text:p>
          </table:table-cell>
          <table:table-cell table:style-name="ce97"/>
          <table:table-cell table:style-name="ce57" table:number-columns-repeated="5"/>
          <table:table-cell table:style-name="ce101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92"/>
          <table:table-cell table:style-name="ce94" table:number-columns-repeated="7"/>
          <table:table-cell table:style-name="ce99"/>
          <table:table-cell table:style-name="ce102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在庫管理 過去在庫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8" table:number-rows-spanned="1">
            <text:p>在庫管理 過去在庫タブ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3"/>
          <table:table-cell table:style-name="ce23" table:number-columns-repeated="2"/>
          <table:table-cell table:style-name="ce13">
            <office:annotation office:display="true" draw:style-name="gr1" draw:text-style-name="P2" svg:width="1.38cm" svg:height="0.492cm" svg:x="5.142cm" svg:y="1.028cm" draw:caption-point-x="-1.159cm" draw:caption-point-y="1.239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2"/>
          <table:table-cell table:style-name="ce26" office:value-type="string" calcext:value-type="string">
            <office:annotation office:display="true" draw:style-name="gr1" draw:text-style-name="P14" svg:width="1.974cm" svg:height="0.492cm" svg:x="6.743cm" svg:y="1.487cm" draw:caption-point-x="-1.263cm" draw:caption-point-y="0.78cm">
              <dc:date>2015-01-19T00:00:00</dc:date>
              <text:p text:style-name="P1"><text:span text:style-name="T2">.title-text-0119</text:span></text:p>
            </office:annotation>
            <text:p>在庫管理</text:p>
          </table:table-cell>
          <table:table-cell table:style-name="ce13"/>
          <table:table-cell table:style-name="ce23" table:number-columns-repeated="8"/>
          <table:table-cell table:style-name="ce127" office:value-type="string" calcext:value-type="string">
            <office:annotation office:display="true" draw:style-name="gr1" draw:text-style-name="P2" svg:width="1.525cm" svg:height="0.492cm" svg:x="11.019cm" svg:y="1.693cm" draw:caption-point-x="-0.547cm" draw:caption-point-y="0.57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103" office:value-type="string" calcext:value-type="string">
            <text:p>在庫</text:p>
          </table:table-cell>
          <table:table-cell table:style-name="ce104" office:value-type="string" calcext:value-type="string" table:number-columns-spanned="2" table:number-rows-spanned="1">
            <office:annotation office:display="true" draw:style-name="gr38" draw:text-style-name="P3" svg:width="3.152cm" svg:height="1.631cm" svg:x="4.969cm" svg:y="4.541cm" draw:caption-point-x="-2.983cm" draw:caption-point-y="-1.822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過去在庫</text:p>
          </table:table-cell>
          <table:covered-table-cell table:style-name="ce104" office:value-type="string" calcext:value-type="string">
            <text:p>過去在庫</text:p>
          </table:covered-table-cell>
          <table:table-cell table:style-name="ce20" table:number-columns-repeated="7"/>
          <table:table-cell table:style-name="ce215"/>
          <table:table-cell table:style-name="ce20" table:number-columns-repeated="8"/>
          <table:table-cell table:style-name="ce109"/>
          <table:table-cell table:number-columns-repeated="1003"/>
        </table:table-row>
        <table:table-row table:style-name="ro4">
          <table:table-cell/>
          <table:table-cell table:style-name="ce212" office:value-type="string" calcext:value-type="string">
            <office:annotation office:display="true" draw:style-name="gr4" draw:text-style-name="P4" svg:width="1.473cm" svg:height="0.438cm" svg:x="2.493cm" svg:y="2.372cm" draw:caption-point-x="-1.505cm" draw:caption-point-y="0.846cm">
              <dc:date>2014-12-22T00:00:00</dc:date>
              <text:p text:style-name="P1"><text:span text:style-name="T3">.label0101</text:span></text:p>
            </office:annotation>
            <text:p>検索</text:p>
          </table:table-cell>
          <table:table-cell table:style-name="ce113" office:value-type="string" calcext:value-type="string">
            <text:p>.textbox-0108</text:p>
          </table:table-cell>
          <table:table-cell table:style-name="ce21" table:number-columns-repeated="6"/>
          <table:table-cell table:style-name="ce25"/>
          <table:table-cell table:style-name="ce214" office:value-type="string" calcext:value-type="string">
            <office:annotation office:display="true" draw:style-name="gr1" draw:text-style-name="P10" svg:width="1.596cm" svg:height="0.492cm" svg:x="6.484cm" svg:y="3.872cm" draw:caption-point-x="-1.004cm" draw:caption-point-y="-0.654cm">
              <dc:date>2014-12-22T00:00:00</dc:date>
              <text:p text:style-name="P1"><text:span text:style-name="T1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10" svg:width="1.895cm" svg:height="0.438cm" svg:x="7.214cm" svg:y="2.529cm" draw:caption-point-x="-1.234cm" draw:caption-point-y="0.689cm">
              <dc:date>2014-12-22T00:00:00</dc:date>
              <text:p text:style-name="P1"><text:span text:style-name="T3">.label-0101</text:span></text:p>
            </office:annotation>
            <text:p>絞込</text:p>
          </table:table-cell>
          <table:table-cell table:style-name="ce113" office:value-type="string" calcext:value-type="string">
            <text:p>.textbox-0108</text:p>
          </table:table-cell>
          <table:table-cell table:style-name="ce24"/>
          <table:table-cell table:style-name="ce21" table:number-columns-repeated="5"/>
          <table:table-cell table:style-name="ce25"/>
          <table:table-cell table:style-name="ce60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4" svg:width="1.448cm" svg:height="0.438cm" svg:x="5.27cm" svg:y="7.754cm" draw:caption-point-x="-4.282cm" draw:caption-point-y="-4.037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4" draw:text-style-name="P7" svg:width="1.612cm" svg:height="0.438cm" svg:x="5.09cm" svg:y="7.038cm" draw:caption-point-x="-3.603cm" draw:caption-point-y="-3.321cm">
              <dc:date>2014-12-22T00:00:00</dc:date>
              <text:p text:style-name="P5"><text:span text:style-name="T3">.textbox-0102</text:span></text:p>
            </office:annotation>
          </table:table-cell>
          <table:table-cell table:style-name="ce29"/>
          <table:table-cell table:style-name="ce213" office:value-type="string" calcext:value-type="string">
            <office:annotation office:display="true" draw:style-name="gr4" draw:text-style-name="P3" svg:width="2.756cm" svg:height="0.438cm" svg:x="4.893cm" svg:y="6.353cm" draw:caption-point-x="-2.408cm" draw:caption-point-y="-2.636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22" table:number-columns-repeated="4"/>
          <table:table-cell table:style-name="ce124" table:number-columns-repeated="9"/>
          <table:table-cell table:style-name="ce216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まとめ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9" table:number-rows-spanned="1">
            <text:p>統計 まとめ</text:p>
          </table:table-cell>
          <table:covered-table-cell/>
          <table:covered-table-cell table:number-columns-repeated="7" table:style-name="ce2"/>
          <table:table-cell table:style-name="ce2" table:number-columns-repeated="11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121">
            <office:annotation office:display="true" draw:style-name="gr1" draw:text-style-name="P2" svg:width="1.429cm" svg:height="0.492cm" svg:x="3.949cm" svg:y="1.04cm" draw:caption-point-x="-0.964cm" draw:caption-point-y="1.227cm">
              <dc:date>2014-12-22T00:00:00</dc:date>
              <text:p text:style-name="P1"><text:span text:style-name="T1">.workspace</text:span></text:p>
            </office:annotation>
          </table:table-cell>
          <table:table-cell table:style-name="ce206"/>
          <table:table-cell table:style-name="ce121" table:number-columns-repeated="3"/>
          <table:table-cell table:style-name="ce26" office:value-type="string" calcext:value-type="string">
            <office:annotation office:display="true" draw:style-name="gr1" draw:text-style-name="P14" svg:width="1.749cm" svg:height="0.492cm" svg:x="6.237cm" svg:y="1.223cm" draw:caption-point-x="-0.757cm" draw:caption-point-y="1.044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3" table:number-columns-repeated="2"/>
          <table:table-cell table:style-name="ce13"/>
          <table:table-cell table:style-name="ce23" table:number-columns-repeated="6"/>
          <table:table-cell table:style-name="ce36" office:value-type="string" calcext:value-type="string">
            <office:annotation office:display="true" draw:style-name="gr1" draw:text-style-name="P2" svg:width="1.508cm" svg:height="0.492cm" svg:x="11.164cm" svg:y="2.658cm" draw:caption-point-x="-0.692cm" draw:caption-point-y="-0.39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104" office:value-type="string" calcext:value-type="string" table:number-columns-spanned="2" table:number-rows-spanned="1">
            <office:annotation office:display="true" draw:style-name="gr39" draw:text-style-name="P3" svg:width="3.094cm" svg:height="1.702cm" svg:x="4.209cm" svg:y="4.128cm" draw:caption-point-x="-2.722cm" draw:caption-point-y="-1.409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まとめ</text:p>
          </table:table-cell>
          <table:covered-table-cell table:style-name="ce219"/>
          <table:table-cell table:style-name="ce14" office:value-type="string" calcext:value-type="string">
            <text:p>仕入</text:p>
          </table:table-cell>
          <table:table-cell table:style-name="ce14" office:value-type="string" calcext:value-type="string">
            <text:p>売上</text:p>
          </table:table-cell>
          <table:table-cell table:style-name="ce14" office:value-type="string" calcext:value-type="string">
            <text:p>利益</text:p>
          </table:table-cell>
          <table:table-cell table:style-name="ce103" office:value-type="string" calcext:value-type="string">
            <text:p>企業詳細</text:p>
          </table:table-cell>
          <table:table-cell table:style-name="ce225"/>
          <table:table-cell table:style-name="ce103" office:value-type="string" calcext:value-type="string">
            <text:p>製品詳細</text:p>
          </table:table-cell>
          <table:table-cell table:style-name="ce226"/>
          <table:table-cell table:style-name="ce50"/>
          <table:table-cell table:style-name="ce20"/>
          <table:table-cell table:style-name="ce215" table:number-columns-repeated="2"/>
          <table:table-cell table:style-name="ce20"/>
          <table:table-cell table:style-name="ce215" table:number-columns-repeated="5"/>
          <table:table-cell table:style-name="ce37"/>
          <table:table-cell table:number-columns-repeated="1003"/>
        </table:table-row>
        <table:table-row table:style-name="ro4">
          <table:table-cell/>
          <table:table-cell table:style-name="ce217" office:value-type="string" calcext:value-type="string">
            <text:p>.graph</text:p>
          </table:table-cell>
          <table:table-cell table:style-name="ce87"/>
          <table:table-cell table:style-name="ce221" table:number-columns-repeated="7"/>
          <table:table-cell table:style-name="ce227"/>
          <table:table-cell table:style-name="ce221" table:number-columns-repeated="3"/>
          <table:table-cell table:style-name="ce228">
            <office:annotation office:display="true" draw:style-name="gr7" draw:text-style-name="P2" svg:width="1.836cm" svg:height="0.783cm" svg:x="9.742cm" svg:y="1.084cm" draw:caption-point-x="-2.265cm" draw:caption-point-y="2.134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21" table:number-columns-repeated="5"/>
          <table:table-cell table:style-name="ce229"/>
          <table:table-cell table:number-columns-repeated="1003"/>
        </table:table-row>
        <table:table-row table:style-name="ro4" table:number-rows-repeated="13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1003"/>
        </table:table-row>
        <table:table-row table:style-name="ro4">
          <table:table-cell/>
          <table:table-cell table:style-name="ce218"/>
          <table:table-cell table:style-name="ce220" table:number-columns-repeated="18"/>
          <table:table-cell table:style-name="ce230"/>
          <table:table-cell table:number-columns-repeated="1003"/>
        </table:table-row>
        <table:table-row table:style-name="ro4">
          <table:table-cell/>
          <table:table-cell table:style-name="ce67" office:value-type="string" calcext:value-type="string">
            <text:p>日付単位選択</text:p>
            <text:p>.label-0103</text:p>
          </table:table-cell>
          <table:table-cell table:style-name="ce191" table:number-columns-repeated="2"/>
          <table:table-cell table:style-name="ce222" table:number-columns-spanned="2" table:number-rows-spanned="1">
            <office:annotation office:display="true" draw:style-name="gr2" draw:text-style-name="P3" svg:width="1.748cm" svg:height="0.492cm" svg:x="3.932cm" svg:y="11.359cm" draw:caption-point-x="-0.947cm" draw:caption-point-y="-0.653cm">
              <dc:date>2014-12-22T00:00:00</dc:date>
              <text:p text:style-name="P1"><text:span text:style-name="T6">.pulldown-0102</text:span></text:p>
            </office:annotation>
          </table:table-cell>
          <table:covered-table-cell table:style-name="ce223"/>
          <table:table-cell table:style-name="ce224"/>
          <table:table-cell table:style-name="ce94" table:number-columns-repeated="13"/>
          <table:table-cell table:style-name="ce102"/>
          <table:table-cell table:number-columns-repeated="1003"/>
        </table:table-row>
        <table:table-row table:style-name="ro4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仕入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統計 仕入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121">
            <office:annotation office:display="true" draw:style-name="gr1" draw:text-style-name="P2" svg:width="1.396cm" svg:height="0.492cm" svg:x="3.66cm" svg:y="1.039cm" draw:caption-point-x="-0.675cm" draw:caption-point-y="1.228cm">
              <dc:date>2014-12-22T00:00:00</dc:date>
              <text:p text:style-name="P1"><text:span text:style-name="T1">.workspace</text:span></text:p>
            </office:annotation>
          </table:table-cell>
          <table:table-cell table:style-name="ce206"/>
          <table:table-cell table:style-name="ce121" table:number-columns-repeated="3"/>
          <table:table-cell table:style-name="ce26" office:value-type="string" calcext:value-type="string">
            <office:annotation office:display="true" draw:style-name="gr1" draw:text-style-name="P14" svg:width="1.823cm" svg:height="0.492cm" svg:x="6.003cm" svg:y="1.11cm" draw:caption-point-x="-0.523cm" draw:caption-point-y="1.157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3" table:number-columns-repeated="2"/>
          <table:table-cell table:style-name="ce13"/>
          <table:table-cell table:style-name="ce23" table:number-columns-repeated="6"/>
          <table:table-cell table:style-name="ce127" office:value-type="string" calcext:value-type="string">
            <office:annotation office:display="true" draw:style-name="gr1" draw:text-style-name="P2" svg:width="1.559cm" svg:height="0.492cm" svg:x="11.387cm" svg:y="2.719cm" draw:caption-point-x="-0.915cm" draw:caption-point-y="-0.45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231" office:value-type="string" calcext:value-type="string">
            <text:p>まとめ</text:p>
          </table:table-cell>
          <table:table-cell table:style-name="ce233"/>
          <table:table-cell table:style-name="ce104" office:value-type="string" calcext:value-type="string">
            <office:annotation office:display="true" draw:style-name="gr40" draw:text-style-name="P3" svg:width="3.114cm" svg:height="1.633cm" svg:x="5.584cm" svg:y="4.761cm" draw:caption-point-x="-3.598cm" draw:caption-point-y="-2.042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仕入</text:p>
          </table:table-cell>
          <table:table-cell table:style-name="ce14" office:value-type="string" calcext:value-type="string">
            <text:p>売上</text:p>
          </table:table-cell>
          <table:table-cell table:style-name="ce14" office:value-type="string" calcext:value-type="string">
            <text:p>詳細</text:p>
          </table:table-cell>
          <table:table-cell table:style-name="ce103" office:value-type="string" calcext:value-type="string">
            <text:p>企業詳細</text:p>
          </table:table-cell>
          <table:table-cell table:style-name="ce225"/>
          <table:table-cell table:style-name="ce103" office:value-type="string" calcext:value-type="string">
            <text:p>製品詳細</text:p>
          </table:table-cell>
          <table:table-cell table:style-name="ce226"/>
          <table:table-cell table:style-name="ce50"/>
          <table:table-cell table:style-name="ce215" table:number-columns-repeated="2"/>
          <table:table-cell table:style-name="ce20" table:number-columns-repeated="5"/>
          <table:table-cell table:style-name="ce215" table:number-columns-repeated="2"/>
          <table:table-cell table:style-name="ce37"/>
          <table:table-cell table:number-columns-repeated="1003"/>
        </table:table-row>
        <table:table-row table:style-name="ro4">
          <table:table-cell/>
          <table:table-cell table:style-name="ce212" office:value-type="string" calcext:value-type="string">
            <office:annotation office:display="true" draw:style-name="gr4" draw:text-style-name="P4" svg:width="1.273cm" svg:height="0.438cm" svg:x="3.751cm" svg:y="6.66cm" draw:caption-point-x="-2.763cm" draw:caption-point-y="-3.442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7" svg:width="1.623cm" svg:height="0.492cm" svg:x="3.738cm" svg:y="5.928cm" draw:caption-point-x="-2.251cm" draw:caption-point-y="-2.71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31" office:value-type="string" calcext:value-type="string">
            <office:annotation office:display="true" draw:style-name="gr4" draw:text-style-name="P3" svg:width="2.661cm" svg:height="0.438cm" svg:x="4.488cm" svg:y="3.901cm" draw:caption-point-x="-2.003cm" draw:caption-point-y="-0.683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8"/>
          <table:table-cell table:style-name="ce29"/>
          <table:table-cell table:style-name="ce23" table:number-columns-repeated="3"/>
          <table:table-cell table:style-name="ce13"/>
          <table:table-cell table:style-name="ce23" table:number-columns-repeated="2"/>
          <table:table-cell table:style-name="ce33" table:number-columns-repeated="4"/>
          <table:table-cell table:style-name="ce234">
            <office:annotation office:display="true" draw:style-name="gr7" draw:text-style-name="P2" svg:width="1.936cm" svg:height="0.783cm" svg:x="10.334cm" svg:y="0.918cm" draw:caption-point-x="-1.359cm" draw:caption-point-y="2.3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3" table:number-columns-repeated="2"/>
          <table:table-cell table:style-name="ce235"/>
          <table:table-cell table:number-columns-repeated="1003"/>
        </table:table-row>
        <table:table-row table:style-name="ro4">
          <table:table-cell table:style-name="ce204"/>
          <table:table-cell table:style-name="ce232" office:value-type="string" calcext:value-type="string">
            <text:p>.graph</text:p>
          </table:table-cell>
          <table:table-cell table:style-name="ce87" table:number-columns-repeated="18"/>
          <table:table-cell table:style-name="ce236"/>
          <table:table-cell table:style-name="ce84"/>
          <table:table-cell table:number-columns-repeated="1002"/>
        </table:table-row>
        <table:table-row table:style-name="ro4" table:number-rows-repeated="13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1003"/>
        </table:table-row>
        <table:table-row table:style-name="ro4">
          <table:table-cell/>
          <table:table-cell table:style-name="ce47"/>
          <table:table-cell table:style-name="ce53" table:number-columns-repeated="18"/>
          <table:table-cell table:style-name="ce64"/>
          <table:table-cell table:number-columns-repeated="1003"/>
        </table:table-row>
        <table:table-row table:style-name="ro4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売上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統計 売上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121">
            <office:annotation office:display="true" draw:style-name="gr1" draw:text-style-name="P2" svg:width="1.396cm" svg:height="0.492cm" svg:x="3.66cm" svg:y="1.039cm" draw:caption-point-x="-0.675cm" draw:caption-point-y="1.228cm">
              <dc:date>2014-12-22T00:00:00</dc:date>
              <text:p text:style-name="P1"><text:span text:style-name="T1">.workspace</text:span></text:p>
            </office:annotation>
          </table:table-cell>
          <table:table-cell table:style-name="ce206"/>
          <table:table-cell table:style-name="ce121" table:number-columns-repeated="3"/>
          <table:table-cell table:style-name="ce26" office:value-type="string" calcext:value-type="string">
            <office:annotation office:display="true" draw:style-name="gr1" draw:text-style-name="P14" svg:width="1.823cm" svg:height="0.492cm" svg:x="6.003cm" svg:y="1.11cm" draw:caption-point-x="-0.523cm" draw:caption-point-y="1.157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3" table:number-columns-repeated="2"/>
          <table:table-cell table:style-name="ce13"/>
          <table:table-cell table:style-name="ce23" table:number-columns-repeated="6"/>
          <table:table-cell table:style-name="ce127" office:value-type="string" calcext:value-type="string">
            <office:annotation office:display="true" draw:style-name="gr1" draw:text-style-name="P2" svg:width="1.559cm" svg:height="0.492cm" svg:x="11.387cm" svg:y="2.719cm" draw:caption-point-x="-0.915cm" draw:caption-point-y="-0.45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3">
          <table:table-cell/>
          <table:table-cell table:style-name="ce231" office:value-type="string" calcext:value-type="string">
            <text:p>まとめ</text:p>
          </table:table-cell>
          <table:table-cell table:style-name="ce233"/>
          <table:table-cell table:style-name="ce14" office:value-type="string" calcext:value-type="string">
            <text:p>仕入</text:p>
          </table:table-cell>
          <table:table-cell table:style-name="ce104" office:value-type="string" calcext:value-type="string">
            <office:annotation office:display="true" draw:style-name="gr40" draw:text-style-name="P3" svg:width="3.114cm" svg:height="1.633cm" svg:x="7.017cm" svg:y="3.714cm" draw:caption-point-x="-4.532cm" draw:caption-point-y="-0.995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売上</text:p>
          </table:table-cell>
          <table:table-cell table:style-name="ce14" office:value-type="string" calcext:value-type="string">
            <text:p>詳細</text:p>
          </table:table-cell>
          <table:table-cell table:style-name="ce103" office:value-type="string" calcext:value-type="string">
            <text:p>企業詳細</text:p>
          </table:table-cell>
          <table:table-cell table:style-name="ce225"/>
          <table:table-cell table:style-name="ce103" office:value-type="string" calcext:value-type="string">
            <text:p>製品詳細</text:p>
          </table:table-cell>
          <table:table-cell table:style-name="ce226"/>
          <table:table-cell table:style-name="ce50"/>
          <table:table-cell table:style-name="ce215" table:number-columns-repeated="2"/>
          <table:table-cell table:style-name="ce20" table:number-columns-repeated="5"/>
          <table:table-cell table:style-name="ce215" table:number-columns-repeated="2"/>
          <table:table-cell table:style-name="ce37"/>
          <table:table-cell table:number-columns-repeated="1003"/>
        </table:table-row>
        <table:table-row table:style-name="ro3">
          <table:table-cell/>
          <table:table-cell table:style-name="ce212" office:value-type="string" calcext:value-type="string">
            <office:annotation office:display="true" draw:style-name="gr4" draw:text-style-name="P4" svg:width="1.273cm" svg:height="0.438cm" svg:x="3.751cm" svg:y="6.612cm" draw:caption-point-x="-2.763cm" draw:caption-point-y="-3.442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7" svg:width="1.623cm" svg:height="0.492cm" svg:x="3.738cm" svg:y="5.88cm" draw:caption-point-x="-2.251cm" draw:caption-point-y="-2.71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125" office:value-type="string" calcext:value-type="string">
            <office:annotation office:display="true" draw:style-name="gr4" draw:text-style-name="P3" svg:width="2.661cm" svg:height="0.438cm" svg:x="4.133cm" svg:y="4.804cm" draw:caption-point-x="-1.648cm" draw:caption-point-y="-1.634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8"/>
          <table:table-cell table:style-name="ce29"/>
          <table:table-cell table:style-name="ce23" table:number-columns-repeated="3"/>
          <table:table-cell table:style-name="ce13"/>
          <table:table-cell table:style-name="ce23" table:number-columns-repeated="2"/>
          <table:table-cell table:style-name="ce33" table:number-columns-repeated="4"/>
          <table:table-cell table:style-name="ce234">
            <office:annotation office:display="true" draw:style-name="gr7" draw:text-style-name="P2" svg:width="1.936cm" svg:height="0.783cm" svg:x="10.334cm" svg:y="0.87cm" draw:caption-point-x="-1.359cm" draw:caption-point-y="2.3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3" table:number-columns-repeated="2"/>
          <table:table-cell table:style-name="ce235"/>
          <table:table-cell table:number-columns-repeated="1003"/>
        </table:table-row>
        <table:table-row table:style-name="ro3">
          <table:table-cell table:style-name="ce204"/>
          <table:table-cell table:style-name="ce232" office:value-type="string" calcext:value-type="string">
            <text:p>.graph</text:p>
          </table:table-cell>
          <table:table-cell table:style-name="ce87" table:number-columns-repeated="18"/>
          <table:table-cell table:style-name="ce236"/>
          <table:table-cell table:style-name="ce84"/>
          <table:table-cell table:number-columns-repeated="1002"/>
        </table:table-row>
        <table:table-row table:style-name="ro4" table:number-rows-repeated="13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1003"/>
        </table:table-row>
        <table:table-row table:style-name="ro4">
          <table:table-cell/>
          <table:table-cell table:style-name="ce47"/>
          <table:table-cell table:style-name="ce53" table:number-columns-repeated="18"/>
          <table:table-cell table:style-name="ce64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 table:number-rows-repeated="4">
          <table:table-cell table:style-name="Default" table:number-columns-repeated="23"/>
          <table:table-cell table:number-columns-repeated="100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統計 利益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統計 利益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121">
            <office:annotation office:display="true" draw:style-name="gr1" draw:text-style-name="P2" svg:width="1.396cm" svg:height="0.492cm" svg:x="3.66cm" svg:y="1.039cm" draw:caption-point-x="-0.675cm" draw:caption-point-y="1.228cm">
              <dc:date>2014-12-22T00:00:00</dc:date>
              <text:p text:style-name="P1"><text:span text:style-name="T1">.workspace</text:span></text:p>
            </office:annotation>
          </table:table-cell>
          <table:table-cell table:style-name="ce206"/>
          <table:table-cell table:style-name="ce121" table:number-columns-repeated="3"/>
          <table:table-cell table:style-name="ce26" office:value-type="string" calcext:value-type="string">
            <office:annotation office:display="true" draw:style-name="gr1" draw:text-style-name="P14" svg:width="1.823cm" svg:height="0.492cm" svg:x="6.003cm" svg:y="1.11cm" draw:caption-point-x="-0.523cm" draw:caption-point-y="1.157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23" table:number-columns-repeated="2"/>
          <table:table-cell table:style-name="ce13"/>
          <table:table-cell table:style-name="ce23" table:number-columns-repeated="6"/>
          <table:table-cell table:style-name="ce127" office:value-type="string" calcext:value-type="string">
            <office:annotation office:display="true" draw:style-name="gr1" draw:text-style-name="P2" svg:width="1.559cm" svg:height="0.492cm" svg:x="11.387cm" svg:y="2.719cm" draw:caption-point-x="-0.915cm" draw:caption-point-y="-0.452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3">
          <table:table-cell/>
          <table:table-cell table:style-name="ce231" office:value-type="string" calcext:value-type="string">
            <text:p>まとめ</text:p>
          </table:table-cell>
          <table:table-cell table:style-name="ce233"/>
          <table:table-cell table:style-name="ce14" office:value-type="string" calcext:value-type="string">
            <text:p>仕入</text:p>
          </table:table-cell>
          <table:table-cell table:style-name="ce14" office:value-type="string" calcext:value-type="string">
            <text:p>売上</text:p>
          </table:table-cell>
          <table:table-cell table:style-name="ce104" office:value-type="string" calcext:value-type="string">
            <office:annotation office:display="true" draw:style-name="gr40" draw:text-style-name="P3" svg:width="3.114cm" svg:height="1.633cm" svg:x="7.163cm" svg:y="3.746cm" draw:caption-point-x="-4.178cm" draw:caption-point-y="-1.027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利益</text:p>
          </table:table-cell>
          <table:table-cell table:style-name="ce103" office:value-type="string" calcext:value-type="string">
            <text:p>企業詳細</text:p>
          </table:table-cell>
          <table:table-cell table:style-name="ce225"/>
          <table:table-cell table:style-name="ce103" office:value-type="string" calcext:value-type="string">
            <text:p>製品詳細</text:p>
          </table:table-cell>
          <table:table-cell table:style-name="ce226"/>
          <table:table-cell table:style-name="ce50"/>
          <table:table-cell table:style-name="ce215" table:number-columns-repeated="2"/>
          <table:table-cell table:style-name="ce20" table:number-columns-repeated="5"/>
          <table:table-cell table:style-name="ce215" table:number-columns-repeated="2"/>
          <table:table-cell table:style-name="ce37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/>
          <table:table-cell table:style-name="ce212" office:value-type="string" calcext:value-type="string">
            <office:annotation office:display="true" draw:style-name="gr4" draw:text-style-name="P4" svg:width="1.273cm" svg:height="0.438cm" svg:x="3.751cm" svg:y="6.612cm" draw:caption-point-x="-2.763cm" draw:caption-point-y="-3.442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7" svg:width="1.623cm" svg:height="0.492cm" svg:x="3.738cm" svg:y="5.88cm" draw:caption-point-x="-2.251cm" draw:caption-point-y="-2.71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/>
          <table:table-cell table:style-name="ce125" office:value-type="string" calcext:value-type="string">
            <office:annotation office:display="true" draw:style-name="gr4" draw:text-style-name="P3" svg:width="2.661cm" svg:height="0.438cm" svg:x="4.101cm" svg:y="5.19cm" draw:caption-point-x="-1.616cm" draw:caption-point-y="-2.02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8"/>
          <table:table-cell table:style-name="ce29"/>
          <table:table-cell table:style-name="ce23" table:number-columns-repeated="3"/>
          <table:table-cell table:style-name="ce13"/>
          <table:table-cell table:style-name="ce23" table:number-columns-repeated="2"/>
          <table:table-cell table:style-name="ce33" table:number-columns-repeated="4"/>
          <table:table-cell table:style-name="ce234">
            <office:annotation office:display="true" draw:style-name="gr7" draw:text-style-name="P2" svg:width="1.936cm" svg:height="0.783cm" svg:x="10.334cm" svg:y="0.87cm" draw:caption-point-x="-1.359cm" draw:caption-point-y="2.3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3" table:number-columns-repeated="2"/>
          <table:table-cell table:style-name="ce235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 table:style-name="ce204"/>
          <table:table-cell table:style-name="ce232" office:value-type="string" calcext:value-type="string">
            <text:p>.graph</text:p>
          </table:table-cell>
          <table:table-cell table:style-name="ce87" table:number-columns-repeated="18"/>
          <table:table-cell table:style-name="ce236"/>
          <table:table-cell table:style-name="ce84"/>
          <table:table-cell table:number-columns-repeated="2"/>
          <table:table-cell table:style-name="Default" table:number-columns-repeated="3"/>
          <table:table-cell table:number-columns-repeated="997"/>
        </table:table-row>
        <table:table-row table:style-name="ro4" table:number-rows-repeated="13">
          <table:table-cell/>
          <table:table-cell table:style-name="ce46"/>
          <table:table-cell table:style-name="ce52" table:number-columns-repeated="18"/>
          <table:table-cell table:style-name="ce63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4">
          <table:table-cell/>
          <table:table-cell table:style-name="ce47"/>
          <table:table-cell table:style-name="ce53" table:number-columns-repeated="18"/>
          <table:table-cell table:style-name="ce64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4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4" table:number-rows-repeated="3">
          <table:table-cell table:style-name="Default" table:number-columns-repeated="23"/>
          <table:table-cell/>
          <table:table-cell table:style-name="Default" table:number-columns-repeated="3"/>
          <table:table-cell table:number-columns-repeated="997"/>
        </table:table-row>
        <table:table-row table:style-name="ro4" table:number-rows-repeated="3">
          <table:table-cell table:style-name="Default" table:number-columns-repeated="27"/>
          <table:table-cell table:number-columns-repeated="997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統計 企業詳細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8" table:number-rows-spanned="1">
            <text:p>統計 企業詳細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206"/>
          <table:table-cell table:style-name="ce121">
            <office:annotation office:display="true" draw:style-name="gr1" draw:text-style-name="P2" svg:width="1.445cm" svg:height="0.492cm" svg:x="4.336cm" svg:y="1.041cm" draw:caption-point-x="-0.852cm" draw:caption-point-y="1.226cm">
              <dc:date>2014-12-22T00:00:00</dc:date>
              <text:p text:style-name="P1"><text:span text:style-name="T1">.workspace</text:span></text:p>
            </office:annotation>
          </table:table-cell>
          <table:table-cell table:style-name="ce121" table:number-columns-repeated="2"/>
          <table:table-cell table:style-name="ce206"/>
          <table:table-cell table:style-name="ce26" office:value-type="string" calcext:value-type="string">
            <office:annotation office:display="true" draw:style-name="gr1" draw:text-style-name="P14" svg:width="1.709cm" svg:height="0.492cm" svg:x="6.745cm" svg:y="1.032cm" draw:caption-point-x="-1.265cm" draw:caption-point-y="1.235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13"/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656cm" svg:height="0.492cm" svg:x="11.37cm" svg:y="2.645cm" draw:caption-point-x="-0.898cm" draw:caption-point-y="-0.378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231" office:value-type="string" calcext:value-type="string">
            <text:p>まとめ</text:p>
          </table:table-cell>
          <table:table-cell table:style-name="ce233"/>
          <table:table-cell table:style-name="ce14" office:value-type="string" calcext:value-type="string">
            <text:p>仕入</text:p>
          </table:table-cell>
          <table:table-cell table:style-name="ce14" office:value-type="string" calcext:value-type="string">
            <text:p>売上</text:p>
          </table:table-cell>
          <table:table-cell table:style-name="ce14" office:value-type="string" calcext:value-type="string">
            <text:p>利益</text:p>
          </table:table-cell>
          <table:table-cell table:style-name="ce239" office:value-type="string" calcext:value-type="string" table:number-columns-spanned="2" table:number-rows-spanned="1">
            <office:annotation office:display="true" draw:style-name="gr41" draw:text-style-name="P3" svg:width="3.029cm" svg:height="1.645cm" svg:x="5.725cm" svg:y="6.288cm" draw:caption-point-x="-1.742cm" draw:caption-point-y="-3.569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企業詳細</text:p>
          </table:table-cell>
          <table:covered-table-cell table:style-name="ce107"/>
          <table:table-cell table:style-name="ce103" office:value-type="string" calcext:value-type="string">
            <text:p>製品詳細</text:p>
          </table:table-cell>
          <table:table-cell table:style-name="ce226"/>
          <table:table-cell table:style-name="ce20" table:number-columns-repeated="10"/>
          <table:table-cell table:style-name="ce109"/>
          <table:table-cell table:number-columns-repeated="1003"/>
        </table:table-row>
        <table:table-row table:style-name="ro4">
          <table:table-cell/>
          <table:table-cell table:style-name="ce237" office:value-type="string" calcext:value-type="string">
            <text:p>都道府県絞込</text:p>
            <text:p>.label-0103</text:p>
          </table:table-cell>
          <table:table-cell table:style-name="ce238" table:number-columns-repeated="2"/>
          <table:table-cell table:style-name="ce54" office:value-type="string" calcext:value-type="string">
            <text:p>.textbox-0107 </text:p>
          </table:table-cell>
          <table:table-cell table:style-name="ce21" table:number-columns-repeated="5"/>
          <table:table-cell table:style-name="ce25"/>
          <table:table-cell table:style-name="ce238" office:value-type="string" calcext:value-type="string">
            <text:p>種別絞込</text:p>
            <text:p>label-0103</text:p>
          </table:table-cell>
          <table:table-cell table:style-name="ce238"/>
          <table:table-cell table:style-name="ce142">
            <office:annotation office:display="true" draw:style-name="gr7" draw:text-style-name="P2" svg:width="1.882cm" svg:height="0.783cm" svg:x="9.293cm" svg:y="1.301cm" draw:caption-point-x="-2.315cm" draw:caption-point-y="1.917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>
            <office:annotation office:display="true" draw:style-name="gr2" draw:text-style-name="P2" svg:width="1.767cm" svg:height="0.492cm" svg:x="11.453cm" svg:y="3.691cm" draw:caption-point-x="-1.48cm" draw:caption-point-y="-0.473cm">
              <dc:date>2015-01-19T00:00:00</dc:date>
              <text:p text:style-name="P1"><text:span text:style-name="T1">.pulldown-0102</text:span></text:p>
            </office:annotation>
          </table:table-cell>
          <table:covered-table-cell table:style-name="Default"/>
          <table:table-cell table:style-name="ce235"/>
          <table:table-cell table:number-columns-repeated="1003"/>
        </table:table-row>
        <table:table-row table:style-name="ro4">
          <table:table-cell/>
          <table:table-cell table:style-name="ce43" office:value-type="string" calcext:value-type="string">
            <text:p>製品絞込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</text:p>
          </table:table-cell>
          <table:table-cell table:style-name="ce21" table:number-columns-repeated="5"/>
          <table:table-cell table:style-name="ce25"/>
          <table:table-cell table:style-name="ce142" office:value-type="string" calcext:value-type="string">
            <text:p>期間</text:p>
            <text:p><text:span text:style-name="T11">label-0103</text:span></text:p>
          </table:table-cell>
          <table:table-cell table:style-name="ce49" table:number-columns-repeated="2"/>
          <table:table-cell table:style-name="ce28">
            <office:annotation office:display="true" draw:style-name="gr1" draw:text-style-name="P15" svg:width="1.627cm" svg:height="0.492cm" svg:x="8.794cm" svg:y="5.03cm" draw:caption-point-x="-1.317cm" draw:caption-point-y="-1.313cm">
              <dc:date>2014-12-22T00:00:00</dc:date>
              <text:p text:style-name="P1"><text:span text:style-name="T4">.textbox-0102</text:span></text:p>
            </office:annotation>
          </table:table-cell>
          <table:table-cell table:style-name="ce29"/>
          <table:table-cell table:style-name="ce125" office:value-type="string" calcext:value-type="string">
            <office:annotation office:display="true" draw:style-name="gr4" draw:text-style-name="P3" svg:width="2.629cm" svg:height="0.438cm" svg:x="10.639cm" svg:y="4.414cm" draw:caption-point-x="-2.163cm" draw:caption-point-y="-0.697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57"/>
          <table:table-cell table:style-name="ce60"/>
          <table:table-cell table:number-columns-repeated="4"/>
          <table:table-cell table:style-name="ce121"/>
          <table:table-cell table:number-columns-repeated="998"/>
        </table:table-row>
        <table:table-row table:style-name="ro4">
          <table:table-cell table:style-name="ce204"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style-name="ce84"/>
          <table:table-cell table:number-columns-repeated="3"/>
          <table:table-cell table:style-name="Default" table:number-columns-repeated="8"/>
          <table:table-cell table:number-columns-repeated="991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3"/>
          <table:table-cell table:style-name="Default" table:number-columns-repeated="9"/>
          <table:table-cell table:number-columns-repeated="991"/>
        </table:table-row>
        <table:table-row table:style-name="ro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4"/>
          <table:table-cell table:style-name="Default" table:number-columns-repeated="8"/>
          <table:table-cell table:number-columns-repeated="991"/>
        </table:table-row>
        <table:table-row table:style-name="ro4" table:number-rows-repeated="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製品詳細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8" table:number-rows-spanned="1">
            <text:p>統計 製品詳細</text:p>
          </table:table-cell>
          <table:covered-table-cell/>
          <table:covered-table-cell table:number-columns-repeated="6" table:style-name="ce2"/>
          <table:table-cell table:style-name="ce2" table:number-columns-repeated="12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2"/>
          <table:table-cell table:style-name="Default" table:number-columns-repeated="5"/>
          <table:table-cell table:number-columns-repeated="996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21"/>
          <table:table-cell table:style-name="ce206"/>
          <table:table-cell table:style-name="ce121">
            <office:annotation office:display="true" draw:style-name="gr1" draw:text-style-name="P2" svg:width="1.445cm" svg:height="0.492cm" svg:x="4.336cm" svg:y="1.041cm" draw:caption-point-x="-0.852cm" draw:caption-point-y="1.226cm">
              <dc:date>2014-12-22T00:00:00</dc:date>
              <text:p text:style-name="P1"><text:span text:style-name="T1">.workspace</text:span></text:p>
            </office:annotation>
          </table:table-cell>
          <table:table-cell table:style-name="ce121" table:number-columns-repeated="2"/>
          <table:table-cell table:style-name="ce206"/>
          <table:table-cell table:style-name="ce26" office:value-type="string" calcext:value-type="string">
            <office:annotation office:display="true" draw:style-name="gr1" draw:text-style-name="P14" svg:width="1.709cm" svg:height="0.492cm" svg:x="6.745cm" svg:y="1.032cm" draw:caption-point-x="-1.265cm" draw:caption-point-y="1.235cm">
              <dc:date>2015-01-19T00:00:00</dc:date>
              <text:p text:style-name="P1"><text:span text:style-name="T2">.title-text-0119</text:span></text:p>
            </office:annotation>
            <text:p>統計</text:p>
          </table:table-cell>
          <table:table-cell table:style-name="ce13"/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656cm" svg:height="0.492cm" svg:x="11.37cm" svg:y="2.645cm" draw:caption-point-x="-0.898cm" draw:caption-point-y="-0.378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3">
          <table:table-cell/>
          <table:table-cell table:style-name="ce231" office:value-type="string" calcext:value-type="string">
            <text:p>まとめ</text:p>
          </table:table-cell>
          <table:table-cell table:style-name="ce233"/>
          <table:table-cell table:style-name="ce14" office:value-type="string" calcext:value-type="string">
            <text:p>仕入</text:p>
          </table:table-cell>
          <table:table-cell table:style-name="ce14" office:value-type="string" calcext:value-type="string">
            <text:p>売上</text:p>
          </table:table-cell>
          <table:table-cell table:style-name="ce14" office:value-type="string" calcext:value-type="string">
            <text:p>利益</text:p>
          </table:table-cell>
          <table:table-cell table:style-name="ce103" office:value-type="string" calcext:value-type="string">
            <text:p>企業詳細</text:p>
          </table:table-cell>
          <table:table-cell table:style-name="ce226"/>
          <table:table-cell table:style-name="ce239" office:value-type="string" calcext:value-type="string" table:number-columns-spanned="2" table:number-rows-spanned="1">
            <office:annotation office:display="true" draw:style-name="gr41" draw:text-style-name="P3" svg:width="3.029cm" svg:height="1.645cm" svg:x="6.981cm" svg:y="5.856cm" draw:caption-point-x="-2cm" draw:caption-point-y="-3.137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製品詳細</text:p>
          </table:table-cell>
          <table:covered-table-cell table:style-name="ce226"/>
          <table:table-cell table:style-name="ce20" table:number-columns-repeated="10"/>
          <table:table-cell table:style-name="ce109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3">
          <table:table-cell/>
          <table:table-cell table:style-name="ce237" office:value-type="string" calcext:value-type="string">
            <text:p>都道府県絞込</text:p>
            <text:p>.label-0103</text:p>
          </table:table-cell>
          <table:table-cell table:style-name="ce238" table:number-columns-repeated="2"/>
          <table:table-cell table:style-name="ce54" office:value-type="string" calcext:value-type="string">
            <text:p>.textbox-0107 </text:p>
          </table:table-cell>
          <table:table-cell table:style-name="ce21" table:number-columns-repeated="5"/>
          <table:table-cell table:style-name="ce25"/>
          <table:table-cell table:style-name="ce238" office:value-type="string" calcext:value-type="string">
            <text:p>種別絞込</text:p>
            <text:p>label-0103</text:p>
          </table:table-cell>
          <table:table-cell table:style-name="ce238"/>
          <table:table-cell table:style-name="ce142">
            <office:annotation office:display="true" draw:style-name="gr7" draw:text-style-name="P2" svg:width="1.882cm" svg:height="0.783cm" svg:x="9.293cm" svg:y="1.253cm" draw:caption-point-x="-2.315cm" draw:caption-point-y="1.917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/>
          <table:covered-table-cell table:style-name="Default"/>
          <table:table-cell table:style-name="ce175" table:number-columns-spanned="2" table:number-rows-spanned="1">
            <office:annotation office:display="true" draw:style-name="gr2" draw:text-style-name="P2" svg:width="1.767cm" svg:height="0.492cm" svg:x="11.453cm" svg:y="3.643cm" draw:caption-point-x="-1.48cm" draw:caption-point-y="-0.473cm">
              <dc:date>2015-01-19T00:00:00</dc:date>
              <text:p text:style-name="P1"><text:span text:style-name="T1">.pulldown-0102</text:span></text:p>
            </office:annotation>
          </table:table-cell>
          <table:covered-table-cell table:style-name="Default"/>
          <table:table-cell table:style-name="ce235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3">
          <table:table-cell/>
          <table:table-cell table:style-name="ce43" office:value-type="string" calcext:value-type="string">
            <text:p>製品絞込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</text:p>
          </table:table-cell>
          <table:table-cell table:style-name="ce21" table:number-columns-repeated="5"/>
          <table:table-cell table:style-name="ce25"/>
          <table:table-cell table:style-name="ce142" office:value-type="string" calcext:value-type="string">
            <text:p>期間</text:p>
            <text:p><text:span text:style-name="T11">label-0103</text:span></text:p>
          </table:table-cell>
          <table:table-cell table:style-name="ce49" table:number-columns-repeated="2"/>
          <table:table-cell table:style-name="ce28">
            <office:annotation office:display="true" draw:style-name="gr1" draw:text-style-name="P15" svg:width="1.627cm" svg:height="0.492cm" svg:x="10.343cm" svg:y="4.849cm" draw:caption-point-x="-2.866cm" draw:caption-point-y="-1.227cm">
              <dc:date>2014-12-22T00:00:00</dc:date>
              <text:p text:style-name="P1"><text:span text:style-name="T4">.textbox-0102</text:span></text:p>
            </office:annotation>
          </table:table-cell>
          <table:table-cell table:style-name="ce29"/>
          <table:table-cell table:style-name="ce125" office:value-type="string" calcext:value-type="string">
            <office:annotation office:display="true" draw:style-name="gr4" draw:text-style-name="P3" svg:width="2.629cm" svg:height="0.438cm" svg:x="10.639cm" svg:y="4.319cm" draw:caption-point-x="-2.163cm" draw:caption-point-y="-0.697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15"/>
          <table:table-cell table:style-name="ce29"/>
          <table:table-cell table:style-name="ce57"/>
          <table:table-cell table:style-name="ce6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>
          <table:table-cell table:style-name="ce204"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style-name="ce84"/>
          <table:table-cell table:number-columns-repeated="2"/>
          <table:table-cell table:style-name="Default" table:number-columns-repeated="4"/>
          <table:table-cell table:number-columns-repeated="996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4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4" table:number-rows-repeated="7">
          <table:table-cell table:style-name="Default" table:number-columns-repeated="28"/>
          <table:table-cell table:number-columns-repeated="99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管理者機能 ユーザ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管理者機能 ユーザ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120"/>
          <table:table-cell table:style-name="ce121"/>
          <table:table-cell table:style-name="ce206"/>
          <table:table-cell table:style-name="ce13"/>
          <table:table-cell table:style-name="ce23" table:number-columns-repeated="2"/>
          <table:table-cell table:style-name="ce13">
            <office:annotation office:display="true" draw:style-name="gr1" draw:text-style-name="P2" svg:width="1.452cm" svg:height="0.492cm" svg:x="5.084cm" svg:y="1.085cm" draw:caption-point-x="-1.101cm" draw:caption-point-y="1.182cm">
              <dc:date>2014-12-22T00:00:00</dc:date>
              <text:p text:style-name="P1"><text:span text:style-name="T1">.workspace</text:span></text:p>
            </office:annotation>
          </table:table-cell>
          <table:table-cell table:style-name="ce13"/>
          <table:table-cell table:style-name="ce26" office:value-type="string" calcext:value-type="string">
            <office:annotation office:display="true" draw:style-name="gr1" draw:text-style-name="P14" svg:width="1.784cm" svg:height="0.492cm" svg:x="7.857cm" svg:y="1.544cm" draw:caption-point-x="-2.876cm" draw:caption-point-y="0.723cm">
              <dc:date>2014-12-26T00:00:00</dc:date>
              <text:p text:style-name="P1"><text:span text:style-name="T2">.title-text-0118</text:span></text:p>
            </office:annotation>
            <text:p>管理者機能</text:p>
          </table:table-cell>
          <table:table-cell table:style-name="ce13" table:number-columns-repeated="2"/>
          <table:table-cell table:style-name="ce23"/>
          <table:table-cell table:style-name="ce13"/>
          <table:table-cell table:style-name="ce23" table:number-columns-repeated="6"/>
          <table:table-cell table:style-name="ce36" office:value-type="string" calcext:value-type="string">
            <office:annotation office:display="true" draw:style-name="gr1" draw:text-style-name="P2" svg:width="2.175cm" svg:height="0.492cm" svg:x="11.551cm" svg:y="2.707cm" draw:caption-point-x="-1.079cm" draw:caption-point-y="-0.4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240" office:value-type="string" calcext:value-type="string">
            <text:p>ユーザー</text:p>
          </table:table-cell>
          <table:table-cell table:style-name="ce219"/>
          <table:table-cell table:style-name="ce243" office:value-type="string" calcext:value-type="string">
            <office:annotation office:display="true" draw:style-name="gr42" draw:text-style-name="P3" svg:width="3.241cm" svg:height="1.63cm" svg:x="4.283cm" svg:y="3.927cm" draw:caption-point-x="-2.297cm" draw:caption-point-y="-1.208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詳細</text:p>
          </table:table-cell>
          <table:table-cell table:style-name="ce50" table:number-columns-repeated="5"/>
          <table:table-cell table:style-name="ce20"/>
          <table:table-cell table:style-name="ce50"/>
          <table:table-cell table:style-name="ce215" table:number-columns-repeated="9"/>
          <table:table-cell table:style-name="ce37"/>
          <table:table-cell table:number-columns-repeated="1003"/>
        </table:table-row>
        <table:table-row table:style-name="ro4">
          <table:table-cell table:style-name="ce204"/>
          <table:table-cell table:style-name="ce241" office:value-type="string" calcext:value-type="string">
            <office:annotation office:display="true" draw:style-name="gr1" draw:text-style-name="P4" svg:width="2.094cm" svg:height="0.492cm" svg:x="4.591cm" svg:y="6.096cm" draw:caption-point-x="-3.603cm" draw:caption-point-y="-2.878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242" office:value-type="string" calcext:value-type="string">
            <text:p>削</text:p>
          </table:table-cell>
          <table:table-cell table:style-name="ce140" table:number-columns-repeated="5"/>
          <table:table-cell table:style-name="ce13"/>
          <table:table-cell table:style-name="ce140" table:number-columns-repeated="4"/>
          <table:table-cell table:style-name="ce13">
            <office:annotation office:display="true" draw:style-name="gr7" draw:text-style-name="P2" svg:width="2.131cm" svg:height="0.783cm" svg:x="7.307cm" svg:y="2.267cm" draw:caption-point-x="-0.329cm" draw:caption-point-y="0.951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40" table:number-columns-repeated="6"/>
          <table:table-cell table:style-name="ce149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2"/>
          <table:table-cell table:style-name="Default"/>
          <table:table-cell table:number-columns-repeated="1000"/>
        </table:table-row>
        <table:table-row table:style-name="ro4" table:number-rows-repeated="2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追加・編集画面(管理者 ユーザ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追加・編集画面(管理者 ユーザ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 table:number-rows-repeated="2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2" svg:width="1.795cm" svg:height="0.492cm" svg:x="3.128cm" svg:y="1.29cm" draw:caption-point-x="-0.643cm" draw:caption-point-y="1.215cm">
              <dc:date>2015-01-23T00:00:00</dc:date>
              <text:p text:style-name="P1"><text:span text:style-name="T1">.title-text-0109</text:span></text:p>
            </office:annotation>
            <text:p>追加・編集画面</text:p>
          </table:table-cell>
          <table:table-cell table:style-name="ce98"/>
          <table:table-cell table:style-name="ce23"/>
          <table:table-cell table:style-name="ce13"/>
          <table:table-cell table:style-name="ce13">
            <office:annotation office:display="true" draw:style-name="gr43" draw:text-style-name="P2" svg:width="3.029cm" svg:height="0.783cm" svg:x="5.733cm" svg:y="1.413cm" draw:caption-point-x="-1.251cm" draw:caption-point-y="1.092cm">
              <dc:date>2015-01-23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3"/>
          <table:table-cell table:style-name="ce36" office:value-type="string" calcext:value-type="string">
            <office:annotation office:display="true" draw:style-name="gr1" draw:text-style-name="P2" svg:width="1.573cm" svg:height="0.492cm" svg:x="6.211cm" svg:y="2.896cm" draw:caption-point-x="-0.731cm" draw:caption-point-y="-0.39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7cm" svg:height="0.492cm" svg:x="6.228cm" svg:y="3.748cm" draw:caption-point-x="-0.748cm" draw:caption-point-y="-0.743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日付</text:p>
            <text:p><text:span text:style-name="T11">.label-0103</text:span>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名前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郵便番号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都道府県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市町村以下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電話番号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eメール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権限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ユーザID</text:span>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7" office:value-type="string" calcext:value-type="string">
            <text:p><text:span text:style-name="T12">パスワード</text:span></text:p>
            <text:p><text:span text:style-name="T11">.label-0103</text:span></text:p>
          </table:table-cell>
          <table:table-cell table:style-name="ce191" table:number-columns-repeated="2"/>
          <table:table-cell table:style-name="ce165" office:value-type="string" calcext:value-type="string">
            <text:p>.textbox-0107 <text:s/></text:p>
          </table:table-cell>
          <table:table-cell table:style-name="ce167" table:number-columns-repeated="5"/>
          <table:table-cell table:style-name="ce244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管理者機能 詳細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1" table:number-rows-spanned="1">
            <text:p>管理者機能 詳細</text:p>
          </table:table-cell>
          <table:covered-table-cell/>
          <table:covered-table-cell table:number-columns-repeated="9" table:style-name="ce2"/>
          <table:table-cell table:style-name="ce2" table:number-columns-repeated="9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/>
          <table:table-cell table:style-name="ce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 table:number-rows-repeated="2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2"/>
          <table:table-cell table:style-name="ce2"/>
          <table:table-cell table:number-columns-repeated="1002"/>
        </table:table-row>
        <table:table-row table:style-name="ro3">
          <table:table-cell table:style-name="ce2"/>
          <table:table-cell table:style-name="ce6"/>
          <table:table-cell table:style-name="ce13"/>
          <table:table-cell table:style-name="ce23"/>
          <table:table-cell table:style-name="ce13"/>
          <table:table-cell table:style-name="ce23" table:number-columns-repeated="2"/>
          <table:table-cell table:style-name="ce13">
            <office:annotation office:display="true" draw:style-name="gr1" draw:text-style-name="P2" svg:width="1.779cm" svg:height="0.492cm" svg:x="6.12cm" svg:y="2.659cm" draw:caption-point-x="-2.137cm" draw:caption-point-y="1.415cm">
              <dc:date>2014-12-22T00:00:00</dc:date>
              <text:p text:style-name="P1"><text:span text:style-name="T1">.workspace</text:span></text:p>
            </office:annotation>
          </table:table-cell>
          <table:table-cell table:style-name="ce13"/>
          <table:table-cell table:style-name="ce26" office:value-type="string" calcext:value-type="string">
            <office:annotation office:display="true" draw:style-name="gr1" draw:text-style-name="P14" svg:width="1.974cm" svg:height="0.492cm" svg:x="5.73cm" svg:y="3.354cm" draw:caption-point-x="-0.749cm" draw:caption-point-y="0.72cm">
              <dc:date>2015-01-19T00:00:00</dc:date>
              <text:p text:style-name="P1"><text:span text:style-name="T2">.title-text-0119</text:span></text:p>
            </office:annotation>
            <text:p>管理者機能</text:p>
          </table:table-cell>
          <table:table-cell table:style-name="ce13"/>
          <table:table-cell table:style-name="ce23" table:number-columns-repeated="9"/>
          <table:table-cell table:style-name="ce36" office:value-type="string" calcext:value-type="string">
            <office:annotation office:display="true" draw:style-name="gr1" draw:text-style-name="P2" svg:width="1.553cm" svg:height="0.492cm" svg:x="11.201cm" svg:y="4.444cm" draw:caption-point-x="-0.729cm" draw:caption-point-y="-0.37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103" office:value-type="string" calcext:value-type="string">
            <text:p>ユーザー</text:p>
          </table:table-cell>
          <table:table-cell table:style-name="ce138"/>
          <table:table-cell table:style-name="ce239" office:value-type="string" calcext:value-type="string">
            <office:annotation office:display="true" draw:style-name="gr44" draw:text-style-name="P3" svg:width="3.338cm" svg:height="1.676cm" svg:x="8.41cm" svg:y="0.866cm" draw:caption-point-x="-6.424cm" draw:caption-point-y="3.659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詳細</text:p>
          </table:table-cell>
          <table:table-cell table:style-name="ce57" table:number-columns-repeated="5"/>
          <table:table-cell table:style-name="ce20"/>
          <table:table-cell table:style-name="ce57"/>
          <table:table-cell table:style-name="ce20"/>
          <table:table-cell table:style-name="ce16"/>
          <table:table-cell table:style-name="ce20"/>
          <table:table-cell table:style-name="ce16" table:number-columns-repeated="6"/>
          <table:table-cell table:style-name="ce37"/>
          <table:table-cell table:number-columns-repeated="1003"/>
        </table:table-row>
        <table:table-row table:style-name="ro4">
          <table:table-cell/>
          <table:table-cell table:style-name="ce9" office:value-type="string" calcext:value-type="string">
            <office:annotation office:display="true" draw:style-name="gr1" draw:text-style-name="P2" svg:width="1.607cm" svg:height="0.492cm" svg:x="1.806cm" svg:y="1.55cm" draw:caption-point-x="-0.818cm" draw:caption-point-y="3.474cm">
              <dc:date>2014-12-22T00:00:00</dc:date>
              <text:p text:style-name="P1"><text:span text:style-name="T1">.button-0101</text:span></text:p>
            </office:annotation>
            <text:p>更</text:p>
          </table:table-cell>
          <table:table-cell table:style-name="ce34" office:value-type="string" calcext:value-type="string">
            <text:p>キ</text:p>
          </table:table-cell>
          <table:table-cell table:style-name="ce57"/>
          <table:table-cell table:style-name="ce23" table:number-columns-repeated="6"/>
          <table:table-cell table:style-name="ce13"/>
          <table:table-cell table:style-name="ce23" table:number-columns-repeated="3"/>
          <table:table-cell table:style-name="ce13">
            <office:annotation office:display="true" draw:style-name="gr7" draw:text-style-name="P2" svg:width="1.94cm" svg:height="0.783cm" svg:x="8.952cm" svg:y="2.825cm" draw:caption-point-x="-1.475cm" draw:caption-point-y="2.199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23" table:number-columns-repeated="5"/>
          <table:table-cell table:style-name="ce235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1" draw:text-style-name="P2" svg:width="1.875cm" svg:height="0.492cm" svg:x="1.889cm" svg:y="2.215cm" draw:caption-point-x="-0.901cm" draw:caption-point-y="3.308cm">
              <dc:date>2015-01-04T00:00:00</dc:date>
              <text:p text:style-name="P1"><text:span text:style-name="T1">.head-text_0120</text:span></text:p>
            </office:annotation>
            <text:p>通知設定</text:p>
          </table:table-cell>
          <table:table-cell table:style-name="ce50" table:number-columns-repeated="18"/>
          <table:table-cell table:style-name="ce60"/>
          <table:table-cell table:number-columns-repeated="1003"/>
        </table:table-row>
        <table:table-row table:style-name="ro4">
          <table:table-cell/>
          <table:table-cell table:style-name="ce8"/>
          <table:table-cell table:style-name="ce245" office:value-type="string" calcext:value-type="string">
            <text:p><text:span text:style-name="T18">メー</text:span></text:p>
            <text:p><text:span text:style-name="T18">ル</text:span></text:p>
          </table:table-cell>
          <table:table-cell table:style-name="ce50" office:value-type="string" calcext:value-type="string">
            <text:p><text:span text:style-name="T19">アラ</text:span></text:p>
            <text:p><text:span text:style-name="T19">ート</text:span></text:p>
          </table:table-cell>
          <table:table-cell table:style-name="ce249" office:value-type="string" calcext:value-type="string">
            <office:annotation office:display="true" draw:style-name="gr11" draw:text-style-name="P3" svg:width="1.641cm" svg:height="0.466cm" svg:x="6.18cm" svg:y="5.148cm" draw:caption-point-x="-3.695cm" draw:caption-point-y="0.875cm">
              <dc:date>2015-01-04T00:00:00</dc:date>
              <text:p text:style-name="P1"><text:span text:style-name="T5">.row-head-0101</text:span></text:p>
            </office:annotation>
            <text:p>両方</text:p>
          </table:table-cell>
          <table:table-cell table:style-name="ce50" table:number-columns-repeated="15"/>
          <table:table-cell table:style-name="ce60"/>
          <table:table-cell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3" svg:width="1.444cm" svg:height="0.438cm" svg:x="8.202cm" svg:y="4.686cm" draw:caption-point-x="-7.214cm" draw:caption-point-y="1.836cm">
              <dc:date>2014-12-22T00:00:00</dc:date>
              <text:p text:style-name="P1"><text:span text:style-name="T3">.label-0101</text:span></text:p>
            </office:annotation>
            <text:p>見積</text:p>
          </table:table-cell>
          <table:table-cell table:style-name="ce246" office:value-type="string" calcext:value-type="string">
            <text:p>◎</text:p>
          </table:table-cell>
          <table:table-cell table:style-name="ce247" office:value-type="string" calcext:value-type="string">
            <text:p>◯</text:p>
          </table:table-cell>
          <table:table-cell table:style-name="ce250" office:value-type="string" calcext:value-type="string">
            <office:annotation office:display="true" draw:style-name="gr11" draw:text-style-name="P3" svg:width="1.282cm" svg:height="0.466cm" svg:x="4.44cm" svg:y="5.62cm" draw:caption-point-x="-1.955cm" draw:caption-point-y="0.902cm">
              <dc:date>2014-12-22T00:00:00</dc:date>
              <text:p text:style-name="P1"><text:span text:style-name="T5">.radio-0101</text:span></text:p>
            </office:annotation>
            <text:p>◯</text:p>
          </table:table-cell>
          <table:table-cell table:style-name="ce252" office:value-type="string" calcext:value-type="string">
            <text:p>経過期間</text:p>
            <text:p>.label-0102</text:p>
          </table:table-cell>
          <table:table-cell table:style-name="ce215"/>
          <table:table-cell table:style-name="ce108" office:value-type="string" calcext:value-type="string">
            <office:annotation office:display="true" draw:style-name="gr1" draw:text-style-name="P12" svg:width="1.689cm" svg:height="0.492cm" svg:x="7.863cm" svg:y="5.927cm" draw:caption-point-x="-3.88cm" draw:caption-point-y="0.595cm">
              <dc:date>2014-12-22T00:00:00</dc:date>
              <text:p text:style-name="P5"><text:span text:style-name="T6">.pulldown-0102</text:span></text:p>
            </office:annotation>
            <text:p/>
          </table:table-cell>
          <table:table-cell table:style-name="ce139"/>
          <table:table-cell table:style-name="ce257" office:value-type="string" calcext:value-type="string">
            <text:p><text:span text:style-name="T20">「見積書発行から○○日が経過しました。見積No.〇〇」</text:span></text:p>
            <text:p>.label-0112</text:p>
          </table:table-cell>
          <table:table-cell table:style-name="ce33"/>
          <table:table-cell table:style-name="ce215" table:number-columns-repeated="2"/>
          <table:table-cell table:style-name="ce50" table:number-columns-repeated="7"/>
          <table:table-cell table:style-name="ce37"/>
          <table:table-cell table:style-name="ce2"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ce8" office:value-type="string" calcext:value-type="string">
            <text:p>発注</text:p>
          </table:table-cell>
          <table:table-cell table:style-name="ce247" office:value-type="string" calcext:value-type="string">
            <text:p>◯</text:p>
          </table:table-cell>
          <table:table-cell table:style-name="ce246" office:value-type="string" calcext:value-type="string">
            <text:p>◎</text:p>
          </table:table-cell>
          <table:table-cell table:style-name="ce247" office:value-type="string" calcext:value-type="string">
            <text:p>◯</text:p>
          </table:table-cell>
          <table:table-cell table:style-name="ce252" office:value-type="string" calcext:value-type="string">
            <text:p>経過期間</text:p>
            <text:p>.label-0102</text:p>
          </table:table-cell>
          <table:table-cell table:style-name="ce215"/>
          <table:table-cell table:style-name="ce254"/>
          <table:table-cell table:style-name="ce139"/>
          <table:table-cell table:style-name="ce258" office:value-type="string" calcext:value-type="string">
            <text:p><text:span text:style-name="T21">「発注書発行から○○日が経過しました。入庫処理が行われていません。発注No.〇〇」</text:span></text:p>
            <text:p><text:span text:style-name="T22">.label-0112</text:span></text:p>
          </table:table-cell>
          <table:table-cell table:style-name="ce33"/>
          <table:table-cell table:style-name="ce50"/>
          <table:table-cell table:style-name="ce215"/>
          <table:table-cell table:style-name="ce50" table:number-columns-repeated="7"/>
          <table:table-cell table:style-name="ce37"/>
          <table:table-cell table:style-name="ce2"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ce8" office:value-type="string" calcext:value-type="string">
            <text:p>出金</text:p>
          </table:table-cell>
          <table:table-cell table:style-name="ce246" office:value-type="string" calcext:value-type="string">
            <text:p>◎</text:p>
          </table:table-cell>
          <table:table-cell table:number-columns-repeated="2" table:style-name="ce247" office:value-type="string" calcext:value-type="string">
            <text:p>◯</text:p>
          </table:table-cell>
          <table:table-cell table:style-name="ce252" office:value-type="string" calcext:value-type="string">
            <text:p>経過期間</text:p>
            <text:p>.label-0102</text:p>
          </table:table-cell>
          <table:table-cell table:style-name="ce215"/>
          <table:table-cell table:style-name="ce254"/>
          <table:table-cell table:style-name="ce139"/>
          <table:table-cell table:style-name="ce258" office:value-type="string" calcext:value-type="string">
            <text:p><text:span text:style-name="T21">「発注書の支払期日　〇〇日前です。出金処理が行われていません。発注No.〇〇」</text:span></text:p>
            <text:p><text:span text:style-name="T22">.label-0112</text:span></text:p>
          </table:table-cell>
          <table:table-cell table:style-name="ce33"/>
          <table:table-cell table:style-name="ce50"/>
          <table:table-cell table:style-name="ce215"/>
          <table:table-cell table:style-name="ce50" table:number-columns-repeated="7"/>
          <table:table-cell table:style-name="ce37"/>
          <table:table-cell table:style-name="ce2"/>
          <table:table-cell table:style-name="Default" table:number-columns-repeated="3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納品</text:p>
          </table:table-cell>
          <table:table-cell table:style-name="ce246" office:value-type="string" calcext:value-type="string">
            <text:p>◎</text:p>
          </table:table-cell>
          <table:table-cell table:number-columns-repeated="2" table:style-name="ce247" office:value-type="string" calcext:value-type="string">
            <text:p>◯</text:p>
          </table:table-cell>
          <table:table-cell table:style-name="ce252" office:value-type="string" calcext:value-type="string">
            <text:p>経過期間</text:p>
            <text:p>.label-0102</text:p>
          </table:table-cell>
          <table:table-cell table:style-name="ce215"/>
          <table:table-cell table:style-name="ce254"/>
          <table:table-cell table:style-name="ce139"/>
          <table:table-cell table:style-name="ce258" office:value-type="string" calcext:value-type="string">
            <text:p><text:span text:style-name="T21">「納品書発行から○○日が経過しました。納品処理が行われていません。受注No.〇〇」</text:span></text:p>
            <text:p><text:span text:style-name="T22">.label-0112</text:span></text:p>
          </table:table-cell>
          <table:table-cell table:style-name="ce33"/>
          <table:table-cell table:style-name="ce50"/>
          <table:table-cell table:style-name="ce215"/>
          <table:table-cell table:style-name="ce50" table:number-columns-repeated="7"/>
          <table:table-cell table:style-name="ce37"/>
          <table:table-cell table:style-name="ce2"/>
          <table:table-cell table:style-name="Default" table:number-columns-repeated="3"/>
          <table:table-cell table:number-columns-repeated="999"/>
        </table:table-row>
        <table:table-row table:style-name="ro4">
          <table:table-cell/>
          <table:table-cell table:style-name="ce105" office:value-type="string" calcext:value-type="string">
            <text:p>入金</text:p>
          </table:table-cell>
          <table:table-cell table:number-columns-repeated="2" table:style-name="ce248" office:value-type="string" calcext:value-type="string">
            <text:p>◯</text:p>
          </table:table-cell>
          <table:table-cell table:style-name="ce251" office:value-type="string" calcext:value-type="string">
            <text:p>◎</text:p>
          </table:table-cell>
          <table:table-cell table:style-name="ce253" office:value-type="string" calcext:value-type="string">
            <text:p>経過期間</text:p>
            <text:p>.label-0102</text:p>
          </table:table-cell>
          <table:table-cell table:style-name="ce20"/>
          <table:table-cell table:style-name="ce255"/>
          <table:table-cell table:style-name="ce256"/>
          <table:table-cell table:style-name="ce259" office:value-type="string" calcext:value-type="string">
            <text:p><text:span text:style-name="T21">「請求書発行から○○日が経過しました。入金処理が行われていません。受注No.〇〇」</text:span></text:p>
            <text:p><text:span text:style-name="T22">.label-0112</text:span></text:p>
          </table:table-cell>
          <table:table-cell table:style-name="ce20"/>
          <table:table-cell table:style-name="ce94"/>
          <table:table-cell table:style-name="ce20" table:number-columns-repeated="3"/>
          <table:table-cell table:style-name="ce94" table:number-columns-repeated="5"/>
          <table:table-cell table:style-name="ce102"/>
          <table:table-cell/>
          <table:table-cell table:style-name="Default" table:number-columns-repeated="3"/>
          <table:table-cell table:number-columns-repeated="999"/>
        </table:table-row>
        <table:table-row table:style-name="ro4" table:number-rows-repeated="2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4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ル管理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2" table:number-rows-spanned="1">
            <text:p>メール管理</text:p>
          </table:table-cell>
          <table:covered-table-cell/>
          <table:covered-table-cell table:number-columns-repeated="10" table:style-name="ce2"/>
          <table:table-cell table:style-name="ce2" table:number-columns-repeated="8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4">
          <table:table-cell table:number-columns-repeated="3"/>
          <table:table-cell table:style-name="ce2" table:number-columns-repeated="16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5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6"/>
          <table:table-cell table:style-name="ce23" table:number-columns-repeated="7"/>
          <table:table-cell table:style-name="ce26" office:value-type="string" calcext:value-type="string">
            <office:annotation office:display="true" draw:style-name="gr1" draw:text-style-name="P8" svg:width="1.915cm" svg:height="0.492cm" svg:x="5.998cm" svg:y="1.551cm" draw:caption-point-x="-1.017cm" draw:caption-point-y="0.859cm">
              <dc:date>2015-01-19T00:00:00</dc:date>
              <text:p text:style-name="P1"><text:span text:style-name="T2">.title-text-0119</text:span></text:p>
            </office:annotation>
            <text:p>メール管理</text:p>
          </table:table-cell>
          <table:table-cell table:style-name="ce23" table:number-columns-repeated="6"/>
          <table:table-cell table:style-name="ce13">
            <office:annotation office:display="true" draw:style-name="gr1" draw:text-style-name="P2" svg:width="1.442cm" svg:height="0.492cm" svg:x="9.299cm" svg:y="1.321cm" draw:caption-point-x="-0.823cm" draw:caption-point-y="1.089cm">
              <dc:date>2014-12-22T00:00:00</dc:date>
              <text:p text:style-name="P1"><text:span text:style-name="T1">.workspace</text:span></text:p>
            </office:annotation>
          </table:table-cell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1.513cm" svg:height="0.492cm" svg:x="11.31cm" svg:y="2.691cm" draw:caption-point-x="-0.838cm" draw:caption-point-y="-0.28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134" office:value-type="string" calcext:value-type="string">
            <office:annotation office:display="true" draw:style-name="gr1" draw:text-style-name="P16" svg:width="1.68cm" svg:height="0.492cm" svg:x="3.845cm" svg:y="4.572cm" draw:caption-point-x="-2.857cm" draw:caption-point-y="-1.663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260" office:value-type="string" calcext:value-type="string" table:number-columns-spanned="2" table:number-rows-spanned="1">
            <office:annotation office:display="true" draw:style-name="gr1" draw:text-style-name="P10" svg:width="1.685cm" svg:height="0.492cm" svg:x="3.841cm" svg:y="3.627cm" draw:caption-point-x="-1.356cm" draw:caption-point-y="-0.718cm">
              <dc:date>2014-12-26T00:00:00</dc:date>
              <text:p text:style-name="P1"><text:span text:style-name="T1">.button-0102</text:span></text:p>
            </office:annotation>
            <text:p>リスト</text:p>
          </table:table-cell>
          <table:covered-table-cell table:style-name="ce261"/>
          <table:table-cell table:style-name="ce16" table:number-columns-repeated="11"/>
          <table:table-cell table:style-name="ce57" table:number-columns-repeated="4"/>
          <table:table-cell table:style-name="ce148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ル追加・編集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メール追加・編集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" draw:text-style-name="P2" svg:width="1.818cm" svg:height="0.492cm" svg:x="3.914cm" svg:y="0.997cm" draw:caption-point-x="-1.429cm" draw:caption-point-y="1.508cm">
              <dc:date>2015-01-19T00:00:00</dc:date>
              <text:p text:style-name="P1"><text:span text:style-name="T1">.title-text-0109</text:span></text:p>
            </office:annotation>
            <text:p>追加・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45" draw:text-style-name="P2" svg:width="3.019cm" svg:height="0.783cm" svg:x="6.086cm" svg:y="1.413cm" draw:caption-point-x="-2.103cm" draw:caption-point-y="1.092cm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127" office:value-type="string" calcext:value-type="string">
            <office:annotation office:display="true" draw:style-name="gr1" draw:text-style-name="P2" svg:width="1.547cm" svg:height="0.492cm" svg:x="6.389cm" svg:y="2.876cm" draw:caption-point-x="-0.909cm" draw:caption-point-y="-0.37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 table:number-columns-repeated="3"/>
          <table:table-cell table:style-name="ce16"/>
          <table:table-cell table:style-name="ce126" office:value-type="string" calcext:value-type="string" table:number-columns-spanned="2" table:number-rows-spanned="1">
            <office:annotation office:display="true" draw:style-name="gr1" draw:text-style-name="P10" svg:width="2.057cm" svg:height="0.492cm" svg:x="6.463cm" svg:y="3.718cm" draw:caption-point-x="-0.983cm" draw:caption-point-y="-0.713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日付</text:p>
            <text:p><text:span text:style-name="T11">.label-0103</text:span></text:p>
          </table:table-cell>
          <table:table-cell table:style-name="ce57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発行日</text:p>
            <text:p><text:span text:style-name="T11">.label-0103</text:span></text:p>
          </table:table-cell>
          <table:table-cell table:style-name="ce50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宛先</text:p>
            <text:p><text:span text:style-name="T11">.label-0103</text:span></text:p>
          </table:table-cell>
          <table:table-cell table:style-name="ce50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<text:span text:style-name="T19">宛先(ML)</text:span></text:p>
            <text:p><text:span text:style-name="T11">.label-0103</text:span></text:p>
          </table:table-cell>
          <table:table-cell table:style-name="ce50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作成者</text:p>
            <text:p><text:span text:style-name="T11">.label-0103</text:span></text:p>
          </table:table-cell>
          <table:table-cell table:style-name="ce50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 office:value-type="string" calcext:value-type="string">
            <text:p>タイトル</text:p>
            <text:p><text:span text:style-name="T11">.label-0103</text:span></text:p>
          </table:table-cell>
          <table:table-cell table:style-name="ce50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12" office:value-type="string" calcext:value-type="string" table:number-columns-spanned="3" table:number-rows-spanned="2">
            <text:p><text:span text:style-name="T12">内容</text:span></text:p>
            <text:p><text:span text:style-name="T11">.label-0103</text:span></text:p>
            <text:p/>
          </table:table-cell>
          <table:covered-table-cell table:number-columns-repeated="2" table:style-name="ce49"/>
          <table:table-cell table:style-name="ce114" office:value-type="string" calcext:value-type="string">
            <text:p>.textarea-0207 <text:s/></text:p>
          </table:table-cell>
          <table:table-cell table:style-name="ce110" table:number-columns-repeated="5"/>
          <table:table-cell table:style-name="ce118"/>
          <table:table-cell table:style-name="ce4"/>
          <table:table-cell table:number-columns-repeated="1012"/>
        </table:table-row>
        <table:table-row table:style-name="ro4">
          <table:table-cell table:style-name="ce4"/>
          <table:covered-table-cell table:style-name="ce92"/>
          <table:covered-table-cell table:number-columns-repeated="2" table:style-name="ce69"/>
          <table:table-cell table:style-name="ce115"/>
          <table:table-cell table:style-name="ce116" table:number-columns-repeated="5"/>
          <table:table-cell table:style-name="ce119"/>
          <table:table-cell table:style-name="ce4"/>
          <table:table-cell table:number-columns-repeated="1012"/>
        </table:table-row>
        <table:table-row table:style-name="ro4" table:number-rows-repeated="104855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一覧画面" table:style-name="ta1">
        <table:table-column table:style-name="co3" table:number-columns-repeated="1018" table:default-cell-style-name="ce4"/>
        <table:table-column table:style-name="co3" table:number-columns-repeated="6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メーリングリスト一覧画面</text:p>
          </table:table-cell>
          <table:covered-table-cell/>
          <table:covered-table-cell table:number-columns-repeated="8" table:style-name="ce2"/>
          <table:table-cell table:style-name="ce2" table:number-columns-repeated="8"/>
          <table:table-cell table:number-columns-repeated="1005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6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4"/>
          <table:table-cell table:number-columns-repeated="1005"/>
        </table:table-row>
        <table:table-row table:style-name="ro3">
          <table:table-cell table:number-columns-repeated="3"/>
          <table:table-cell table:style-name="ce2" table:number-columns-repeated="16"/>
          <table:table-cell table:number-columns-repeated="1005"/>
        </table:table-row>
        <table:table-row table:style-name="ro3">
          <table:table-cell/>
          <table:table-cell table:style-name="ce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6"/>
          <table:table-cell table:style-name="ce23" table:number-columns-repeated="3"/>
          <table:table-cell table:style-name="ce13">
            <office:annotation office:display="true" draw:style-name="gr19" draw:text-style-name="P2" svg:width="2.721cm" svg:height="0.757cm" svg:x="3.563cm" svg:y="1.014cm" draw:caption-point-x="-0.578cm" draw:caption-point-y="1.253cm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23"/>
          <table:table-cell table:style-name="ce26" office:value-type="string" calcext:value-type="string">
            <text:p>メーリングリスト一覧</text:p>
          </table:table-cell>
          <table:table-cell table:style-name="ce23" table:number-columns-repeated="4"/>
          <table:table-cell table:style-name="ce23">
            <office:annotation office:display="true" draw:style-name="gr2" draw:text-style-name="P3" svg:width="1.71cm" svg:height="0.492cm" svg:x="6.878cm" svg:y="1.471cm" draw:caption-point-x="-0.399cm" draw:caption-point-y="0.796cm">
              <dc:date>2015-01-19T00:00:00</dc:date>
              <text:p text:style-name="P1"><text:span text:style-name="T2">.title-text-0117</text:span></text:p>
            </office:annotation>
          </table:table-cell>
          <table:table-cell table:style-name="ce23" table:number-columns-repeated="5"/>
          <table:table-cell table:style-name="ce127" office:value-type="string" calcext:value-type="string">
            <office:annotation office:display="true" draw:style-name="gr1" draw:text-style-name="P2" svg:width="1.582cm" svg:height="0.492cm" svg:x="10.312cm" svg:y="1.559cm" draw:caption-point-x="-0.838cm" draw:caption-point-y="0.708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4">
          <table:table-cell/>
          <table:table-cell table:style-name="ce241" office:value-type="string" calcext:value-type="string">
            <office:annotation office:display="true" draw:style-name="gr1" draw:text-style-name="P16" svg:width="1.559cm" svg:height="0.492cm" svg:x="2.417cm" svg:y="3.417cm" draw:caption-point-x="-1.429cm" draw:caption-point-y="-0.651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242" office:value-type="string" calcext:value-type="string">
            <text:p>削</text:p>
          </table:table-cell>
          <table:table-cell table:style-name="ce22" table:number-columns-repeated="14"/>
          <table:table-cell table:style-name="ce124"/>
          <table:table-cell table:style-name="ce216"/>
          <table:table-cell table:number-columns-repeated="1005"/>
        </table:table-row>
        <table:table-row table:style-name="ro4">
          <table:table-cell/>
          <table:table-cell table:style-name="ce86" office:value-type="string" calcext:value-type="string">
            <text:p>1. .wrap-list</text:p>
            <text:p>2. .list</text:p>
          </table:table-cell>
          <table:table-cell table:style-name="ce87" table:number-columns-repeated="16"/>
          <table:table-cell table:style-name="ce90"/>
          <table:table-cell table:number-columns-repeated="1005"/>
        </table:table-row>
        <table:table-row table:style-name="ro4" table:number-rows-repeated="9">
          <table:table-cell/>
          <table:table-cell table:style-name="ce11"/>
          <table:table-cell table:style-name="ce18" table:number-columns-repeated="16"/>
          <table:table-cell table:style-name="ce40"/>
          <table:table-cell table:number-columns-repeated="1005"/>
        </table:table-row>
        <table:table-row table:style-name="ro4">
          <table:table-cell/>
          <table:table-cell table:style-name="ce12"/>
          <table:table-cell table:style-name="ce19" table:number-columns-repeated="16"/>
          <table:table-cell table:style-name="ce41"/>
          <table:table-cell table:number-columns-repeated="1005"/>
        </table:table-row>
        <table:table-row table:style-name="ro4" table:number-rows-repeated="104855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作成・編集画面" table:style-name="ta1">
        <table:table-column table:style-name="co3" table:number-columns-repeated="1016" table:default-cell-style-name="ce4"/>
        <table:table-column table:style-name="co3" table:number-columns-repeated="8" table:default-cell-style-name="Default"/>
        <table:table-row table:style-name="ro4">
          <table:table-cell/>
          <table:table-cell table:style-name="ce42" office:value-type="string" calcext:value-type="string" table:number-columns-spanned="11" table:number-rows-spanned="1">
            <text:p>メーリングリスト作成・編集画面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/>
          <table:table-cell table:number-columns-repeated="13"/>
          <table:table-cell table:style-name="Default" table:number-columns-repeated="2"/>
          <table:table-cell table:number-columns-repeated="1007"/>
        </table:table-row>
        <table:table-row table:style-name="ro4">
          <table:table-cell/>
          <table:table-cell table:style-name="ce6"/>
          <table:table-cell table:style-name="ce23" table:number-columns-repeated="2"/>
          <table:table-cell table:style-name="ce13">
            <office:annotation office:display="true" draw:style-name="gr7" draw:text-style-name="P2" svg:width="2.515cm" svg:height="0.783cm" svg:x="3.356cm" svg:y="1.179cm" draw:caption-point-x="-0.871cm" draw:caption-point-y="1.326cm">
              <dc:date>2014-12-27T00:00:00</dc:date>
              <text:p text:style-name="P1"><text:span text:style-name="T1">.workspace.middle</text:span></text:p>
              <text:p text:style-name="P1"><text:span text:style-name="T5">.workspace</text:span><text:span text:style-name="T1">.middle</text:span><text:span text:style-name="T5"> .grid</text:span></text:p>
            </office:annotation>
          </table:table-cell>
          <table:table-cell table:style-name="ce26" office:value-type="string" calcext:value-type="string">
            <text:p>メーリングリスト作成・編集</text:p>
          </table:table-cell>
          <table:table-cell table:style-name="ce23" table:number-columns-repeated="5"/>
          <table:table-cell table:style-name="ce23">
            <office:annotation office:display="true" draw:style-name="gr2" draw:text-style-name="P3" svg:width="1.71cm" svg:height="0.492cm" svg:x="6.551cm" svg:y="1.692cm" draw:caption-point-x="-0.571cm" draw:caption-point-y="0.813cm">
              <dc:date>2015-01-19T00:00:00</dc:date>
              <text:p text:style-name="P1"><text:span text:style-name="T2">.title-text-0115</text:span></text:p>
            </office:annotation>
          </table:table-cell>
          <table:table-cell table:style-name="ce23" table:number-columns-repeated="4"/>
          <table:table-cell table:style-name="ce127" office:value-type="string" calcext:value-type="string">
            <office:annotation office:display="true" draw:style-name="gr1" draw:text-style-name="P2" svg:width="1.53cm" svg:height="0.492cm" svg:x="8.97cm" svg:y="1.884cm" draw:caption-point-x="-0.494cm" draw:caption-point-y="0.62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7"/>
        </table:table-row>
        <table:table-row table:style-name="ro4">
          <table:table-cell/>
          <table:table-cell table:style-name="ce241" office:value-type="string" calcext:value-type="string">
            <office:annotation office:display="true" draw:style-name="gr1" draw:text-style-name="P2" svg:width="1.528cm" svg:height="0.492cm" svg:x="2.587cm" svg:y="4.011cm" draw:caption-point-x="-1.599cm" draw:caption-point-y="-1.006cm">
              <dc:date>2014-12-22T00:00:00</dc:date>
              <text:p text:style-name="P1"><text:span text:style-name="T1">.button-0101</text:span></text:p>
            </office:annotation>
            <text:p>新</text:p>
          </table:table-cell>
          <table:table-cell table:style-name="ce242" office:value-type="string" calcext:value-type="string">
            <text:p>削</text:p>
          </table:table-cell>
          <table:table-cell table:style-name="ce22" table:number-columns-repeated="12"/>
          <table:table-cell table:style-name="ce124"/>
          <table:table-cell table:style-name="ce216"/>
          <table:table-cell table:number-columns-repeated="1007"/>
        </table:table-row>
        <table:table-row table:style-name="ro4">
          <table:table-cell/>
          <table:table-cell table:style-name="ce86" office:value-type="string" calcext:value-type="string">
            <text:p>1. .wrap-list</text:p>
            <text:p>2. .list</text:p>
          </table:table-cell>
          <table:table-cell table:style-name="ce87" table:number-columns-repeated="14"/>
          <table:table-cell table:style-name="ce90"/>
          <table:table-cell table:number-columns-repeated="1007"/>
        </table:table-row>
        <table:table-row table:style-name="ro4" table:number-rows-repeated="2">
          <table:table-cell/>
          <table:table-cell table:style-name="ce11"/>
          <table:table-cell table:style-name="ce18" table:number-columns-repeated="14"/>
          <table:table-cell table:style-name="ce40"/>
          <table:table-cell table:number-columns-repeated="1007"/>
        </table:table-row>
        <table:table-row table:style-name="ro4">
          <table:table-cell/>
          <table:table-cell table:style-name="ce11"/>
          <table:table-cell table:style-name="ce18" table:number-columns-repeated="5"/>
          <table:table-cell table:style-name="ce88"/>
          <table:table-cell table:style-name="ce18" table:number-columns-repeated="8"/>
          <table:table-cell table:style-name="ce40"/>
          <table:table-cell table:number-columns-repeated="1007"/>
        </table:table-row>
        <table:table-row table:style-name="ro4" table:number-rows-repeated="6">
          <table:table-cell/>
          <table:table-cell table:style-name="ce11"/>
          <table:table-cell table:style-name="ce18" table:number-columns-repeated="14"/>
          <table:table-cell table:style-name="ce40"/>
          <table:table-cell table:number-columns-repeated="1007"/>
        </table:table-row>
        <table:table-row table:style-name="ro4">
          <table:table-cell/>
          <table:table-cell table:style-name="ce12"/>
          <table:table-cell table:style-name="ce19" table:number-columns-repeated="14"/>
          <table:table-cell table:style-name="ce41"/>
          <table:table-cell table:number-columns-repeated="1007"/>
        </table:table-row>
        <table:table-row table:style-name="ro4" table:number-rows-repeated="104855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 アドレス登録画面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メーリングリスト アドレス登録画面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5"/>
          <table:table-cell table:style-name="ce76" table:number-columns-repeated="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7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/>
          <table:table-cell table:style-name="ce98" office:value-type="string" calcext:value-type="string">
            <office:annotation office:display="true" draw:style-name="gr11" draw:text-style-name="P9" svg:width="1.676cm" svg:height="0.466cm" svg:x="3.644cm" svg:y="1.291cm" draw:caption-point-x="-1.658cm" draw:caption-point-y="1.214cm">
              <dc:date>2014-12-26T00:00:00</dc:date>
              <text:p text:style-name="P1"><text:span text:style-name="T5">.title-text-0109</text:span></text:p>
            </office:annotation>
            <text:p>アドレス登録画面</text:p>
          </table:table-cell>
          <table:table-cell table:style-name="ce98" table:number-columns-repeated="2"/>
          <table:table-cell table:style-name="ce23"/>
          <table:table-cell table:style-name="ce13"/>
          <table:table-cell table:style-name="ce13">
            <office:annotation office:display="true" draw:style-name="gr46" draw:text-style-name="P9" svg:width="2.675cm" svg:height="0.731cm" svg:x="5.724cm" svg:y="1.582cm" draw:caption-point-x="-1.242cm" draw:caption-point-y="0.923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66cm" svg:height="0.492cm" svg:x="6.507cm" svg:y="2.881cm" draw:caption-point-x="-1.027cm" draw:caption-point-y="-0.37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8"/>
          <table:table-cell table:style-name="ce57" table:number-columns-repeated="2"/>
          <table:table-cell table:style-name="ce33" table:number-columns-repeated="5"/>
          <table:table-cell table:style-name="ce262" office:value-type="string" calcext:value-type="string" table:number-columns-spanned="2" table:number-rows-spanned="1">
            <office:annotation office:display="true" draw:style-name="gr11" draw:text-style-name="P9" svg:width="1.93cm" svg:height="0.466cm" svg:x="6.607cm" svg:y="3.523cm" draw:caption-point-x="-1.127cm" draw:caption-point-y="-0.518cm">
              <dc:date>2015-01-25T00:00:00</dc:date>
              <text:p text:style-name="P1"><text:span text:style-name="T5">.button-0102</text:span></text:p>
            </office:annotation>
            <text:p>追加</text:p>
          </table:table-cell>
          <table:covered-table-cell table:style-name="ce263" office:value-type="string" calcext:value-type="string">
            <text:p>(空白)</text:p>
            <text:p/>
          </table:covered-table-cell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86" office:value-type="string" calcext:value-type="string">
            <text:p><text:span text:style-name="T23">1. .wrap-list</text:span></text:p>
            <text:p><text:span text:style-name="T23">2. .list</text:span></text:p>
          </table:table-cell>
          <table:table-cell table:style-name="ce152" table:number-columns-repeated="8"/>
          <table:table-cell table:style-name="ce155"/>
          <table:table-cell table:style-name="ce4"/>
          <table:table-cell table:number-columns-repeated="1012"/>
        </table:table-row>
        <table:table-row table:style-name="ro4" table:number-rows-repeated="8">
          <table:table-cell table:style-name="ce4"/>
          <table:table-cell table:style-name="ce150"/>
          <table:table-cell table:style-name="ce30" table:number-columns-repeated="8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1"/>
          <table:table-cell table:style-name="ce153" table:number-columns-repeated="8"/>
          <table:table-cell table:style-name="ce157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クレーム管理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クレーム管理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table:style-name="ce5"/>
          <table:table-cell table:number-columns-repeated="1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6"/>
          <table:table-cell table:style-name="ce23" table:number-columns-repeated="3"/>
          <table:table-cell table:style-name="ce13">
            <office:annotation office:display="true" draw:style-name="gr1" draw:text-style-name="P2" svg:width="1.451cm" svg:height="0.492cm" svg:x="3.938cm" svg:y="1.24cm" draw:caption-point-x="-0.953cm" draw:caption-point-y="1.027cm">
              <dc:date>2014-12-22T00:00:00</dc:date>
              <text:p text:style-name="P1"><text:span text:style-name="T1">.workspace</text:span></text:p>
            </office:annotation>
          </table:table-cell>
          <table:table-cell table:style-name="ce23"/>
          <table:table-cell table:style-name="ce13"/>
          <table:table-cell table:style-name="ce23"/>
          <table:table-cell table:style-name="ce26" office:value-type="string" calcext:value-type="string">
            <text:p>クレーム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6.379cm" svg:y="1.471cm" draw:caption-point-x="-0.399cm" draw:caption-point-y="0.796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565cm" svg:height="0.492cm" svg:x="10.983cm" svg:y="1.583cm" draw:caption-point-x="-0.511cm" draw:caption-point-y="0.684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134" office:value-type="string" calcext:value-type="string">
            <office:annotation office:display="true" draw:style-name="gr1" draw:text-style-name="P16" svg:width="1.568cm" svg:height="0.492cm" svg:x="3.407cm" svg:y="3.799cm" draw:caption-point-x="-2.419cm" draw:caption-point-y="-1.033cm">
              <dc:date>2014-12-22T00:00:00</dc:date>
              <text:p text:style-name="P1"><text:span text:style-name="T4">.button-0101</text:span></text:p>
            </office:annotation>
            <text:p>新</text:p>
          </table:table-cell>
          <table:table-cell table:style-name="ce136" office:value-type="string" calcext:value-type="string">
            <text:p>削</text:p>
          </table:table-cell>
          <table:table-cell table:style-name="ce22" table:number-columns-repeated="14"/>
          <table:table-cell table:style-name="ce124" table:number-columns-repeated="3"/>
          <table:table-cell table:style-name="ce216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追加・編集画面(クレーム)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91" office:value-type="string" calcext:value-type="string">
            <text:p>追加・編集画面(クレーム)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4" table:number-columns-repeated="7"/>
          <table:table-cell table:number-columns-repeated="1012"/>
        </table:table-row>
        <table:table-row table:style-name="ro4">
          <table:table-cell table:style-name="ce4" table:number-columns-repeated="6"/>
          <table:table-cell table:style-name="ce76" table:number-columns-repeated="5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5"/>
          <table:table-cell table:style-name="ce4" table:number-columns-repeated="8"/>
          <table:table-cell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23" table:number-columns-repeated="2"/>
          <table:table-cell table:style-name="ce96" office:value-type="string" calcext:value-type="string">
            <office:annotation office:display="true" draw:style-name="gr11" draw:text-style-name="P9" svg:width="1.611cm" svg:height="0.466cm" svg:x="3.845cm" svg:y="0.894cm" draw:caption-point-x="-1.36cm" draw:caption-point-y="1.611cm">
              <dc:date>2014-12-26T00:00:00</dc:date>
              <text:p text:style-name="P1"><text:span text:style-name="T5">.title-text-0109</text:span></text:p>
            </office:annotation>
            <text:p>追加・編集画面</text:p>
          </table:table-cell>
          <table:table-cell table:style-name="ce98"/>
          <table:table-cell table:style-name="ce23"/>
          <table:table-cell table:style-name="ce13">
            <office:annotation office:display="true" draw:style-name="gr47" draw:text-style-name="P2" svg:width="2.876cm" svg:height="0.783cm" svg:x="5.265cm" svg:y="1.49cm" draw:caption-point-x="-1.282cm" draw:caption-point-y="1.015cm">
              <dc:date>2015-01-19T00:00:00</dc:date>
              <text:p text:style-name="P1"><text:span text:style-name="T1">.workspace.width-min </text:span></text:p>
              <text:p text:style-name="P1"><text:span text:style-name="T1">.workspace.width-min .grid</text:span></text:p>
            </office:annotation>
          </table:table-cell>
          <table:table-cell table:style-name="ce26"/>
          <table:table-cell table:style-name="ce23"/>
          <table:table-cell table:style-name="ce36" office:value-type="string" calcext:value-type="string">
            <office:annotation office:display="true" draw:style-name="gr1" draw:text-style-name="P2" svg:width="1.548cm" svg:height="0.492cm" svg:x="6.559cm" svg:y="2.588cm" draw:caption-point-x="-1.079cm" draw:caption-point-y="-0.083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65"/>
          <table:table-cell table:style-name="ce57"/>
          <table:table-cell table:style-name="ce70" table:number-columns-repeated="2"/>
          <table:table-cell table:style-name="ce57"/>
          <table:table-cell table:style-name="ce122" office:value-type="string" calcext:value-type="string" table:number-columns-spanned="3" table:number-rows-spanned="1">
            <office:annotation office:display="true" draw:style-name="gr1" draw:text-style-name="P10" svg:width="2.057cm" svg:height="0.492cm" svg:x="7.359cm" svg:y="4.063cm" draw:caption-point-x="-2.877cm" draw:caption-point-y="-1.058cm">
              <dc:date>2015-01-25T00:00:00</dc:date>
              <text:p text:style-name="P1"><text:span text:style-name="T1">.button-0103</text:span></text:p>
            </office:annotation>
            <text:p>アップロード</text:p>
          </table:table-cell>
          <table:covered-table-cell table:style-name="ce57"/>
          <table:covered-table-cell table:style-name="ce16"/>
          <table:table-cell table:style-name="ce61" office:value-type="string" calcext:value-type="string" table:number-columns-spanned="2" table:number-rows-spanned="1">
            <office:annotation office:display="true" draw:style-name="gr1" draw:text-style-name="P10" svg:width="2.057cm" svg:height="0.492cm" svg:x="6.79cm" svg:y="3.271cm" draw:caption-point-x="-1.31cm" draw:caption-point-y="-0.266cm">
              <dc:date>2015-01-25T00:00:00</dc:date>
              <text:p text:style-name="P1"><text:span text:style-name="T1">.button-0102</text:span></text:p>
            </office:annotation>
            <text:p>OK</text:p>
          </table:table-cell>
          <table:covered-table-cell table:style-name="ce7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日付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クレーム元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128"/>
          <table:table-cell table:style-name="ce8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クレーム先</text:p>
            <text:p><text:span text:style-name="T11">.label-0103</text:span></text:p>
          </table:table-cell>
          <table:table-cell table:style-name="ce49" table:number-columns-repeated="2"/>
          <table:table-cell table:style-name="ce54" office:value-type="string" calcext:value-type="string">
            <text:p>.textbox-0107 <text:s/></text:p>
          </table:table-cell>
          <table:table-cell table:style-name="ce21" table:number-columns-repeated="5"/>
          <table:table-cell table:style-name="ce5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大)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中)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種別(小)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製品名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内容種別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3" office:value-type="string" calcext:value-type="string">
            <text:p><text:span text:style-name="T12">内容</text:span></text:p>
            <text:p><text:span text:style-name="T11">.label-0103</text:span></text:p>
          </table:table-cell>
          <table:table-cell table:style-name="ce49" table:number-columns-repeated="2"/>
          <table:table-cell table:style-name="ce71" office:value-type="string" calcext:value-type="string">
            <text:p>.pulldown-0107 <text:s/></text:p>
          </table:table-cell>
          <table:table-cell table:style-name="ce73" table:number-columns-repeated="5"/>
          <table:table-cell table:style-name="ce80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12" office:value-type="string" calcext:value-type="string" table:number-columns-spanned="3" table:number-rows-spanned="2">
            <text:p><text:span text:style-name="T12">その他</text:span></text:p>
            <text:p><text:span text:style-name="T11">.label-0103</text:span></text:p>
            <text:p/>
          </table:table-cell>
          <table:covered-table-cell table:number-columns-repeated="2" table:style-name="ce49"/>
          <table:table-cell table:style-name="ce114" office:value-type="string" calcext:value-type="string">
            <text:p>.textarea-0207 <text:s/></text:p>
          </table:table-cell>
          <table:table-cell table:style-name="ce110" table:number-columns-repeated="5"/>
          <table:table-cell table:style-name="ce118"/>
          <table:table-cell table:style-name="ce4"/>
          <table:table-cell table:number-columns-repeated="1012"/>
        </table:table-row>
        <table:table-row table:style-name="ro4">
          <table:table-cell table:style-name="ce4"/>
          <table:covered-table-cell table:style-name="ce92"/>
          <table:covered-table-cell table:number-columns-repeated="2" table:style-name="ce69"/>
          <table:table-cell table:style-name="ce115"/>
          <table:table-cell table:style-name="ce116" table:number-columns-repeated="5"/>
          <table:table-cell table:style-name="ce119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number-columns-repeated="10"/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入出庫管理 入庫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入出庫管理 入庫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3"/>
          <table:table-cell table:number-columns-repeated="1002"/>
        </table:table-row>
        <table:table-row table:style-name="ro3">
          <table:table-cell table:style-name="ce2"/>
          <table:table-cell table:style-name="ce6"/>
          <table:table-cell table:style-name="ce13"/>
          <table:table-cell table:style-name="ce23"/>
          <table:table-cell table:style-name="ce13">
            <office:annotation office:display="true" draw:style-name="gr1" draw:text-style-name="P2" svg:width="1.44cm" svg:height="0.492cm" svg:x="3.379cm" svg:y="0.94cm" draw:caption-point-x="-0.894cm" draw:caption-point-y="1.327cm">
              <dc:date>2014-12-22T00:00:00</dc:date>
              <text:p text:style-name="P1"><text:span text:style-name="T1">.workspace</text:span></text:p>
            </office:annotation>
          </table:table-cell>
          <table:table-cell table:style-name="ce23" table:number-columns-repeated="3"/>
          <table:table-cell table:style-name="ce13"/>
          <table:table-cell table:style-name="ce26" office:value-type="string" calcext:value-type="string">
            <text:p>入出庫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6.689cm" svg:y="1.022cm" draw:caption-point-x="-0.709cm" draw:caption-point-y="1.245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13" table:number-columns-repeated="2"/>
          <table:table-cell table:style-name="ce23" table:number-columns-repeated="6"/>
          <table:table-cell table:style-name="ce36" office:value-type="string" calcext:value-type="string">
            <office:annotation office:display="true" draw:style-name="gr1" draw:text-style-name="P2" svg:width="1.582cm" svg:height="0.492cm" svg:x="11.138cm" svg:y="2.448cm" draw:caption-point-x="-0.666cm" draw:caption-point-y="-0.18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/>
          <table:table-cell table:number-columns-repeated="1002"/>
        </table:table-row>
        <table:table-row table:style-name="ro4">
          <table:table-cell/>
          <table:table-cell table:style-name="ce239" office:value-type="string" calcext:value-type="string">
            <office:annotation office:display="true" draw:style-name="gr22" draw:text-style-name="P3" svg:width="2.899cm" svg:height="1.623cm" svg:x="3.561cm" svg:y="4.435cm" draw:caption-point-x="-2.573cm" draw:caption-point-y="-1.716cm">
              <dc:date>2015-01-19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入庫</text:p>
          </table:table-cell>
          <table:table-cell table:style-name="ce14" office:value-type="string" calcext:value-type="string">
            <text:p>出庫</text:p>
          </table:table-cell>
          <table:table-cell table:style-name="ce20" table:number-columns-repeated="4"/>
          <table:table-cell table:style-name="ce192"/>
          <table:table-cell table:style-name="ce20" table:number-columns-repeated="12"/>
          <table:table-cell table:style-name="ce109"/>
          <table:table-cell table:number-columns-repeated="1003"/>
        </table:table-row>
        <table:table-row table:style-name="ro4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9"/>
          <table:table-cell table:style-name="ce228">
            <office:annotation office:display="true" draw:style-name="gr7" draw:text-style-name="P2" svg:width="2.3cm" svg:height="0.783cm" svg:x="6.335cm" svg:y="2.276cm" draw:caption-point-x="-0.355cm" draw:caption-point-y="0.942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" table:number-columns-repeated="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4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庫管理 出庫タブ" table:style-name="ta1">
        <table:table-column table:style-name="co3" table:number-columns-repeated="1020" table:default-cell-style-name="ce4"/>
        <table:table-column table:style-name="co3" table:number-columns-repeated="4" table:default-cell-style-name="Default"/>
        <table:table-row table:style-name="ro3">
          <table:table-cell/>
          <table:table-cell table:style-name="ce42" office:value-type="string" calcext:value-type="string" table:number-columns-spanned="10" table:number-rows-spanned="1">
            <text:p>入出庫管理 出庫</text:p>
          </table:table-cell>
          <table:covered-table-cell/>
          <table:covered-table-cell table:number-columns-repeated="8" table:style-name="ce2"/>
          <table:table-cell table:style-name="ce2" table:number-columns-repeated="10"/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/>
          <table:table-cell table:style-name="ce2" table:number-columns-repeated="18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style-name="ce2" table:number-columns-repeated="16"/>
          <table:table-cell table:number-columns-repeated="1003"/>
        </table:table-row>
        <table:table-row table:style-name="ro3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3">
          <table:table-cell table:style-name="ce2"/>
          <table:table-cell table:style-name="ce5"/>
          <table:table-cell table:number-columns-repeated="17"/>
          <table:table-cell table:style-name="Default" table:number-columns-repeated="3"/>
          <table:table-cell table:style-name="ce2"/>
          <table:table-cell table:number-columns-repeated="1001"/>
        </table:table-row>
        <table:table-row table:style-name="ro3">
          <table:table-cell table:style-name="ce2"/>
          <table:table-cell table:style-name="ce6"/>
          <table:table-cell table:style-name="ce13"/>
          <table:table-cell table:style-name="ce23"/>
          <table:table-cell table:style-name="ce13">
            <office:annotation office:display="true" draw:style-name="gr1" draw:text-style-name="P2" svg:width="1.44cm" svg:height="0.492cm" svg:x="3.379cm" svg:y="0.94cm" draw:caption-point-x="-0.894cm" draw:caption-point-y="1.327cm">
              <dc:date>2014-12-22T00:00:00</dc:date>
              <text:p text:style-name="P1"><text:span text:style-name="T1">.workspace</text:span></text:p>
            </office:annotation>
          </table:table-cell>
          <table:table-cell table:style-name="ce23" table:number-columns-repeated="3"/>
          <table:table-cell table:style-name="ce13"/>
          <table:table-cell table:style-name="ce26" office:value-type="string" calcext:value-type="string">
            <text:p>入出庫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6.689cm" svg:y="1.022cm" draw:caption-point-x="-0.709cm" draw:caption-point-y="1.245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13" table:number-columns-repeated="2"/>
          <table:table-cell table:style-name="ce23" table:number-columns-repeated="6"/>
          <table:table-cell table:style-name="ce36" office:value-type="string" calcext:value-type="string">
            <office:annotation office:display="true" draw:style-name="gr1" draw:text-style-name="P2" svg:width="1.582cm" svg:height="0.492cm" svg:x="11.138cm" svg:y="2.448cm" draw:caption-point-x="-0.666cm" draw:caption-point-y="-0.18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/>
          <table:table-cell table:style-name="ce14" office:value-type="string" calcext:value-type="string">
            <text:p>入庫</text:p>
          </table:table-cell>
          <table:table-cell table:style-name="ce104" office:value-type="string" calcext:value-type="string">
            <office:annotation office:display="true" draw:style-name="gr48" draw:text-style-name="P3" svg:width="3.013cm" svg:height="1.659cm" svg:x="3.77cm" svg:y="4.554cm" draw:caption-point-x="-2.283cm" draw:caption-point-y="-1.835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庫</text:p>
          </table:table-cell>
          <table:table-cell table:style-name="ce20" table:number-columns-repeated="4"/>
          <table:table-cell table:style-name="ce192"/>
          <table:table-cell table:style-name="ce20" table:number-columns-repeated="12"/>
          <table:table-cell table:style-name="ce109"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1. .wrap-list</text:p>
            <text:p>2. .list</text:p>
          </table:table-cell>
          <table:table-cell table:style-name="ce17" table:number-columns-repeated="10"/>
          <table:table-cell table:style-name="ce228">
            <office:annotation office:display="true" draw:style-name="gr7" draw:text-style-name="P2" svg:width="2.3cm" svg:height="0.783cm" svg:x="6.851cm" svg:y="2.28cm" draw:caption-point-x="-0.372cm" draw:caption-point-y="0.89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17" table:number-columns-repeated="7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1"/>
          <table:table-cell table:style-name="ce30"/>
          <table:table-cell table:style-name="ce32"/>
          <table:table-cell table:style-name="ce30" table:number-columns-repeated="5"/>
          <table:table-cell table:style-name="ce40"/>
          <table:table-cell table:number-columns-repeated="1003"/>
        </table:table-row>
        <table:table-row table:style-name="ro4" table:number-rows-repeated="3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7"/>
          <table:table-cell table:style-name="ce30"/>
          <table:table-cell table:style-name="ce40"/>
          <table:table-cell table:number-columns-repeated="1003"/>
        </table:table-row>
        <table:table-row table:style-name="ro4" table:number-rows-repeated="4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 table:number-rows-repeated="4">
          <table:table-cell/>
          <table:table-cell table:style-name="Default" table:number-columns-repeated="17"/>
          <table:table-cell table:style-name="ce2" table:number-columns-repeated="3"/>
          <table:table-cell table:number-columns-repeated="1003"/>
        </table:table-row>
        <table:table-row table:style-name="ro4">
          <table:table-cell/>
          <table:table-cell table:style-name="Default" table:number-columns-repeated="17"/>
          <table:table-cell table:number-columns-repeated="1006"/>
        </table:table-row>
        <table:table-row table:style-name="ro4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日付選択" table:style-name="ta1">
        <table:table-column table:style-name="co3" table:number-columns-repeated="1024" table:default-cell-style-name="Default"/>
        <table:table-row table:style-name="ro4">
          <table:table-cell table:style-name="ce4"/>
          <table:table-cell table:style-name="ce42" office:value-type="string" calcext:value-type="string" table:number-columns-spanned="8" table:number-rows-spanned="1">
            <text:p>日付選択</text:p>
          </table:table-cell>
          <table:covered-table-cell table:number-columns-repeated="7" table:style-name="ce4"/>
          <table:table-cell table:style-name="ce4" table:number-columns-repeated="3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style-name="ce4"/>
          <table:table-cell table:style-name="ce2" table:number-columns-repeated="3"/>
          <table:table-cell table:style-name="ce4" table:number-columns-repeated="6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style-name="ce2"/>
          <table:table-cell table:style-name="ce4" table:number-columns-repeated="6"/>
          <table:table-cell table:number-columns-repeated="1012"/>
        </table:table-row>
        <table:table-row table:style-name="ro4">
          <table:table-cell table:style-name="ce4"/>
          <table:table-cell table:style-name="ce42"/>
          <table:table-cell table:style-name="ce4" table:number-columns-repeated="10"/>
          <table:table-cell table:number-columns-repeated="1012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4">
          <table:table-cell table:style-name="ce4"/>
          <table:table-cell table:style-name="ce6"/>
          <table:table-cell table:style-name="ce13"/>
          <table:table-cell table:style-name="ce23"/>
          <table:table-cell table:style-name="ce26" office:value-type="string" calcext:value-type="string">
            <text:p>日付選択</text:p>
          </table:table-cell>
          <table:table-cell table:style-name="ce23">
            <office:annotation office:display="true" draw:style-name="gr2" draw:text-style-name="P3" svg:width="1.71cm" svg:height="0.492cm" svg:x="3.539cm" svg:y="1.193cm" draw:caption-point-x="-0.554cm" draw:caption-point-y="1.312cm">
              <dc:date>2015-01-19T00:00:00</dc:date>
              <text:p text:style-name="P1"><text:span text:style-name="T2">.title-text-0109</text:span></text:p>
            </office:annotation>
          </table:table-cell>
          <table:table-cell table:style-name="ce23" table:number-columns-repeated="2"/>
          <table:table-cell table:style-name="ce13">
            <office:annotation office:display="true" draw:style-name="gr49" draw:text-style-name="P9" svg:width="2.675cm" svg:height="0.731cm" svg:x="5.724cm" svg:y="1.582cm" draw:caption-point-x="-1.242cm" draw:caption-point-y="0.923cm">
              <dc:date>2014-12-27T00:00:00</dc:date>
              <text:p text:style-name="P1"><text:span text:style-name="T5">.workspace.width-min </text:span></text:p>
              <text:p text:style-name="P1"><text:span text:style-name="T5">.workspace.width-min .grid</text:span></text:p>
            </office:annotation>
          </table:table-cell>
          <table:table-cell table:style-name="ce77"/>
          <table:table-cell table:style-name="ce36" office:value-type="string" calcext:value-type="string">
            <office:annotation office:display="true" draw:style-name="gr1" draw:text-style-name="P2" svg:width="1.582cm" svg:height="0.492cm" svg:x="6.146cm" svg:y="2.686cm" draw:caption-point-x="-0.666cm" draw:caption-point-y="-0.181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5"/>
          <table:table-cell table:style-name="ce33" table:number-columns-repeated="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"/>
          <table:table-cell table:style-name="ce16" table:number-columns-repeated="2"/>
          <table:table-cell table:style-name="ce269" office:value-type="string" calcext:value-type="string" table:number-columns-spanned="4" table:number-rows-spanned="1">
            <office:annotation office:display="true" draw:style-name="gr2" draw:text-style-name="P3" svg:width="1.535cm" svg:height="0.492cm" svg:x="4.387cm" svg:y="3.079cm" draw:caption-point-x="-0.404cm" draw:caption-point-y="0.425cm">
              <dc:date>2015-01-23T00:00:00</dc:date>
              <text:p text:style-name="P1"><text:span text:style-name="T1">.button-0104</text:span></text:p>
            </office:annotation>
            <text:p>本日</text:p>
          </table:table-cell>
          <table:covered-table-cell table:number-columns-repeated="3" table:style-name="ce33"/>
          <table:table-cell table:style-name="ce33" table:number-columns-repeated="2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85"/>
          <table:table-cell table:style-name="ce33" table:number-columns-repeated="8"/>
          <table:table-cell table:style-name="ce148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264" office:value-type="string" calcext:value-type="string">
            <text:p>1. .calendar</text:p>
            <text:p>2. .ui-datepicker-inline</text:p>
          </table:table-cell>
          <table:table-cell table:style-name="ce265" table:number-columns-repeated="2"/>
          <table:table-cell table:style-name="ce270"/>
          <table:table-cell table:style-name="ce265" table:number-columns-repeated="5"/>
          <table:table-cell table:style-name="ce271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150"/>
          <table:table-cell table:style-name="ce266" table:number-columns-repeated="7"/>
          <table:table-cell table:style-name="ce30"/>
          <table:table-cell table:style-name="ce156"/>
          <table:table-cell table:style-name="ce4"/>
          <table:table-cell table:number-columns-repeated="1012"/>
        </table:table-row>
        <table:table-row table:style-name="ro4" table:number-rows-repeated="4">
          <table:table-cell table:style-name="ce4"/>
          <table:table-cell table:style-name="ce150"/>
          <table:table-cell table:style-name="ce267" table:number-columns-repeated="7"/>
          <table:table-cell table:style-name="ce30"/>
          <table:table-cell table:style-name="ce156"/>
          <table:table-cell table:style-name="ce4"/>
          <table:table-cell table:number-columns-repeated="1012"/>
        </table:table-row>
        <table:table-row table:style-name="ro4">
          <table:table-cell table:style-name="ce4"/>
          <table:table-cell table:style-name="ce46"/>
          <table:table-cell table:style-name="ce268" table:number-columns-repeated="7"/>
          <table:table-cell table:style-name="ce52"/>
          <table:table-cell table:style-name="ce63"/>
          <table:table-cell table:style-name="ce4"/>
          <table:table-cell table:number-columns-repeated="1012"/>
        </table:table-row>
        <table:table-row table:style-name="ro4">
          <table:table-cell/>
          <table:table-cell table:style-name="ce151"/>
          <table:table-cell table:style-name="ce153" table:number-columns-repeated="8"/>
          <table:table-cell table:style-name="ce157"/>
          <table:table-cell table:number-columns-repeated="1013"/>
        </table:table-row>
        <table:table-row table:style-name="ro4" table:number-rows-repeated="1048555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出金タブ" table:style-name="ta1">
        <table:table-column table:style-name="co3" table:number-columns-repeated="1020" table:default-cell-style-name="ce2"/>
        <table:table-column table:style-name="co3" table:number-columns-repeated="4" table:default-cell-style-name="Default"/>
        <table:table-row table:style-name="ro3">
          <table:table-cell/>
          <table:table-cell table:style-name="ce3" office:value-type="string" calcext:value-type="string" table:number-columns-spanned="8" table:number-rows-spanned="1">
            <text:p>入出金管理 出金</text:p>
          </table:table-cell>
          <table:covered-table-cell table:number-columns-repeated="6"/>
          <table:covered-table-cell table:style-name="ce4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8"/>
          <table:table-cell table:style-name="ce4"/>
          <table:table-cell table:number-columns-repeated="1015"/>
        </table:table-row>
        <table:table-row table:style-name="ro3">
          <table:table-cell/>
          <table:table-cell table:style-name="ce5"/>
          <table:table-cell table:style-name="ce4" table:number-columns-repeated="1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120"/>
          <table:table-cell table:style-name="ce121"/>
          <table:table-cell table:style-name="ce23"/>
          <table:table-cell table:style-name="ce13"/>
          <table:table-cell table:style-name="ce13">
            <office:annotation office:display="true" draw:style-name="gr1" draw:text-style-name="P2" svg:width="1.433cm" svg:height="0.492cm" svg:x="4.066cm" svg:y="1.167cm" draw:caption-point-x="-1.081cm" draw:caption-point-y="1.1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3"/>
          <table:table-cell table:style-name="ce26" office:value-type="string" calcext:value-type="string">
            <text:p>入出金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6.482cm" svg:y="1.228cm" draw:caption-point-x="-0.502cm" draw:caption-point-y="1.039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513cm" svg:height="0.492cm" svg:x="11.259cm" svg:y="1.531cm" draw:caption-point-x="-0.787cm" draw:caption-point-y="0.73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4">
          <table:table-cell/>
          <table:table-cell table:style-name="ce240" office:value-type="string" calcext:value-type="string">
            <office:annotation office:display="true" draw:style-name="gr50" draw:text-style-name="P3" svg:width="3.09cm" svg:height="1.647cm" svg:x="2.499cm" svg:y="4.658cm" draw:caption-point-x="-1.511cm" draw:caption-point-y="-1.892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金</text:p>
          </table:table-cell>
          <table:table-cell table:style-name="ce14" office:value-type="string" calcext:value-type="string">
            <text:p>入金</text:p>
          </table:table-cell>
          <table:table-cell table:style-name="ce273"/>
          <table:table-cell table:style-name="ce20" table:number-columns-repeated="6"/>
          <table:table-cell table:style-name="ce215" table:number-columns-repeated="2"/>
          <table:table-cell table:style-name="ce20" table:number-columns-repeated="6"/>
          <table:table-cell table:style-name="ce215" table:number-columns-repeated="2"/>
          <table:table-cell table:style-name="ce37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4" svg:width="1.411cm" svg:height="0.438cm" svg:x="2.926cm" svg:y="6.688cm" draw:caption-point-x="-1.938cm" draw:caption-point-y="-3.422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5" office:value-type="string" calcext:value-type="string">
            <text:p>.textbox-0108 <text:s/></text:p>
          </table:table-cell>
          <table:table-cell table:style-name="ce21" table:number-columns-repeated="3"/>
          <table:table-cell table:style-name="ce274"/>
          <table:table-cell table:style-name="ce21" table:number-columns-repeated="2"/>
          <table:table-cell table:style-name="ce25"/>
          <table:table-cell table:style-name="ce174" office:value-type="string" calcext:value-type="string">
            <office:annotation office:display="true" draw:style-name="gr1" draw:text-style-name="P16" svg:width="1.601cm" svg:height="0.492cm" svg:x="9.096cm" svg:y="6.602cm" draw:caption-point-x="-3.616cm" draw:caption-point-y="-3.336cm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375cm" svg:height="0.438cm" svg:x="9.124cm" svg:y="5.88cm" draw:caption-point-x="-3.144cm" draw:caption-point-y="-2.614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6" svg:width="1.655cm" svg:height="0.492cm" svg:x="8.845cm" svg:y="5cm" draw:caption-point-x="-2.366cm" draw:caption-point-y="-1.734cm">
              <dc:date>2015-01-23T00:00:00</dc:date>
              <text:p text:style-name="P5"><text:span text:style-name="T4">.textbox-0102</text:span></text:p>
            </office:annotation>
          </table:table-cell>
          <table:table-cell table:style-name="ce29">
            <office:annotation office:display="true" draw:style-name="gr7" draw:text-style-name="P2" svg:width="1.927cm" svg:height="0.783cm" svg:x="7.333cm" svg:y="2.324cm" draw:caption-point-x="-0.355cm" draw:caption-point-y="0.942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31" office:value-type="string" calcext:value-type="string">
            <office:annotation office:display="true" draw:style-name="gr1" draw:text-style-name="P2" svg:width="2.756cm" svg:height="0.492cm" svg:x="9.155cm" svg:y="4.311cm" draw:caption-point-x="-1.678cm" draw:caption-point-y="-1.045cm">
              <dc:date>2015-01-23T00:00:00</dc:date>
              <text:p text:style-name="P1"><text:span text:style-name="T1">.label-0101.t-align-center</text:span></text:p>
            </office:annotation>
            <text:p>~</text:p>
          </table:table-cell>
          <table:table-cell table:style-name="ce28"/>
          <table:table-cell table:style-name="ce29"/>
          <table:table-cell table:style-name="ce16" office:value-type="string" calcext:value-type="string">
            <text:p>出金</text:p>
          </table:table-cell>
          <table:table-cell table:style-name="ce275" table:number-columns-spanned="3" table:number-rows-spanned="1">
            <office:annotation office:display="true" draw:style-name="gr2" draw:text-style-name="P3" svg:width="1.723cm" svg:height="0.492cm" svg:x="11.479cm" svg:y="2.308cm" draw:caption-point-x="-1.007cm" draw:caption-point-y="0.958cm">
              <dc:date>2015-01-23T00:00:00</dc:date>
              <text:p text:style-name="P1"><text:span text:style-name="T1">.pulldown-0103</text:span></text:p>
            </office:annotation>
          </table:table-cell>
          <table:covered-table-cell table:style-name="ce13"/>
          <table:covered-table-cell table:style-name="ce38"/>
          <table:table-cell table:number-columns-repeated="1003"/>
        </table:table-row>
        <table:table-row table:style-name="ro4">
          <table:table-cell table:style-name="ce272"/>
          <table:table-cell table:style-name="ce85"/>
          <table:table-cell table:style-name="ce33"/>
          <table:table-cell table:style-name="ce22" table:number-columns-repeated="12"/>
          <table:table-cell table:style-name="ce124" table:number-columns-repeated="5"/>
          <table:table-cell table:style-name="ce35" office:value-type="string" calcext:value-type="string">
            <office:annotation office:display="true" draw:style-name="gr1" draw:text-style-name="P16" svg:width="2.04cm" svg:height="0.492cm" svg:x="11.265cm" svg:y="2.996cm" draw:caption-point-x="-0.793cm" draw:caption-point-y="0.769cm">
              <dc:date>2015-01-25T00:00:00</dc:date>
              <text:p text:style-name="P1"><text:span text:style-name="T4">.button-0101</text:span></text:p>
            </office:annotation>
            <text:p>更</text:p>
          </table:table-cell>
          <table:table-cell table:style-name="ce276"/>
          <table:table-cell table:number-columns-repeated="1002"/>
        </table:table-row>
        <table:table-row table:style-name="ro4">
          <table:table-cell/>
          <table:table-cell table:style-name="ce135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 table:number-rows-repeated="9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104855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出金編集" table:style-name="ta1">
        <table:table-column table:style-name="co3" table:number-columns-repeated="1018" table:default-cell-style-name="ce4"/>
        <table:table-column table:style-name="co3" table:number-columns-repeated="6" table:default-cell-style-name="Default"/>
        <table:table-row table:style-name="ro3">
          <table:table-cell/>
          <table:table-cell table:style-name="ce42" office:value-type="string" calcext:value-type="string" table:number-columns-spanned="7" table:number-rows-spanned="1">
            <text:p>入出金管理 出金編集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6"/>
          <table:table-cell table:style-name="ce23" table:number-columns-repeated="6"/>
          <table:table-cell table:style-name="ce26" office:value-type="string" calcext:value-type="string">
            <office:annotation office:display="true" draw:style-name="gr1" draw:text-style-name="P17" svg:width="1.915cm" svg:height="0.492cm" svg:x="5.23cm" svg:y="1.428cm" draw:caption-point-x="-0.748cm" draw:caption-point-y="1.03cm">
              <dc:date>2015-01-19T00:00:00</dc:date>
              <text:p text:style-name="P5"><text:span text:style-name="T2">.title-text-0117</text:span></text:p>
            </office:annotation>
            <text:p>出金編集</text:p>
          </table:table-cell>
          <table:table-cell table:style-name="ce23" table:number-columns-repeated="4"/>
          <table:table-cell table:style-name="ce13">
            <office:annotation office:display="true" draw:style-name="gr19" draw:text-style-name="P2" svg:width="2.704cm" svg:height="0.757cm" svg:x="8.519cm" svg:y="1.378cm" draw:caption-point-x="-1.541cm" draw:caption-point-y="1.08cm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13"/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1.582cm" svg:height="0.492cm" svg:x="10.553cm" svg:y="2.494cm" draw:caption-point-x="-1.079cm" draw:caption-point-y="-0.03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4">
          <table:table-cell/>
          <table:table-cell table:style-name="ce43" office:value-type="string" calcext:value-type="string">
            <text:p>発注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発注先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84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納品希望日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記入者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84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合計金額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50" table:number-columns-repeated="8"/>
          <table:table-cell table:style-name="ce60"/>
          <table:table-cell table:number-columns-repeated="1005"/>
        </table:table-row>
        <table:table-row table:style-name="ro4">
          <table:table-cell/>
          <table:table-cell table:style-name="ce44"/>
          <table:table-cell table:style-name="ce49" table:number-columns-repeated="2"/>
          <table:table-cell table:style-name="ce50" table:number-columns-repeated="14"/>
          <table:table-cell table:style-name="ce60"/>
          <table:table-cell table:number-columns-repeated="1005"/>
        </table:table-row>
        <table:table-row table:style-name="ro4">
          <table:table-cell/>
          <table:table-cell table:style-name="ce134" office:value-type="string" calcext:value-type="string">
            <office:annotation office:display="true" draw:style-name="gr1" draw:text-style-name="P18" svg:width="1.494cm" svg:height="0.492cm" svg:x="3.24cm" svg:y="5.649cm" draw:caption-point-x="-2.252cm" draw:caption-point-y="-0.695cm">
              <dc:date>2014-12-22T00:00:00</dc:date>
              <text:p text:style-name="P1"><text:span text:style-name="T4">.button-0101</text:span></text:p>
            </office:annotation>
            <text:p>出</text:p>
          </table:table-cell>
          <table:table-cell table:style-name="ce277" table:number-columns-repeated="16"/>
          <table:table-cell table:style-name="ce278"/>
          <table:table-cell table:number-columns-repeated="1005"/>
        </table:table-row>
        <table:table-row table:style-name="ro4">
          <table:table-cell/>
          <table:table-cell table:style-name="ce135" office:value-type="string" calcext:value-type="string">
            <text:p>1. .wrap-list</text:p>
            <text:p>2. .list</text:p>
          </table:table-cell>
          <table:table-cell table:style-name="ce17" table:number-columns-repeated="16"/>
          <table:table-cell table:style-name="ce39"/>
          <table:table-cell table:number-columns-repeated="1005"/>
        </table:table-row>
        <table:table-row table:style-name="ro4" table:number-rows-repeated="6">
          <table:table-cell/>
          <table:table-cell table:style-name="ce46"/>
          <table:table-cell table:style-name="ce52" table:number-columns-repeated="16"/>
          <table:table-cell table:style-name="ce63"/>
          <table:table-cell table:number-columns-repeated="1005"/>
        </table:table-row>
        <table:table-row table:style-name="ro4">
          <table:table-cell/>
          <table:table-cell table:style-name="ce47"/>
          <table:table-cell table:style-name="ce53" table:number-columns-repeated="16"/>
          <table:table-cell table:style-name="ce64"/>
          <table:table-cell table:number-columns-repeated="1005"/>
        </table:table-row>
        <table:table-row table:style-name="ro4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入金タブ" table:style-name="ta1">
        <table:table-column table:style-name="co3" table:number-columns-repeated="1020" table:default-cell-style-name="ce2"/>
        <table:table-column table:style-name="co3" table:number-columns-repeated="4" table:default-cell-style-name="Default"/>
        <table:table-row table:style-name="ro3">
          <table:table-cell/>
          <table:table-cell table:style-name="ce3" office:value-type="string" calcext:value-type="string" table:number-columns-spanned="8" table:number-rows-spanned="1">
            <text:p>入出金管理 入金</text:p>
          </table:table-cell>
          <table:covered-table-cell table:number-columns-repeated="6"/>
          <table:covered-table-cell table:style-name="ce4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6"/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#window</text:p>
          </table:table-cell>
          <table:table-cell table:style-name="ce4" table:number-columns-repeated="2"/>
          <table:table-cell table:style-name="ce4" office:value-type="string" calcext:value-type="string">
            <text:p>.canvas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8"/>
          <table:table-cell table:style-name="ce4"/>
          <table:table-cell table:number-columns-repeated="1015"/>
        </table:table-row>
        <table:table-row table:style-name="ro3">
          <table:table-cell/>
          <table:table-cell table:style-name="ce5"/>
          <table:table-cell table:style-name="ce4" table:number-columns-repeated="17"/>
          <table:table-cell table:style-name="Default" table:number-columns-repeated="2"/>
          <table:table-cell table:number-columns-repeated="1003"/>
        </table:table-row>
        <table:table-row table:style-name="ro3">
          <table:table-cell/>
          <table:table-cell table:style-name="ce120"/>
          <table:table-cell table:style-name="ce121"/>
          <table:table-cell table:style-name="ce23"/>
          <table:table-cell table:style-name="ce13"/>
          <table:table-cell table:style-name="ce13">
            <office:annotation office:display="true" draw:style-name="gr1" draw:text-style-name="P2" svg:width="1.433cm" svg:height="0.492cm" svg:x="4.066cm" svg:y="1.167cm" draw:caption-point-x="-1.081cm" draw:caption-point-y="1.1cm">
              <dc:date>2014-12-22T00:00:00</dc:date>
              <text:p text:style-name="P1"><text:span text:style-name="T1">.workspace</text:span></text:p>
            </office:annotation>
          </table:table-cell>
          <table:table-cell table:style-name="ce13" table:number-columns-repeated="3"/>
          <table:table-cell table:style-name="ce26" office:value-type="string" calcext:value-type="string">
            <text:p>入出金管理</text:p>
          </table:table-cell>
          <table:table-cell table:style-name="ce23"/>
          <table:table-cell table:style-name="ce23">
            <office:annotation office:display="true" draw:style-name="gr2" draw:text-style-name="P3" svg:width="1.71cm" svg:height="0.492cm" svg:x="6.482cm" svg:y="1.228cm" draw:caption-point-x="-0.502cm" draw:caption-point-y="1.039cm">
              <dc:date>2015-01-19T00:00:00</dc:date>
              <text:p text:style-name="P1"><text:span text:style-name="T2">.title-text-0119</text:span></text:p>
            </office:annotation>
          </table:table-cell>
          <table:table-cell table:style-name="ce23" table:number-columns-repeated="8"/>
          <table:table-cell table:style-name="ce36" office:value-type="string" calcext:value-type="string">
            <office:annotation office:display="true" draw:style-name="gr1" draw:text-style-name="P2" svg:width="1.513cm" svg:height="0.492cm" svg:x="11.259cm" svg:y="1.598cm" draw:caption-point-x="-0.787cm" draw:caption-point-y="0.669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3"/>
        </table:table-row>
        <table:table-row table:style-name="ro3">
          <table:table-cell/>
          <table:table-cell table:style-name="ce103" office:value-type="string" calcext:value-type="string">
            <office:annotation office:display="true" draw:style-name="gr50" draw:text-style-name="P3" svg:width="3.09cm" svg:height="1.647cm" svg:x="2.792cm" svg:y="4.318cm" draw:caption-point-x="-1.804cm" draw:caption-point-y="-1.599cm">
              <dc:date>2014-12-26T00:00:00</dc:date>
              <text:p text:style-name="P1"><text:span text:style-name="T3">1. .tab-container</text:span></text:p>
              <text:p text:style-name="P1"><text:span text:style-name="T3">2. .tab-container ul</text:span></text:p>
              <text:p text:style-name="P1"><text:span text:style-name="T3">3. .tab-container ul li</text:span></text:p>
              <text:p text:style-name="P1"><text:span text:style-name="T3">4. .tab-container ul li.active</text:span></text:p>
              <text:p text:style-name="P1"><text:span text:style-name="T3">5. .tab-container ul li a</text:span></text:p>
              <text:p text:style-name="P1"><text:span text:style-name="T3">6. .tab-container ul li a:hover</text:span></text:p>
            </office:annotation>
            <text:p>出金</text:p>
          </table:table-cell>
          <table:table-cell table:style-name="ce104" office:value-type="string" calcext:value-type="string">
            <text:p>入金</text:p>
          </table:table-cell>
          <table:table-cell table:style-name="ce273"/>
          <table:table-cell table:style-name="ce20" table:number-columns-repeated="6"/>
          <table:table-cell table:style-name="ce215" table:number-columns-repeated="2"/>
          <table:table-cell table:style-name="ce20" table:number-columns-repeated="6"/>
          <table:table-cell table:style-name="ce215" table:number-columns-repeated="2"/>
          <table:table-cell table:style-name="ce37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office:annotation office:display="true" draw:style-name="gr4" draw:text-style-name="P4" svg:width="1.411cm" svg:height="0.438cm" svg:x="3.562cm" svg:y="6.35cm" draw:caption-point-x="-2.574cm" draw:caption-point-y="-3.18cm">
              <dc:date>2014-12-22T00:00:00</dc:date>
              <text:p text:style-name="P1"><text:span text:style-name="T3">.label-0101</text:span></text:p>
            </office:annotation>
            <text:p>検索</text:p>
          </table:table-cell>
          <table:table-cell table:style-name="ce15" office:value-type="string" calcext:value-type="string">
            <text:p>.textbox-0108 <text:s/></text:p>
          </table:table-cell>
          <table:table-cell table:style-name="ce21" table:number-columns-repeated="3"/>
          <table:table-cell table:style-name="ce274"/>
          <table:table-cell table:style-name="ce21" table:number-columns-repeated="2"/>
          <table:table-cell table:style-name="ce25"/>
          <table:table-cell table:style-name="ce34" office:value-type="string" calcext:value-type="string">
            <office:annotation office:display="true" draw:style-name="gr1" draw:text-style-name="P16" svg:width="1.601cm" svg:height="0.492cm" svg:x="8.545cm" svg:y="6.299cm" draw:caption-point-x="-3.065cm" draw:caption-point-y="-3.129cm">
              <dc:date>2014-12-22T00:00:00</dc:date>
              <text:p text:style-name="P1"><text:span text:style-name="T4">.button-0101</text:span></text:p>
            </office:annotation>
            <text:p>検</text:p>
          </table:table-cell>
          <table:table-cell table:style-name="ce13" office:value-type="string" calcext:value-type="string">
            <office:annotation office:display="true" draw:style-name="gr4" draw:text-style-name="P4" svg:width="1.375cm" svg:height="0.438cm" svg:x="8.746cm" svg:y="5.68cm" draw:caption-point-x="-2.766cm" draw:caption-point-y="-2.51cm">
              <dc:date>2014-12-22T00:00:00</dc:date>
              <text:p text:style-name="P1"><text:span text:style-name="T3">.label-0101</text:span></text:p>
            </office:annotation>
            <text:p>期間</text:p>
          </table:table-cell>
          <table:table-cell table:style-name="ce28">
            <office:annotation office:display="true" draw:style-name="gr1" draw:text-style-name="P6" svg:width="1.801cm" svg:height="0.492cm" svg:x="8.655cm" svg:y="4.886cm" draw:caption-point-x="-2.176cm" draw:caption-point-y="-1.716cm">
              <dc:date>2014-12-22T00:00:00</dc:date>
              <text:p text:style-name="P5"><text:span text:style-name="T4">.textbox-0102</text:span></text:p>
            </office:annotation>
          </table:table-cell>
          <table:table-cell table:style-name="ce29">
            <office:annotation office:display="true" draw:style-name="gr7" draw:text-style-name="P2" svg:width="2.3cm" svg:height="0.783cm" svg:x="7.333cm" svg:y="2.228cm" draw:caption-point-x="-0.355cm" draw:caption-point-y="0.942cm">
              <dc:date>2014-12-22T00:00:00</dc:date>
              <text:p text:style-name="P1"><text:span text:style-name="T1">1. .workspace</text:span></text:p>
              <text:p text:style-name="P1"><text:span text:style-name="T1">2. .tab-container</text:span></text:p>
            </office:annotation>
          </table:table-cell>
          <table:table-cell table:style-name="ce31" office:value-type="string" calcext:value-type="string">
            <office:annotation office:display="true" draw:style-name="gr4" draw:text-style-name="P3" svg:width="2.635cm" svg:height="0.438cm" svg:x="8.76cm" svg:y="4.18cm" draw:caption-point-x="-1.283cm" draw:caption-point-y="-1.01cm">
              <dc:date>2015-01-19T00:00:00</dc:date>
              <text:p text:style-name="P1"><text:span text:style-name="T3">.label-0101.t-align-center</text:span></text:p>
            </office:annotation>
            <text:p>~</text:p>
          </table:table-cell>
          <table:table-cell table:style-name="ce28"/>
          <table:table-cell table:style-name="ce29"/>
          <table:table-cell table:style-name="ce16" office:value-type="string" calcext:value-type="string">
            <text:p>出金</text:p>
          </table:table-cell>
          <table:table-cell table:style-name="ce275" table:number-columns-spanned="3" table:number-rows-spanned="1">
            <office:annotation office:display="true" draw:style-name="gr2" draw:text-style-name="P3" svg:width="1.723cm" svg:height="0.492cm" svg:x="11.479cm" svg:y="2.212cm" draw:caption-point-x="-1.007cm" draw:caption-point-y="0.958cm">
              <dc:date>2015-01-23T00:00:00</dc:date>
              <text:p text:style-name="P1"><text:span text:style-name="T1">.pulldown-0103</text:span></text:p>
            </office:annotation>
          </table:table-cell>
          <table:covered-table-cell table:style-name="ce13"/>
          <table:covered-table-cell table:style-name="ce38"/>
          <table:table-cell table:number-columns-repeated="1003"/>
        </table:table-row>
        <table:table-row table:style-name="ro4">
          <table:table-cell table:style-name="ce272"/>
          <table:table-cell table:style-name="ce85"/>
          <table:table-cell table:style-name="ce33"/>
          <table:table-cell table:style-name="ce22" table:number-columns-repeated="12"/>
          <table:table-cell table:style-name="ce124" table:number-columns-repeated="5"/>
          <table:table-cell table:style-name="ce35" office:value-type="string" calcext:value-type="string">
            <office:annotation office:display="true" draw:style-name="gr1" draw:text-style-name="P16" svg:width="2.04cm" svg:height="0.492cm" svg:x="11.265cm" svg:y="2.901cm" draw:caption-point-x="-0.793cm" draw:caption-point-y="0.769cm">
              <dc:date>2015-01-25T00:00:00</dc:date>
              <text:p text:style-name="P1"><text:span text:style-name="T4">.button-0101</text:span></text:p>
            </office:annotation>
            <text:p>更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5" office:value-type="string" calcext:value-type="string">
            <text:p>1. .wrap-list</text:p>
            <text:p>2. .list</text:p>
          </table:table-cell>
          <table:table-cell table:style-name="ce17" table:number-columns-repeated="18"/>
          <table:table-cell table:style-name="ce39"/>
          <table:table-cell table:number-columns-repeated="1003"/>
        </table:table-row>
        <table:table-row table:style-name="ro4">
          <table:table-cell/>
          <table:table-cell table:style-name="ce11"/>
          <table:table-cell table:style-name="ce18" table:number-columns-repeated="18"/>
          <table:table-cell table:style-name="ce40"/>
          <table:table-cell table:style-name="ce276"/>
          <table:table-cell table:number-columns-repeated="1002"/>
        </table:table-row>
        <table:table-row table:style-name="ro4" table:number-rows-repeated="8">
          <table:table-cell/>
          <table:table-cell table:style-name="ce11"/>
          <table:table-cell table:style-name="ce18" table:number-columns-repeated="18"/>
          <table:table-cell table:style-name="ce40"/>
          <table:table-cell table:number-columns-repeated="1003"/>
        </table:table-row>
        <table:table-row table:style-name="ro4">
          <table:table-cell/>
          <table:table-cell table:style-name="ce12"/>
          <table:table-cell table:style-name="ce19" table:number-columns-repeated="18"/>
          <table:table-cell table:style-name="ce41"/>
          <table:table-cell table:number-columns-repeated="1003"/>
        </table:table-row>
        <table:table-row table:style-name="ro4" table:number-rows-repeated="2">
          <table:table-cell/>
          <table:table-cell table:style-name="Default" table:number-columns-repeated="20"/>
          <table:table-cell table:number-columns-repeated="1003"/>
        </table:table-row>
        <table:table-row table:style-name="ro4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入金編集" table:style-name="ta1">
        <table:table-column table:style-name="co3" table:number-columns-repeated="1018" table:default-cell-style-name="ce4"/>
        <table:table-column table:style-name="co3" table:number-columns-repeated="6" table:default-cell-style-name="Default"/>
        <table:table-row table:style-name="ro3">
          <table:table-cell/>
          <table:table-cell table:style-name="ce42" office:value-type="string" calcext:value-type="string" table:number-columns-spanned="7" table:number-rows-spanned="1">
            <text:p>入出金管理 入金編集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※ クラス名の末尾が -xxxx という形式で終わるクラスを持つ要素は、クラス「grid」を持つ。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#window</text:p>
          </table:table-cell>
          <table:table-cell table:number-columns-repeated="2"/>
          <table:table-cell office:value-type="string" calcext:value-type="string">
            <text:p>.canva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6"/>
          <table:table-cell table:style-name="ce23" table:number-columns-repeated="6"/>
          <table:table-cell table:style-name="ce26" office:value-type="string" calcext:value-type="string">
            <office:annotation office:display="true" draw:style-name="gr1" draw:text-style-name="P17" svg:width="1.915cm" svg:height="0.492cm" svg:x="5.23cm" svg:y="1.333cm" draw:caption-point-x="-0.748cm" draw:caption-point-y="1.03cm">
              <dc:date>2015-01-19T00:00:00</dc:date>
              <text:p text:style-name="P5"><text:span text:style-name="T2">.title-text-0117</text:span></text:p>
            </office:annotation>
            <text:p>入金編集</text:p>
          </table:table-cell>
          <table:table-cell table:style-name="ce23" table:number-columns-repeated="4"/>
          <table:table-cell table:style-name="ce13">
            <office:annotation office:display="true" draw:style-name="gr19" draw:text-style-name="P2" svg:width="2.704cm" svg:height="0.757cm" svg:x="8.519cm" svg:y="1.283cm" draw:caption-point-x="-1.541cm" draw:caption-point-y="1.08cm">
              <dc:date>2014-12-27T00:00:00</dc:date>
              <text:p text:style-name="P1"><text:span text:style-name="T1">.workspace.width-max</text:span></text:p>
              <text:p text:style-name="P1"><text:span text:style-name="T5">.workspace.width-max .grid</text:span></text:p>
            </office:annotation>
          </table:table-cell>
          <table:table-cell table:style-name="ce13"/>
          <table:table-cell table:style-name="ce23" table:number-columns-repeated="3"/>
          <table:table-cell table:style-name="ce36" office:value-type="string" calcext:value-type="string">
            <office:annotation office:display="true" draw:style-name="gr1" draw:text-style-name="P2" svg:width="1.582cm" svg:height="0.492cm" svg:x="10.553cm" svg:y="2.399cm" draw:caption-point-x="-1.079cm" draw:caption-point-y="-0.036cm">
              <dc:date>2014-12-26T00:00:00</dc:date>
              <text:p text:style-name="P1"><text:span text:style-name="T1">.button-0101</text:span></text:p>
            </office:annotation>
            <text:p>×</text:p>
          </table:table-cell>
          <table:table-cell table:number-columns-repeated="1005"/>
        </table:table-row>
        <table:table-row table:style-name="ro4">
          <table:table-cell/>
          <table:table-cell table:style-name="ce43" office:value-type="string" calcext:value-type="string">
            <text:p>受注日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受注先</text:p>
            <text:p>.label-0103</text:p>
          </table:table-cell>
          <table:table-cell table:style-name="ce48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84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納品希望日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48" office:value-type="string" calcext:value-type="string">
            <text:p>入力者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84"/>
          <table:table-cell table:number-columns-repeated="1004"/>
        </table:table-row>
        <table:table-row table:style-name="ro4">
          <table:table-cell/>
          <table:table-cell table:style-name="ce43" office:value-type="string" calcext:value-type="string">
            <text:p>合計金額</text:p>
            <text:p>.label-0103</text:p>
          </table:table-cell>
          <table:table-cell table:style-name="ce49" table:number-columns-repeated="2"/>
          <table:table-cell table:style-name="ce54" office:value-type="string" calcext:value-type="string">
            <text:p>.textbox-0106</text:p>
          </table:table-cell>
          <table:table-cell table:style-name="ce21" table:number-columns-repeated="4"/>
          <table:table-cell table:style-name="ce25"/>
          <table:table-cell table:style-name="ce50" table:number-columns-repeated="8"/>
          <table:table-cell table:style-name="ce60"/>
          <table:table-cell table:number-columns-repeated="1005"/>
        </table:table-row>
        <table:table-row table:style-name="ro4">
          <table:table-cell/>
          <table:table-cell table:style-name="ce44"/>
          <table:table-cell table:style-name="ce49" table:number-columns-repeated="2"/>
          <table:table-cell table:style-name="ce50" table:number-columns-repeated="14"/>
          <table:table-cell table:style-name="ce60"/>
          <table:table-cell table:number-columns-repeated="1005"/>
        </table:table-row>
        <table:table-row table:style-name="ro4">
          <table:table-cell/>
          <table:table-cell table:style-name="ce134" office:value-type="string" calcext:value-type="string">
            <office:annotation office:display="true" draw:style-name="gr1" draw:text-style-name="P18" svg:width="1.563cm" svg:height="0.492cm" svg:x="3.308cm" svg:y="5.723cm" draw:caption-point-x="-2.32cm" draw:caption-point-y="-0.865cm">
              <dc:date>2014-12-22T00:00:00</dc:date>
              <text:p text:style-name="P1"><text:span text:style-name="T4">.button-0101</text:span></text:p>
            </office:annotation>
            <text:p>入</text:p>
          </table:table-cell>
          <table:table-cell table:style-name="ce277" table:number-columns-repeated="16"/>
          <table:table-cell table:style-name="ce278"/>
          <table:table-cell table:number-columns-repeated="1005"/>
        </table:table-row>
        <table:table-row table:style-name="ro4">
          <table:table-cell/>
          <table:table-cell table:style-name="ce135" office:value-type="string" calcext:value-type="string">
            <text:p>1. .wrap-list</text:p>
            <text:p>2. .list</text:p>
          </table:table-cell>
          <table:table-cell table:style-name="ce17" table:number-columns-repeated="16"/>
          <table:table-cell table:style-name="ce39"/>
          <table:table-cell table:number-columns-repeated="1005"/>
        </table:table-row>
        <table:table-row table:style-name="ro4" table:number-rows-repeated="6">
          <table:table-cell/>
          <table:table-cell table:style-name="ce46"/>
          <table:table-cell table:style-name="ce52" table:number-columns-repeated="16"/>
          <table:table-cell table:style-name="ce63"/>
          <table:table-cell table:number-columns-repeated="1005"/>
        </table:table-row>
        <table:table-row table:style-name="ro4">
          <table:table-cell/>
          <table:table-cell table:style-name="ce47"/>
          <table:table-cell table:style-name="ce53" table:number-columns-repeated="16"/>
          <table:table-cell table:style-name="ce64"/>
          <table:table-cell table:number-columns-repeated="1005"/>
        </table:table-row>
        <table:table-row table:style-name="ro4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ＭＳ Ｐ明朝" svg:font-family="'ＭＳ Ｐ明朝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/00/00</text:date>, <text:time style:data-style-name="N2" text:time-value="21:48:05.021631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3:00:29.795108000</meta:creation-date>
    <dc:date>2015-05-08T21:49:03.850933000</dc:date>
    <meta:editing-duration>P6DT21H47M23S</meta:editing-duration>
    <meta:editing-cycles>1240</meta:editing-cycles>
    <meta:generator>LibreOffice/4.3.2.2$MacOSX_X86_64 LibreOffice_project/edfb5295ba211bd31ad47d0bad0118690f76407d</meta:generator>
    <meta:document-statistic meta:table-count="53" meta:cell-count="1013" meta:object-count="0"/>
  </office:meta>
</office:document-meta>
</file>